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officeooo:rsid="0016fcfe" officeooo:paragraph-rsid="0002edb3"/>
    </style:style>
    <style:style style:name="P2" style:family="paragraph" style:parent-style-name="Standard">
      <style:text-properties officeooo:rsid="0018a015" officeooo:paragraph-rsid="0002edb3"/>
    </style:style>
    <style:style style:name="P3" style:family="paragraph" style:parent-style-name="Standard">
      <style:text-properties officeooo:rsid="0019ee6f" officeooo:paragraph-rsid="0002edb3"/>
    </style:style>
    <style:style style:name="P4" style:family="paragraph" style:parent-style-name="Standard">
      <style:text-properties officeooo:rsid="001cc622" officeooo:paragraph-rsid="0002edb3"/>
    </style:style>
    <style:style style:name="P5" style:family="paragraph" style:parent-style-name="Standard">
      <style:text-properties officeooo:rsid="00206c0b" officeooo:paragraph-rsid="0002edb3"/>
    </style:style>
    <style:style style:name="P6" style:family="paragraph" style:parent-style-name="Standard">
      <style:text-properties officeooo:rsid="002221d9" officeooo:paragraph-rsid="0002edb3"/>
    </style:style>
    <style:style style:name="P7" style:family="paragraph" style:parent-style-name="Standard">
      <style:text-properties officeooo:rsid="0022d017" officeooo:paragraph-rsid="0002edb3"/>
    </style:style>
    <style:style style:name="P8" style:family="paragraph" style:parent-style-name="Standard">
      <style:text-properties officeooo:rsid="0027aee5" officeooo:paragraph-rsid="0002edb3"/>
    </style:style>
    <style:style style:name="P9" style:family="paragraph" style:parent-style-name="Standard">
      <style:text-properties officeooo:rsid="00283b9b" officeooo:paragraph-rsid="0002edb3"/>
    </style:style>
    <style:style style:name="P10" style:family="paragraph" style:parent-style-name="Standard">
      <style:paragraph-properties fo:margin-left="1.251cm" fo:margin-right="0cm" fo:text-indent="0cm" style:auto-text-indent="false"/>
      <style:text-properties officeooo:paragraph-rsid="0000bb83"/>
    </style:style>
    <style:style style:name="P11" style:family="paragraph" style:parent-style-name="Standard">
      <style:paragraph-properties fo:margin-left="1.251cm" fo:margin-right="0cm" fo:text-indent="0cm" style:auto-text-indent="false"/>
      <style:text-properties officeooo:rsid="0002511a" officeooo:paragraph-rsid="0002511a"/>
    </style:style>
    <style:style style:name="P12" style:family="paragraph" style:parent-style-name="Standard">
      <style:paragraph-properties fo:margin-left="1.251cm" fo:margin-right="0cm" fo:text-indent="0cm" style:auto-text-indent="false"/>
      <style:text-properties officeooo:rsid="0002511a" officeooo:paragraph-rsid="0002edb3"/>
    </style:style>
    <style:style style:name="P13" style:family="paragraph" style:parent-style-name="Standard">
      <style:paragraph-properties fo:margin-left="1.251cm" fo:margin-right="0cm" fo:text-indent="0cm" style:auto-text-indent="false"/>
      <style:text-properties officeooo:rsid="0002511a" officeooo:paragraph-rsid="0007851d"/>
    </style:style>
    <style:style style:name="P14" style:family="paragraph" style:parent-style-name="Standard">
      <style:paragraph-properties fo:margin-left="1.251cm" fo:margin-right="0cm" fo:text-indent="0cm" style:auto-text-indent="false"/>
      <style:text-properties officeooo:rsid="00288a61" officeooo:paragraph-rsid="0002edb3"/>
    </style:style>
    <style:style style:name="P15" style:family="paragraph" style:parent-style-name="Standard">
      <style:paragraph-properties fo:margin-left="1.251cm" fo:margin-right="0cm" fo:text-indent="0cm" style:auto-text-indent="false"/>
      <style:text-properties officeooo:rsid="00077789" officeooo:paragraph-rsid="00077789"/>
    </style:style>
    <style:style style:name="P16" style:family="paragraph" style:parent-style-name="Standard">
      <style:paragraph-properties fo:margin-left="1.251cm" fo:margin-right="0cm" fo:text-indent="0cm" style:auto-text-indent="false"/>
      <style:text-properties officeooo:rsid="0017e51c" officeooo:paragraph-rsid="0017e51c"/>
    </style:style>
    <style:style style:name="P17" style:family="paragraph" style:parent-style-name="Standard">
      <style:paragraph-properties fo:margin-left="1.251cm" fo:margin-right="0cm" fo:text-indent="0cm" style:auto-text-indent="false"/>
      <style:text-properties officeooo:rsid="0017e51c" officeooo:paragraph-rsid="002a83ff"/>
    </style:style>
    <style:style style:name="P18" style:family="paragraph" style:parent-style-name="Standard">
      <style:paragraph-properties fo:margin-left="1.251cm" fo:margin-right="0cm" fo:text-indent="0cm" style:auto-text-indent="false"/>
      <style:text-properties officeooo:rsid="002a83ff" officeooo:paragraph-rsid="002a83ff"/>
    </style:style>
    <style:style style:name="P19" style:family="paragraph" style:parent-style-name="Standard">
      <style:paragraph-properties fo:margin-left="1.251cm" fo:margin-right="0cm" fo:text-indent="0cm" style:auto-text-indent="false" fo:break-before="page"/>
      <style:text-properties officeooo:rsid="0017e51c" officeooo:paragraph-rsid="0017e51c"/>
    </style:style>
    <style:style style:name="P20" style:family="paragraph" style:parent-style-name="Standard">
      <style:paragraph-properties fo:margin-left="1.251cm" fo:margin-right="0cm" fo:text-indent="0cm" style:auto-text-indent="false" fo:break-before="page"/>
      <style:text-properties officeooo:rsid="002ac48d" officeooo:paragraph-rsid="002ac48d"/>
    </style:style>
    <style:style style:name="P21" style:family="paragraph" style:parent-style-name="Frame_20_contents">
      <style:paragraph-properties fo:text-align="center" style:justify-single-word="false"/>
      <style:text-properties officeooo:paragraph-rsid="0000bb83"/>
    </style:style>
    <style:style style:name="P22" style:family="paragraph" style:parent-style-name="Frame_20_contents">
      <style:paragraph-properties fo:text-align="center" style:justify-single-word="false"/>
      <style:text-properties officeooo:paragraph-rsid="001424f0"/>
    </style:style>
    <style:style style:name="P23" style:family="paragraph" style:parent-style-name="Frame_20_contents">
      <style:paragraph-properties fo:text-align="start" style:justify-single-word="false"/>
      <style:text-properties officeooo:paragraph-rsid="0000bb83"/>
    </style:style>
    <style:style style:name="P24" style:family="paragraph" style:parent-style-name="Standard">
      <style:paragraph-properties fo:margin-left="0cm" fo:margin-right="0cm" fo:text-indent="0cm" style:auto-text-indent="false"/>
      <style:text-properties officeooo:rsid="0017e51c" officeooo:paragraph-rsid="0017e51c"/>
    </style:style>
    <style:style style:name="P25" style:family="paragraph" style:parent-style-name="Standard">
      <style:paragraph-properties fo:margin-left="0cm" fo:margin-right="0cm" fo:text-indent="0cm" style:auto-text-indent="false" fo:break-before="page"/>
      <style:text-properties officeooo:rsid="0017e51c" officeooo:paragraph-rsid="0017e51c"/>
    </style:style>
    <style:style style:name="P26" style:family="paragraph">
      <loext:graphic-properties draw:fill-color="#ffffff"/>
      <style:paragraph-properties fo:text-align="center"/>
    </style:style>
    <style:style style:name="P27" style:family="paragraph">
      <loext:graphic-properties draw:fill="none" draw:fill-color="#ffffff"/>
    </style:style>
    <style:style style:name="P28" style:family="paragraph">
      <loext:graphic-properties draw:fill-color="#99ffff"/>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3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思源黑体 CN Regular"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33" style:family="paragraph">
      <loext:graphic-properties draw:fill="solid" draw:fill-color="#99ffc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34"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start" fo:text-indent="0cm"/>
    </style:style>
    <style:style style:name="P38" style:family="paragraph">
      <loext:graphic-properties draw:fill="solid" draw:fill-color="#99ffcc"/>
      <style:paragraph-properties fo:margin-left="0cm" fo:margin-right="0cm" fo:margin-top="0cm" fo:margin-bottom="0cm" fo:line-height="100%" fo:text-indent="0cm"/>
      <style:text-properties fo:font-variant="normal" fo:text-transform="none" fo:color="#ff3333"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3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style>
    <style:style style:name="P4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 style:family="paragraph">
      <loext:graphic-properties draw:fill-color="#00ccff"/>
    </style:style>
    <style:style style:name="P4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思源黑体 CN Regular"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45" style:family="paragraph">
      <loext:graphic-properties draw:fill="solid" draw:fill-color="#ff33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00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66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48"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4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6pt" fo:font-style="italic" fo:text-shadow="none" style:text-underline-style="none" fo:font-weight="bold" style:letter-kerning="true" style:font-name-asian="思源黑体 CN Regular" style:font-size-asian="6pt" style:font-style-asian="italic" style:font-weight-asian="bold" style:font-name-complex="Lohit Devanagari" style:font-size-complex="6pt" style:font-style-complex="italic" style:font-weight-complex="bold" style:text-emphasize="none" style:font-relief="none" style:text-overline-style="none" style:text-overline-color="font-color"/>
    </style:style>
    <style:style style:name="P51" style:family="paragraph">
      <loext:graphic-properties draw:fill="solid" draw:fill-color="#99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solid" style:text-underline-width="auto" style:text-underline-color="font-color"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52" style:family="paragraph">
      <loext:graphic-properties draw:fill="solid" draw:fill-color="#99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writing-mode="tb-rl"/>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54" style:family="paragraph">
      <loext:graphic-properties draw:fill="none" draw:fill-color="#ffffff"/>
      <style:paragraph-properties fo:margin-left="0cm" fo:margin-right="0cm" fo:margin-top="0cm" fo:margin-bottom="0cm" fo:line-height="100%" fo:text-indent="0cm" style:writing-mode="tb-rl"/>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5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66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5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5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fo:color="#00ccff" style:text-outline="false" style:text-line-through-style="none" style:text-line-through-type="none" style:font-name="Liberation Sans1" fo:font-size="7pt" fo:font-style="normal" fo:text-shadow="none" style:text-underline-style="none" fo:font-weight="normal" style:letter-kerning="true" style:font-name-asian="思源黑体 CN Regular"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60"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61" style:family="paragraph">
      <loext:graphic-properties draw:fill="solid" draw:fill-color="#ff33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6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solid" style:text-underline-width="auto" style:text-underline-color="font-color"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63" style:family="paragraph">
      <loext:graphic-properties draw:fill="solid" draw:fill-color="#cc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cc00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 style:family="text">
      <style:text-properties officeooo:rsid="0000bb83"/>
    </style:style>
    <style:style style:name="T2" style:family="text">
      <style:text-properties officeooo:rsid="00266304"/>
    </style:style>
    <style:style style:name="T3" style:family="text">
      <style:text-properties officeooo:rsid="0002edb3"/>
    </style:style>
    <style:style style:name="T4" style:family="text">
      <style:text-properties officeooo:rsid="0007851d"/>
    </style:style>
    <style:style style:name="T5" style:family="text">
      <style:text-properties officeooo:rsid="00120e60"/>
    </style:style>
    <style:style style:name="T6" style:family="text">
      <style:text-properties officeooo:rsid="00292722"/>
    </style:style>
    <style:style style:name="T7" style:family="text">
      <style:text-properties officeooo:rsid="002a83ff"/>
    </style:style>
    <style:style style:name="T8" style:family="text">
      <style:text-properties fo:font-size="12pt" style:font-size-asian="12pt" style:font-size-complex="12pt"/>
    </style:style>
    <style:style style:name="T9"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3333"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1" fo:font-size="6pt" fo:font-style="normal" fo:text-shadow="none" style:text-underline-style="none"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思源黑体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思源黑体 CN Regular"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3333" style:text-outline="false" style:text-line-through-style="none" style:text-line-through-type="none" style:font-name="Liberation Sans1" fo:font-size="6pt" fo:font-style="italic" fo:text-shadow="none" style:text-underline-style="none" fo:font-weight="bold" style:letter-kerning="true" style:font-name-asian="思源黑体 CN Regular" style:font-size-asian="6pt" style:font-style-asian="italic" style:font-weight-asian="bold" style:font-name-complex="Lohit Devanagari" style:font-size-complex="6pt" style:font-style-complex="italic"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solid" style:text-underline-width="auto" style:text-underline-color="font-color"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ccff" style:text-outline="false" style:text-line-through-style="none" style:text-line-through-type="none" style:font-name="Liberation Sans1" fo:font-size="7pt" fo:font-style="normal" fo:text-shadow="none" style:text-underline-style="none" fo:font-weight="normal" style:letter-kerning="true" style:font-name-asian="思源黑体 CN Regular"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Liberation Sans1" fo:font-size="6pt" fo:font-style="normal" fo:text-shadow="none" style:text-underline-style="solid" style:text-underline-width="auto" style:text-underline-color="font-color" fo:font-weight="normal" style:letter-kerning="true" style:font-name-asian="思源黑体 CN Regular"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draw:opacity="0%" fo:padding="0.15cm" fo:border="none" draw:textarea-vertical-align="middle"/>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color="#ffffff" draw:textarea-horizontal-align="justify" draw:textarea-vertical-align="middle" draw:auto-grow-height="false" fo:min-height="8.774cm" fo:min-width="13.476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99ffff" draw:textarea-horizontal-align="justify" draw:textarea-vertical-align="middle" draw:auto-grow-height="false" fo:min-height="0.187cm" fo:min-width="0.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069cm" fo:min-width="1.8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width="0.199cm" draw:marker-start-center="false" draw:marker-end-width="0.199cm" draw:marker-end-center="false" draw:fill="none" draw:fill-color="#729fcf" draw:textarea-horizontal-align="justify" draw:textarea-vertical-align="middle" draw:auto-grow-height="false" fo:min-height="1.947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77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width="0.199cm" draw:marker-start-center="false" draw:marker-end-width="0.199cm" draw:marker-end-center="false" draw:fill="solid" draw:fill-color="#99ffcc" draw:textarea-horizontal-align="justify" fo:min-height="0.857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3333" draw:marker-start-width="0.199cm" draw:marker-start-center="false"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77cm" fo:min-width="0.66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width="0.199cm" draw:marker-start-center="false" draw:marker-end-width="0.199cm" draw:marker-end-center="false" draw:fill="none" draw:fill-color="#ffffff" draw:textarea-horizontal-align="justify" fo:min-height="1.409cm" fo:padding-top="0.076cm" fo:padding-bottom="0.076cm" fo:padding-left="0.199cm" fo:padding-right="0.199cm" draw:shadow="hidden" draw:shadow-offset-x="0.199cm" draw:shadow-offset-y="0.199cm" draw:shadow-color="#808080" style:run-through="foreground"/>
    </style:style>
    <style:style style:name="gr12" style:family="graphic">
      <style:graphic-properties draw:stroke="solid" svg:stroke-width="0cm" svg:stroke-color="#000000" draw:marker-start-width="0.199cm" draw:marker-start-center="false" draw:marker-end-width="0.199cm" draw:marker-end-center="false" draw:fill="none" draw:fill-color="#ffffff" draw:textarea-horizontal-align="justify" fo:min-height="1.08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0.249cm" fo:min-width="0.59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0.349cm" fo:min-width="1.59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16cm" fo:min-width="0.66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width="0.199cm" draw:marker-start-center="false" draw:marker-end-width="0.199cm" draw:marker-end-center="false" draw:fill="none" draw:fill-color="#729fcf" draw:textarea-horizontal-align="justify" draw:textarea-vertical-align="middle" draw:auto-grow-height="false" fo:min-height="2.963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none" draw:fill-color="#729fcf" draw:textarea-horizontal-align="justify" draw:textarea-vertical-align="middle" draw:auto-grow-height="false" fo:min-height="0.596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16cm" fo:min-width="0.66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16cm" fo:min-width="1.08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63cm" fo:min-width="3.17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3cm" fo:min-width="0.66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Ultrafine_20_Dashed" svg:stroke-width="0cm" svg:stroke-color="#6666ff" draw:marker-start-width="0.199cm" draw:marker-start-center="false" draw:marker-end-width="0.199cm" draw:marker-end-center="false" draw:fill="none" draw:fill-color="#ffffff" draw:textarea-horizontal-align="left" draw:auto-grow-height="true" draw:auto-grow-width="false" fo:min-height="1.617cm" fo:min-width="7.599cm" fo:padding-top="-0.357cm" fo:padding-bottom="-0.357cm" fo:padding-left="-0.232cm" fo:padding-right="-0.232cm" draw:shadow="hidden" draw:shadow-offset-x="0.199cm" draw:shadow-offset-y="0.199cm" draw:shadow-color="#808080" style:run-through="foreground"/>
    </style:style>
    <style:style style:name="gr23" style:family="graphic">
      <style:graphic-properties draw:stroke="solid" svg:stroke-width="0cm" svg:stroke-color="#3465a4" draw:marker-start-width="0.199cm" draw:marker-start-center="false" draw:marker-end-width="0.199cm" draw:marker-end-center="false" draw:fill="none" draw:fill-color="#729fcf" draw:textarea-horizontal-align="justify" draw:textarea-vertical-align="middle" draw:auto-grow-height="false" fo:min-height="0.852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width="0.199cm" draw:marker-start-center="false" draw:marker-end-width="0.199cm" draw:marker-end-center="false" draw:fill="solid" draw:fill-color="#99ffcc" draw:textarea-horizontal-align="justify" fo:min-height="0.45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0.85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width="0.199cm" draw:marker-start-center="false" draw:marker-end-width="0.199cm" draw:marker-end-center="false" draw:fill="none" draw:fill-color="#ffffff" draw:textarea-horizontal-align="left" draw:auto-grow-height="true" draw:auto-grow-width="false" fo:min-height="1.886cm" fo:min-width="0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3465a4" draw:marker-start-width="0.199cm" draw:marker-start-center="false" draw:marker-end-width="0.199cm" draw:marker-end-center="false" draw:fill="none" draw:fill-color="#729fcf" draw:textarea-horizontal-align="justify" fo:min-height="0.492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23cm" fo:min-width="5.8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81cm" fo:min-width="4.30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cm" svg:stroke-color="#3465a4" draw:marker-start-width="0.199cm" draw:marker-start-center="false" draw:marker-end-width="0.199cm" draw:marker-end-center="false" draw:fill="none" draw:fill-color="#729fcf" draw:textarea-horizontal-align="justify" draw:textarea-vertical-align="middle" draw:auto-grow-height="false" fo:min-height="1.178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46cm" fo:min-width="3.21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16cm" fo:min-width="3.76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77cm" fo:min-width="3.21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63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cm" svg:stroke-color="#3465a4" draw:marker-start-width="0.199cm" draw:marker-start-center="false" draw:marker-end-width="0.199cm" draw:marker-end-center="false" draw:fill="none" draw:fill-color="#729fcf" draw:textarea-horizontal-align="justify" draw:textarea-vertical-align="middle" draw:auto-grow-height="false" fo:min-height="8.751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77cm" fo:min-width="2.1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cm" svg:stroke-color="#3465a4" draw:marker-start-width="0.199cm" draw:marker-start-center="false" draw:marker-end-width="0.199cm" draw:marker-end-center="false" draw:fill="none" draw:fill-color="#729fcf" draw:textarea-horizontal-align="justify" draw:textarea-vertical-align="middle" draw:auto-grow-height="false" fo:min-height="1.789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16cm" fo:min-width="4.30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63cm" fo:min-width="3.74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16cm" fo:min-width="2.40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16cm" fo:min-width="2.1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16cm" fo:min-width="3.21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cm" svg:stroke-color="#ff3333" draw:marker-start-width="0.199cm" draw:marker-start-center="false"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none" svg:stroke-width="0cm" svg:stroke-color="#000000" draw:marker-start-width="0.199cm" draw:marker-start-center="false" draw:marker-end-width="0.199cm" draw:marker-end-center="false" draw:fill="solid" draw:fill-color="#99ffcc" draw:textarea-horizontal-align="justify" fo:min-height="1.34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1.27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solid" svg:stroke-width="0cm" svg:stroke-color="#0066ff" draw:marker-start-width="0.199cm" draw:marker-start-center="false" draw:marker-end-width="0.199cm" draw:marker-end-center="false" draw:fill="none" draw:fill-color="#ffffff" draw:textarea-horizontal-align="justify" draw:textarea-vertical-align="middle" draw:auto-grow-height="false" fo:min-height="1.08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2.54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1.90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1.69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31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cm" svg:stroke-color="#3465a4" draw:marker-start-width="0.199cm" draw:marker-start-center="false" draw:marker-end-width="0.199cm" draw:marker-end-center="false" draw:fill="none" draw:fill-color="#729fcf" draw:textarea-horizontal-align="justify" draw:textarea-vertical-align="middle" draw:auto-grow-height="false" fo:min-height="1.55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3cm" fo:min-width="5.71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3.3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6.56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2.33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cm" svg:stroke-color="#3465a4" draw:marker-start-width="0.199cm" draw:marker-start-center="false" draw:marker-end-width="0.199cm" draw:marker-end-center="false" draw:fill="none" draw:fill-color="#729fcf" draw:textarea-horizontal-align="justify" draw:textarea-vertical-align="middle" draw:auto-grow-height="false" fo:min-height="0.891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width="0cm" svg:stroke-color="#000000" draw:marker-start-width="0.199cm" draw:marker-start-center="false" draw:marker-end-width="0.199cm" draw:marker-end-center="false" draw:fill="none" draw:fill-color="#ffffff" draw:textarea-horizontal-align="right" draw:textarea-vertical-align="top" draw:auto-grow-height="true" draw:auto-grow-width="false" fo:min-height="0.316cm" fo:min-width="1.58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0.42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1" style:family="graphic">
      <style:graphic-properties draw:fill-color="#00ccff" draw:textarea-horizontal-align="justify" draw:textarea-vertical-align="middle" draw:auto-grow-height="false" fo:min-height="0.212cm" fo:min-width="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71cm" fo:min-width="3.61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solid" svg:stroke-width="0cm" svg:stroke-color="#3465a4" draw:marker-start-width="0.199cm" draw:marker-start-center="false" draw:marker-end-width="0.199cm" draw:marker-end-center="false" draw:fill="solid" draw:fill-color="#ff3333" draw:textarea-horizontal-align="justify" draw:textarea-vertical-align="middle" draw:auto-grow-height="false" fo:min-height="0.032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dash" draw:stroke-dash="Ultrafine_20_Dashed" svg:stroke-width="0cm" svg:stroke-color="#23384c" draw:marker-start-width="0.199cm" draw:marker-start-center="false" draw:marker-end="Arrowheads_20_2" draw:marker-end-width="0.3cm" draw:marker-end-center="false" draw:fill="solid" draw:fill-color="#0000cc"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solid" svg:stroke-width="0cm" svg:stroke-color="#000000" draw:marker-start-width="0.199cm" draw:marker-start-center="false" draw:marker-end-width="0.199cm" draw:marker-end-center="false" draw:fill="none" draw:fill-color="#ffffff" draw:textarea-horizontal-align="left" draw:auto-grow-height="true" draw:auto-grow-width="false" fo:min-height="0.316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true" fo:min-height="0.316cm" fo:min-width="1.87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dash" draw:stroke-dash="Fine_20_Dashed" svg:stroke-width="0cm" svg:stroke-color="#000000" draw:marker-start-width="0.199cm" draw:marker-start-center="false" draw:marker-end="Arrowheads_20_2"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4.35cm" fo:min-width="6.19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true" fo:min-height="0.316cm" fo:min-width="0.8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dash" draw:stroke-dash="Fine_20_Dashed" svg:stroke-width="0cm" svg:stroke-color="#000000" draw:marker-start="Arrowheads_20_2" draw:marker-start-width="0.3cm" draw:marker-start-center="false" draw:marker-end="Arrowheads_20_2" draw:marker-end-width="0.3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cm" svg:stroke-color="#ff420e" draw:marker-start-width="0.199cm" draw:marker-start-center="false" draw:marker-end-width="0.199cm" draw:marker-end-center="false" draw:fill="solid" draw:fill-color="#729fcf" draw:textarea-horizontal-align="justify" draw:textarea-vertical-align="middle" draw:auto-grow-height="false" fo:min-height="0.023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solid" svg:stroke-width="0cm" svg:stroke-color="#ff420e" draw:marker-start-width="0.199cm" draw:marker-start-center="false" draw:marker-end-width="0.199cm" draw:marker-end-center="false" draw:fill="solid" draw:fill-color="#729fcf" draw:textarea-horizontal-align="justify" draw:textarea-vertical-align="middle" draw:auto-grow-height="false" fo:min-height="0.076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4.651cm" fo:min-width="2.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5" style:family="graphic">
      <style:graphic-properties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dash" draw:stroke-dash="Ultra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7.849cm" fo:min-width="6.899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0.316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2.94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2.148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000000" draw:marker-start-width="0.199cm" draw:marker-start-center="false" draw:marker-end-width="0.199cm" draw:marker-end-center="false" draw:fill="none" draw:fill-color="#ffffff" draw:textarea-horizontal-align="right" draw:textarea-vertical-align="bottom" draw:auto-grow-height="false" draw:auto-grow-width="true" fo:min-height="0.63cm" fo:min-width="0.31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paragraph-properties style:writing-mode="tb-rl"/>
    </style:style>
    <style:style style:name="gr81" style:family="graphic">
      <style:graphic-properties draw:stroke="solid" svg:stroke-width="0cm" svg:stroke-color="#000000" draw:marker-start-width="0.199cm" draw:marker-start-center="false" draw:marker-end-width="0.199cm" draw:marker-end-center="false" draw:fill="none" draw:fill-color="#ffffff" draw:textarea-horizontal-align="right" draw:textarea-vertical-align="bottom" draw:auto-grow-height="false" draw:auto-grow-width="true" fo:min-height="0.63cm" fo:min-width="0.51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paragraph-properties style:writing-mode="tb-rl"/>
    </style:style>
    <style:style style:name="gr82" style:family="graphic">
      <style:graphic-properties draw:stroke="dash" draw:stroke-dash="Ultrafine_20_Dotted_20__28_var_29_" svg:stroke-width="0cm" svg:stroke-color="#000000" draw:marker-start-width="0.199cm" draw:marker-start-center="false" draw:marker-end="Arrowheads_20_2"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dash" draw:stroke-dash="Ultrafine_20_Dotted_20__28_var_29_" svg:stroke-width="0cm" svg:stroke-color="#000000" draw:marker-start="Arrowheads_20_2" draw:marker-start-width="0.199cm" draw:marker-start-center="false" draw:marker-end="Arrowheads_20_2"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dash" draw:stroke-dash="Ultrafine_20_Dotted_20__28_var_29_" svg:stroke-width="0cm" svg:stroke-color="#000000" draw:marker-start="Arrowheads_20_2"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5" style:family="graphic">
      <style:graphic-properties draw:stroke="dash" draw:stroke-dash="Ultrafine_20_Dotted_20__28_var_29_" svg:stroke-width="0cm" svg:stroke-color="#000000" draw:marker-start-width="0.199cm" draw:marker-start-center="false" draw:marker-end="Arrowheads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6"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0.31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none" draw:stroke-dash="Fine_20_Dashed" svg:stroke-width="0cm" svg:stroke-color="#000000" draw:marker-start-width="0.199cm" draw:marker-start-center="false" draw:marker-end="Arrowheads_20_2" draw:marker-end-width="0.199cm" draw:marker-end-center="false" draw:fill="solid" draw:fill-color="#9999ff" draw:textarea-horizontal-align="justify" fo:min-height="0.31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solid" svg:stroke-width="0cm" svg:stroke-color="#3465a4" draw:marker-start-width="0.199cm" draw:marker-start-center="false" draw:marker-end-width="0.199cm" draw:marker-end-center="false" draw:fill="solid" draw:fill-color="#66ccff" draw:textarea-horizontal-align="justify" draw:textarea-vertical-align="middle" draw:auto-grow-height="false" fo:min-height="0.032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4.653cm" fo:min-width="5.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0" style:family="graphic">
      <style:graphic-properties draw:stroke="dash" draw:stroke-dash="Ultrafine_20_Dotted_20__28_var_29_" svg:stroke-width="0cm" svg:stroke-color="#000000" draw:marker-start-width="0.199cm" draw:marker-start-center="false" draw:marker-end="Arrowheads_20_2"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1" style:family="graphic">
      <style:graphic-properties draw:stroke="dash" draw:stroke-dash="Ultrafine_20_Dotted_20__28_var_29_" svg:stroke-width="0cm" svg:stroke-color="#000000" draw:marker-start="Arrowheads_20_2" draw:marker-start-width="0.199cm" draw:marker-start-center="false" draw:marker-end-width="0.199cm" draw:marker-end-center="false" draw:fill="solid" draw:fill-color="#729fcf" draw:textarea-horizontal-align="justify" draw:textarea-vertical-align="middle" draw:auto-grow-height="false" fo:min-height="0.753cm" fo:min-width="3.4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solid" draw:stroke-dash="Ultrafine_20_Dotted_20__28_var_29_" svg:stroke-width="0cm" svg:stroke-color="#000000" draw:marker-start="Arrowheads_20_2" draw:marker-start-width="0.199cm" draw:marker-start-center="false" draw:marker-end-width="0.199cm" draw:marker-end-center="false" draw:fill="solid" draw:fill-color="#ffffff" draw:textarea-horizontal-align="justify" draw:textarea-vertical-align="middle" draw:auto-grow-height="false" fo:min-height="0.753cm" fo:min-width="0.5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solid" draw:stroke-dash="Ultrafine_20_Dotted_20__28_var_29_" svg:stroke-width="0cm" svg:stroke-color="#000000" draw:marker-start="Arrowheads_20_2" draw:marker-start-width="0.199cm" draw:marker-start-center="false" draw:marker-end-width="0.199cm" draw:marker-end-center="false" draw:fill="solid" draw:fill-color="#ffffff" draw:textarea-horizontal-align="justify" draw:textarea-vertical-align="middle" draw:auto-grow-height="false" fo:min-height="0.965cm" fo:min-width="0.84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solid" draw:stroke-dash="Ultrafine_20_Dotted_20__28_var_29_" svg:stroke-width="0cm" svg:stroke-color="#000000" draw:marker-start="Arrowheads_20_2" draw:marker-start-width="0.199cm" draw:marker-start-center="false" draw:marker-end-width="0.199cm" draw:marker-end-center="false" draw:fill="solid" draw:fill-color="#ffffff" draw:textarea-horizontal-align="justify" draw:textarea-vertical-align="middle" draw:auto-grow-height="false" fo:min-height="0.806cm" fo:min-width="0.94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5" style:family="graphic">
      <style:graphic-properties draw:stroke="soli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soli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7" style:family="graphic">
      <style:graphic-properties draw:stroke="none" draw:stroke-dash="Ultrafine_20_Dotted_20__28_var_29_" svg:stroke-width="0cm" svg:stroke-color="#000000" draw:marker-start="Arrowheads_20_2" draw:marker-start-width="0.199cm" draw:marker-start-center="false" draw:marker-end-width="0.199cm" draw:marker-end-center="false" draw:fill="none" draw:fill-color="#ffffff" draw:textarea-horizontal-align="right" draw:textarea-vertical-align="justify" draw:auto-grow-height="false" draw:auto-grow-width="true" fo:min-width="0.94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paragraph-properties style:writing-mode="tb-rl"/>
    </style:style>
    <style:style style:name="gr98"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051cm" fo:min-width="0.5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9" style:family="graphic">
      <style:graphic-properties draw:stroke="soli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0.104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0" style:family="graphic">
      <style:graphic-properties draw:stroke="dash" draw:stroke-dash="Fine_20_Dashe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1" style:family="graphic">
      <style:graphic-properties draw:stroke="solid" svg:stroke-width="0cm" svg:stroke-color="#3465a4" draw:marker-start-width="0.199cm" draw:marker-start-center="false" draw:marker-end-width="0.199cm" draw:marker-end-center="false" draw:fill="none" draw:fill-color="#729fcf" draw:textarea-horizontal-align="justify" draw:textarea-vertical-align="middle" draw:auto-grow-height="false" fo:min-height="1.459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2" style:family="graphic">
      <style:graphic-properties draw:stroke="solid" svg:stroke-width="0cm" svg:stroke-color="#3465a4" draw:marker-start-width="0.199cm" draw:marker-start-center="false" draw:marker-end-width="0.199cm" draw:marker-end-center="false" draw:fill="none" draw:fill-color="#729fcf" draw:textarea-horizontal-align="justify" draw:textarea-vertical-align="middle" draw:auto-grow-height="false" fo:min-height="0.603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3" style:family="graphic">
      <style:graphic-properties draw:stroke="solid" svg:stroke-width="0cm" svg:stroke-color="#3465a4" draw:marker-start-width="0.199cm" draw:marker-start-center="false" draw:marker-end-width="0.199cm" draw:marker-end-center="false" draw:fill="solid" draw:fill-color="#ff3333"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4" style:family="graphic">
      <style:graphic-properties draw:stroke="solid" svg:stroke-width="0cm" svg:stroke-color="#3465a4" draw:marker-start-width="0.199cm" draw:marker-start-center="false" draw:marker-end-width="0.199cm" draw:marker-end-center="false" draw:fill="solid" draw:fill-color="#66cc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0.63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6"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0.492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7" style:family="graphic">
      <style:graphic-properties draw:stroke="none" draw:stroke-dash="Ultrafine_20_Dotted_20__28_var_29_"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0.8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8"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0.48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9"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0.349cm" fo:min-width="0.59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stroke="dash" draw:stroke-dash="Fine_20_Dashe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stroke="none" draw:stroke-dash="Ultrafine_20_Dotted_20__28_var_29_"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0.42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2" style:family="graphic">
      <style:graphic-properties draw:stroke="none" draw:stroke-dash="Ultrafine_20_Dotted_20__28_var_29_"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0.74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3" style:family="graphic">
      <style:graphic-properties draw:stroke="solid" svg:stroke-width="0cm" svg:stroke-color="#000000" draw:marker-start-width="0.199cm" draw:marker-start-center="false" draw:marker-end-width="0.199cm" draw:marker-end-center="false" draw:fill="none" draw:fill-color="#ffffff" draw:textarea-horizontal-align="left" draw:auto-grow-height="true" draw:auto-grow-width="false" fo:min-height="0.55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stroke="dash" draw:stroke-dash="Ultrafine_20_Dotted_20__28_var_29_" svg:stroke-width="0cm" svg:stroke-color="#000000" draw:marker-start="Arrowheads_20_2" draw:marker-start-width="0.3cm" draw:marker-start-center="false" draw:marker-end="Square"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5" style:family="graphic">
      <style:graphic-properties draw:stroke="solid" draw:stroke-dash="Ultrafine_20_Dotted_20__28_var_29_" svg:stroke-width="0cm" svg:stroke-color="#000000" draw:marker-start="Arrowheads_20_2" draw:marker-start-width="0.199cm" draw:marker-start-center="false" draw:marker-end-width="0.199cm" draw:marker-end-center="false" draw:fill="solid" draw:fill-color="#ffffff" draw:textarea-horizontal-align="justify" draw:textarea-vertical-align="middle" draw:auto-grow-height="false" fo:min-height="0.173cm" fo:min-width="0.1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stroke="none" draw:stroke-dash="Ultrafine_20_Dotted_20__28_var_29_"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0.9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7" style:family="graphic">
      <style:graphic-properties style:run-through="foreground"/>
    </style:style>
    <style:style style:name="gr118"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0.489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3465a4" draw:marker-start-width="0.199cm" draw:marker-start-center="false"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Ultrafine_20_Dotted_20__28_var_29_" svg:stroke-width="0cm" svg:stroke-color="#000000" draw:marker-start-width="0.199cm" draw:marker-start-center="false" draw:marker-end-width="0.199cm" draw:marker-end-center="false" draw:fill="none" draw:fill-color="#ffffff" draw:textarea-horizontal-align="left" draw:auto-grow-height="true" draw:auto-grow-width="true" fo:min-height="0.347cm" fo:min-width="1.48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1" style:family="graphic">
      <style:graphic-properties draw:stroke="solid" svg:stroke-width="0cm" svg:stroke-color="#3465a4" draw:marker-start-width="0.199cm" draw:marker-start-center="false" draw:marker-end-width="0.199cm" draw:marker-end-center="false" draw:fill="solid" draw:fill-color="#66cc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0.349cm" fo:min-width="0cm"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dash" draw:stroke-dash="Ultra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7.851cm" fo:min-width="6.9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svg:stroke-width="0cm" svg:stroke-color="#3465a4" draw:marker-start-width="0.199cm" draw:marker-start-center="false" draw:marker-end="Arrowheads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0.316cm" fo:min-width="0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3.141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0.347cm"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0.446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Ultra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4.449cm" fo:min-width="6.899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dash" draw:stroke-dash="Ultra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6.747cm" fo:min-width="6.899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0.945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2.245cm" fo:min-width="0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0.847cm" fo:min-width="0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9.081cm" fo:min-width="4.277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000000" draw:marker-start-width="0.199cm" draw:marker-start-center="false" draw:marker-end-width="0.199cm" draw:marker-end-center="false" draw:fill="none" draw:fill-color="#ffffff" draw:textarea-horizontal-align="left" draw:auto-grow-height="true" draw:auto-grow-width="false" fo:min-height="1.254cm" fo:min-width="0cm"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45cm" fo:min-width="0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0.63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0.346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5.249cm" fo:min-width="4.279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cm" svg:stroke-color="#000000" draw:marker-start-width="0.199cm" draw:marker-start-center="false" draw:marker-end-width="0.199cm" draw:marker-end-center="false" draw:fill="none" draw:fill-color="#ffffff" draw:textarea-horizontal-align="left" draw:auto-grow-height="true" draw:auto-grow-width="false" fo:min-height="0.55cm" fo:min-width="0cm"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1.274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svg:stroke-width="0cm" svg:stroke-color="#000000" draw:marker-start-width="0.199cm" draw:marker-start-center="false" draw:marker-end-width="0.199cm" draw:marker-end-center="false" draw:fill="none" draw:fill-color="#ffffff" draw:textarea-horizontal-align="left" draw:auto-grow-height="true" draw:auto-grow-width="false" fo:min-height="0.944cm" fo:min-width="0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svg:stroke-width="0cm" svg:stroke-color="#000000" draw:marker-start-width="0.199cm" draw:marker-start-center="false" draw:marker-end-width="0.199cm" draw:marker-end-center="false" draw:fill="none" draw:fill-color="#ffffff" draw:textarea-horizontal-align="left" draw:auto-grow-height="true" draw:auto-grow-width="false" fo:min-height="0.346cm" fo:min-width="0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0.63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1.886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1.697cm"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solid" svg:stroke-width="0cm" svg:stroke-color="#000000" draw:marker-start-width="0.199cm" draw:marker-start-center="false" draw:marker-end-width="0.199cm" draw:marker-end-center="false" draw:fill="none" draw:fill-color="#ffffff" draw:textarea-horizontal-align="left" draw:auto-grow-height="true" draw:auto-grow-width="false" fo:min-height="0.489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1.242cm" fo:min-width="0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5.65cm" fo:min-width="4.277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1.478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1.05cm" fo:min-width="0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5.648cm" fo:min-width="4.277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316cm" fo:min-width="0.549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svg:stroke-width="0cm" svg:stroke-color="#000000" draw:marker-start-width="0.199cm" draw:marker-start-center="false" draw:marker-end="Arrowheads_20_2" draw:marker-end-width="0.199cm" draw:marker-end-center="false" draw:fill="none" draw:fill-color="#ffffff" draw:textarea-horizontal-align="left" draw:auto-grow-height="true" draw:auto-grow-width="true" fo:min-height="0.316cm" fo:min-width="1.062cm"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1.524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0.342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svg:stroke-width="0cm" svg:stroke-color="#3465a4" draw:marker-start-width="0.199cm" draw:marker-start-center="false" draw:marker-end-width="0.199cm" draw:marker-end-center="false" draw:fill="solid" draw:fill-color="#00ccff" draw:textarea-horizontal-align="justify" draw:textarea-vertical-align="middle" draw:auto-grow-height="false" fo:min-height="0.032cm" fo:min-width="0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5.641cm" fo:min-width="3.344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solid" svg:stroke-width="0cm" svg:stroke-color="#3465a4" draw:marker-start-width="0.199cm" draw:marker-start-center="false" draw:marker-end-width="0.199cm" draw:marker-end-center="false" draw:fill="solid" draw:fill-color="#ff3333" draw:textarea-horizontal-align="justify" draw:textarea-vertical-align="middle" draw:auto-grow-height="false" fo:min-height="0.03cm" fo:min-width="0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1.543cm" fo:min-width="3.143cm"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0.34cm" fo:min-width="0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4.083cm" fo:min-width="0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4.942cm" fo:min-width="3.143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3.842cm" fo:min-width="3.145cm"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2.041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Fine_20_Dashed" svg:stroke-width="0cm" svg:stroke-color="#000000" draw:marker-start-width="0.199cm" draw:marker-start-center="false" draw:marker-end-width="0.199cm" draw:marker-end-center="false" draw:fill="solid" draw:fill-color="#9999ff" draw:textarea-horizontal-align="justify" fo:min-height="1.039cm"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svg:stroke-width="0cm" svg:stroke-color="#000000" draw:marker-start-width="0.199cm" draw:marker-start-center="false" draw:marker-end="Arrowheads_20_2" draw:marker-end-width="0.199cm" draw:marker-end-center="false" draw:fill="none" draw:fill-color="#ffffff" draw:textarea-horizontal-align="left" draw:auto-grow-height="true" draw:auto-grow-width="false" fo:min-height="0.63cm" fo:min-width="0cm"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cm" svg:stroke-color="#000000" draw:marker-start-width="0.199cm" draw:marker-start-center="false" draw:marker-end="Arrowheads_20_2" draw:marker-end-width="0.199cm" draw:marker-end-center="false" draw:fill="none" draw:fill-color="#ffffff" draw:textarea-horizontal-align="left" draw:auto-grow-height="true" draw:auto-grow-width="false" fo:min-height="0.349cm" fo:min-width="0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1.842cm" fo:min-width="3.344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2.143cm" fo:min-width="3.344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4.842cm" fo:min-width="3.344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svg:stroke-width="0cm" svg:stroke-color="#3465a4" draw:marker-start-width="0.199cm" draw:marker-start-center="false" draw:marker-end-width="0.199cm" draw:marker-end-center="false" draw:fill="solid" draw:fill-color="#00cc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5.741cm" fo:min-width="3.344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svg:stroke-width="0cm" svg:stroke-color="#3465a4" draw:marker-start-width="0.199cm" draw:marker-start-center="false" draw:marker-end-width="0.199cm" draw:marker-end-center="false" draw:fill="solid" draw:fill-color="#ff3333" draw:textarea-horizontal-align="justify" draw:textarea-vertical-align="middle" draw:auto-grow-height="false" fo:min-height="0.028cm" fo:min-width="0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1.843cm" fo:min-width="3.344cm"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2.141cm" fo:min-width="3.344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svg:stroke-width="0cm" svg:stroke-color="#ff0000" draw:marker-start-width="0.199cm" draw:marker-start-center="false" draw:marker-end="Arrowheads_20_2" draw:marker-end-width="0.199cm" draw:marker-end-center="false" draw:fill="solid" draw:fill-color="#cc0000" draw:textarea-horizontal-align="justify" draw:textarea-vertical-align="middle" draw:auto-grow-height="false" fo:min-height="0cm" fo:min-width="0.4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0.437cm" fo:min-width="0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3.039cm" fo:min-width="3.344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1.54cm" fo:min-width="3.344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svg:stroke-width="0cm" svg:stroke-color="#000000" draw:marker-start-width="0.199cm" draw:marker-start-center="false" draw:marker-end="Arrowheads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2.337cm" fo:min-width="3.346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3.036cm" fo:min-width="3.344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dash" draw:stroke-dash="Fine_20_Dashe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1.736cm" fo:min-width="3.344cm"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dash" draw:stroke-dash="Dashed_20__28_var_29__20_4"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5.681cm" fo:min-width="4.91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88" style:family="graphic">
      <style:graphic-properties draw:stroke="none" draw:stroke-dash="Dashed_20__28_var_29__20_5" svg:stroke-width="0cm" svg:stroke-color="#000000" draw:marker-start-width="0.199cm" draw:marker-start-center="false" draw:marker-end-width="0.199cm" draw:marker-end-center="false" draw:fill="solid" draw:fill-color="#9999ff" draw:textarea-horizontal-align="justify" fo:min-height="0.31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89" style:family="graphic">
      <style:graphic-properties draw:stroke="none" draw:stroke-dash="Dashed_20__28_var_29__20_6" svg:stroke-width="0cm" svg:stroke-color="#000000" draw:marker-start-width="0.199cm" draw:marker-start-center="false" draw:marker-end-width="0.199cm" draw:marker-end-center="false" draw:fill="solid" draw:fill-color="#9999ff" draw:textarea-horizontal-align="justify" fo:min-height="0.31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90" style:family="graphic">
      <style:graphic-properties draw:stroke="none" draw:stroke-dash="Dashed_20__28_var_29__20_7" svg:stroke-width="0cm" svg:stroke-color="#000000" draw:marker-start-width="0.199cm" draw:marker-start-center="false" draw:marker-end-width="0.199cm" draw:marker-end-center="false" draw:fill="solid" draw:fill-color="#9999ff" draw:textarea-horizontal-align="justify" fo:min-height="0.31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91" style:family="graphic">
      <style:graphic-properties draw:stroke="none" draw:stroke-dash="Dashed_20__28_var_29__20_8" svg:stroke-width="0cm" svg:stroke-color="#000000" draw:marker-start-width="0.199cm" draw:marker-start-center="false" draw:marker-end-width="0.199cm" draw:marker-end-center="false" draw:fill="solid" draw:fill-color="#9999ff" draw:textarea-horizontal-align="justify" fo:min-height="0.6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92" style:family="graphic">
      <style:graphic-properties draw:stroke="none" draw:stroke-dash="Dashed_20__28_var_29__20_9" svg:stroke-width="0cm" svg:stroke-color="#000000" draw:marker-start-width="0.199cm" draw:marker-start-center="false" draw:marker-end-width="0.199cm" draw:marker-end-center="false" draw:fill="solid" draw:fill-color="#9999ff" draw:textarea-horizontal-align="justify" fo:min-height="0.72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93" style:family="graphic">
      <style:graphic-properties draw:stroke="none" draw:stroke-dash="Dashed_20__28_var_29__20_10" svg:stroke-width="0cm" svg:stroke-color="#000000" draw:marker-start-width="0.199cm" draw:marker-start-center="false" draw:marker-end-width="0.199cm" draw:marker-end-center="false" draw:fill="solid" draw:fill-color="#9999ff" draw:textarea-horizontal-align="justify" fo:min-height="1.67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94" style:family="graphic">
      <style:graphic-properties draw:stroke="solid" svg:stroke-width="0cm" svg:stroke-color="#3465a4" draw:marker-start-width="0.199cm" draw:marker-start-center="false" draw:marker-end-width="0.199cm" draw:marker-end-center="false" draw:fill="solid" draw:fill-color="#ff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95" style:family="graphic">
      <style:graphic-properties draw:stroke="solid" svg:stroke-width="0cm" svg:stroke-color="#000000" draw:marker-start-width="0.199cm" draw:marker-start-center="false" draw:marker-end-width="0.199cm" draw:marker-end-center="false" draw:fill="none" draw:fill-color="#ffffff" draw:textarea-horizontal-align="left" draw:auto-grow-height="true" draw:auto-grow-width="false" fo:min-height="0.683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svg:stroke-width="0cm" svg:stroke-color="#000000" draw:marker-start-width="0.199cm" draw:marker-start-center="false" draw:marker-end="Arrowheads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97" style:family="graphic">
      <style:graphic-properties draw:stroke="solid" svg:stroke-width="0cm" svg:stroke-color="#000000" draw:marker-start-width="0.199cm" draw:marker-start-center="false" draw:marker-end-width="0.199cm" draw:marker-end-center="false" draw:fill="none" draw:fill-color="#ffffff" draw:textarea-horizontal-align="left" draw:auto-grow-height="true" draw:auto-grow-width="false" fo:min-height="0.647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98" style:family="graphic">
      <style:graphic-properties draw:stroke="none" svg:stroke-width="0cm" svg:stroke-color="#000000" draw:marker-start-width="0.199cm" draw:marker-start-center="false" draw:marker-end="Arrowheads_20_2" draw:marker-end-width="0.199cm" draw:marker-end-center="false" draw:fill="none" draw:fill-color="#ffffff" draw:textarea-horizontal-align="left" draw:auto-grow-height="true" draw:auto-grow-width="true" fo:min-height="0.316cm" fo:min-width="1.69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99"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0.316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0" style:family="graphic">
      <style:graphic-properties draw:stroke="none" draw:stroke-dash="Dashed_20__28_var_29__20_11" svg:stroke-width="0cm" svg:stroke-color="#000000" draw:marker-start-width="0.199cm" draw:marker-start-center="false" draw:marker-end-width="0.199cm" draw:marker-end-center="false" draw:fill="solid" draw:fill-color="#9999ff" draw:textarea-horizontal-align="justify" fo:min-height="0.31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1" style:family="graphic">
      <style:graphic-properties draw:stroke="none" draw:stroke-dash="Dashed_20__28_var_29__20_12" svg:stroke-width="0cm" svg:stroke-color="#000000" draw:marker-start-width="0.199cm" draw:marker-start-center="false" draw:marker-end-width="0.199cm" draw:marker-end-center="false" draw:fill="solid" draw:fill-color="#9999ff" draw:textarea-horizontal-align="justify" fo:min-height="0.4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2" style:family="graphic">
      <style:graphic-properties draw:stroke="none" draw:stroke-dash="Dashed_20__28_var_29__20_13" svg:stroke-width="0cm" svg:stroke-color="#000000" draw:marker-start-width="0.199cm" draw:marker-start-center="false" draw:marker-end-width="0.199cm" draw:marker-end-center="false" draw:fill="solid" draw:fill-color="#9999ff" draw:textarea-horizontal-align="justify" fo:min-height="0.40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3"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0.944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4" style:family="graphic">
      <style:graphic-properties draw:stroke="none" draw:stroke-dash="Dashed_20__28_var_29__20_14" svg:stroke-width="0cm" svg:stroke-color="#000000" draw:marker-start-width="0.199cm" draw:marker-start-center="false" draw:marker-end-width="0.199cm" draw:marker-end-center="false" draw:fill="solid" draw:fill-color="#9999ff" draw:textarea-horizontal-align="justify" fo:min-height="0.6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5"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1.886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6" style:family="graphic">
      <style:graphic-properties draw:stroke="dash" draw:stroke-dash="Dashed_20__28_var_29__20_15"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6.316cm" fo:min-width="5.49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7" style:family="graphic">
      <style:graphic-properties draw:stroke="none" draw:stroke-dash="Dashed_20__28_var_29__20_16" svg:stroke-width="0cm" svg:stroke-color="#000000" draw:marker-start-width="0.199cm" draw:marker-start-center="false" draw:marker-end-width="0.199cm" draw:marker-end-center="false" draw:fill="solid" draw:fill-color="#9999ff" draw:textarea-horizontal-align="justify" fo:min-height="0.31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8" style:family="graphic">
      <style:graphic-properties draw:stroke="none" draw:stroke-dash="Dashed_20__28_var_29__20_17" svg:stroke-width="0cm" svg:stroke-color="#000000" draw:marker-start-width="0.199cm" draw:marker-start-center="false" draw:marker-end-width="0.199cm" draw:marker-end-center="false" draw:fill="solid" draw:fill-color="#9999ff" draw:textarea-horizontal-align="justify" fo:min-height="0.31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9" style:family="graphic">
      <style:graphic-properties draw:stroke="none" draw:stroke-dash="Dashed_20__28_var_29__20_18" svg:stroke-width="0cm" svg:stroke-color="#000000" draw:marker-start-width="0.199cm" draw:marker-start-center="false" draw:marker-end-width="0.199cm" draw:marker-end-center="false" draw:fill="solid" draw:fill-color="#9999ff" draw:textarea-horizontal-align="justify" fo:min-height="0.94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10" style:family="graphic">
      <style:graphic-properties draw:stroke="none" draw:stroke-dash="Dashed_20__28_var_29__20_19" svg:stroke-width="0cm" svg:stroke-color="#000000" draw:marker-start-width="0.199cm" draw:marker-start-center="false" draw:marker-end-width="0.199cm" draw:marker-end-center="false" draw:fill="solid" draw:fill-color="#9999ff" draw:textarea-horizontal-align="justify" fo:min-height="0.7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11" style:family="graphic">
      <style:graphic-properties draw:stroke="none" draw:stroke-dash="Dashed_20__28_var_29__20_20" svg:stroke-width="0cm" svg:stroke-color="#000000" draw:marker-start-width="0.199cm" draw:marker-start-center="false" draw:marker-end-width="0.199cm" draw:marker-end-center="false" draw:fill="solid" draw:fill-color="#9999ff" draw:textarea-horizontal-align="justify" fo:min-height="1.69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12"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0.318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13" style:family="graphic">
      <style:graphic-properties draw:stroke="none" draw:stroke-dash="Dashed_20__28_var_29__20_21" svg:stroke-width="0cm" svg:stroke-color="#000000" draw:marker-start-width="0.199cm" draw:marker-start-center="false" draw:marker-end-width="0.199cm" draw:marker-end-center="false" draw:fill="solid" draw:fill-color="#9999ff" draw:textarea-horizontal-align="justify" fo:min-height="0.31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14" style:family="graphic">
      <style:graphic-properties draw:stroke="none" draw:stroke-dash="Dashed_20__28_var_29__20_22" svg:stroke-width="0cm" svg:stroke-color="#000000" draw:marker-start-width="0.199cm" draw:marker-start-center="false" draw:marker-end-width="0.199cm" draw:marker-end-center="false" draw:fill="solid" draw:fill-color="#9999ff" draw:textarea-horizontal-align="justify" fo:min-height="0.80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15" style:family="graphic">
      <style:graphic-properties draw:stroke="none" draw:stroke-dash="Dashed_20__28_var_29__20_23" svg:stroke-width="0cm" svg:stroke-color="#000000" draw:marker-start-width="0.199cm" draw:marker-start-center="false" draw:marker-end-width="0.199cm" draw:marker-end-center="false" draw:fill="solid" draw:fill-color="#9999ff" draw:textarea-horizontal-align="justify" fo:min-height="0.94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16" style:family="graphic">
      <style:graphic-properties draw:stroke="none" draw:stroke-dash="Dashed_20__28_var_29__20_24" svg:stroke-width="0cm" svg:stroke-color="#000000" draw:marker-start-width="0.199cm" draw:marker-start-center="false" draw:marker-end-width="0.199cm" draw:marker-end-center="false" draw:fill="solid" draw:fill-color="#9999ff" draw:textarea-horizontal-align="justify" fo:min-height="0.80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17" style:family="graphic">
      <style:graphic-properties draw:stroke="solid" svg:stroke-width="0cm" svg:stroke-color="#3465a4" draw:marker-start-width="0.199cm" draw:marker-start-center="false" draw:marker-end-width="0.199cm" draw:marker-end-center="false" draw:fill="solid" draw:fill-color="#cc0066" draw:textarea-horizontal-align="justify" draw:textarea-vertical-align="middle" draw:auto-grow-height="false" fo:min-height="0.146cm" fo:min-width="0.70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18" style:family="graphic">
      <style:graphic-properties draw:stroke="solid" svg:stroke-width="0cm" svg:stroke-color="#3465a4" draw:marker-start-width="0.199cm" draw:marker-start-center="false" draw:marker-end-width="0.199cm" draw:marker-end-center="false" draw:fill="solid" draw:fill-color="#cc0066" draw:textarea-horizontal-align="justify" draw:textarea-vertical-align="middle" draw:auto-grow-height="false" fo:min-height="0.189cm" fo:min-width="0.83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19" style:family="graphic">
      <style:graphic-properties draw:stroke="solid" svg:stroke-width="0cm" svg:stroke-color="#3465a4" draw:marker-start-width="0.199cm" draw:marker-start-center="false"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0"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1.258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1" style:family="graphic">
      <style:graphic-properties draw:stroke="dash" draw:stroke-dash="Dashed_20__28_var_29__20_25"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2.849cm" fo:min-width="2.4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2" style:family="graphic">
      <style:graphic-properties draw:stroke="none" draw:stroke-dash="Dashed_20__28_var_29__20_26" svg:stroke-width="0cm" svg:stroke-color="#000000" draw:marker-start-width="0.199cm" draw:marker-start-center="false" draw:marker-end-width="0.199cm" draw:marker-end-center="false" draw:fill="solid" draw:fill-color="#9999ff" draw:textarea-horizontal-align="justify" fo:min-height="0.34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3" style:family="graphic">
      <style:graphic-properties draw:stroke="none" draw:stroke-dash="Dashed_20__28_var_29__20_27" svg:stroke-width="0cm" svg:stroke-color="#000000" draw:marker-start-width="0.199cm" draw:marker-start-center="false" draw:marker-end-width="0.199cm" draw:marker-end-center="false" draw:fill="solid" draw:fill-color="#9999ff" draw:textarea-horizontal-align="justify" fo:min-height="0.34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4"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true" fo:min-height="0.347cm" fo:min-width="0.85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5" style:family="graphic">
      <style:graphic-properties draw:stroke="none" draw:stroke-dash="Dashed_20__28_var_29__20_28" svg:stroke-width="0cm" svg:stroke-color="#000000" draw:marker-start-width="0.199cm" draw:marker-start-center="false" draw:marker-end="Arrowheads_20_2" draw:marker-end-width="0.199cm" draw:marker-end-center="false" draw:fill="solid" draw:fill-color="#9999ff" draw:textarea-horizontal-align="justify" fo:min-height="0.34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6" style:family="graphic">
      <style:graphic-properties draw:stroke="none" draw:stroke-dash="Dashed_20__28_var_29__20_29" svg:stroke-width="0cm" svg:stroke-color="#000000" draw:marker-start-width="0.199cm" draw:marker-start-center="false" draw:marker-end-width="0.199cm" draw:marker-end-center="false" draw:fill="solid" draw:fill-color="#9999ff" draw:textarea-horizontal-align="justify" fo:min-height="0.34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7" style:family="graphic">
      <style:graphic-properties draw:stroke="dash" draw:stroke-dash="Dashed_20__28_var_29__20_30"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3.649cm" fo:min-width="2.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8" style:family="graphic">
      <style:graphic-properties draw:stroke="none" draw:stroke-dash="Dashed_20__28_var_29__20_31" svg:stroke-width="0cm" svg:stroke-color="#000000" draw:marker-start-width="0.199cm" draw:marker-start-center="false" draw:marker-end="Arrowheads_20_2" draw:marker-end-width="0.199cm" draw:marker-end-center="false" draw:fill="solid" draw:fill-color="#9999ff" draw:textarea-horizontal-align="justify" fo:min-height="0.34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29" style:family="graphic">
      <style:graphic-properties draw:stroke="none" draw:stroke-dash="Dashed_20__28_var_29__20_32" svg:stroke-width="0cm" svg:stroke-color="#000000" draw:marker-start-width="0.199cm" draw:marker-start-center="false" draw:marker-end="Arrowheads_20_2" draw:marker-end-width="0.199cm" draw:marker-end-center="false" draw:fill="solid" draw:fill-color="#9999ff" draw:textarea-horizontal-align="justify" fo:min-height="0.34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0" style:family="graphic">
      <style:graphic-properties draw:stroke="none" draw:stroke-dash="Dashed_20__28_var_29__20_33" svg:stroke-width="0cm" svg:stroke-color="#000000" draw:marker-start-width="0.199cm" draw:marker-start-center="false" draw:marker-end="Arrowheads_20_2" draw:marker-end-width="0.199cm" draw:marker-end-center="false" draw:fill="solid" draw:fill-color="#9999ff" draw:textarea-horizontal-align="justify" fo:min-height="0.34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1" style:family="graphic">
      <style:graphic-properties draw:stroke="none" draw:stroke-dash="Dashed_20__28_var_29__20_34" svg:stroke-width="0cm" svg:stroke-color="#000000" draw:marker-start-width="0.199cm" draw:marker-start-center="false" draw:marker-end="Arrowheads_20_2" draw:marker-end-width="0.199cm" draw:marker-end-center="false" draw:fill="solid" draw:fill-color="#9999ff" draw:textarea-horizontal-align="justify" fo:min-height="0.34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2" style:family="graphic">
      <style:graphic-properties draw:stroke="solid" svg:stroke-width="0cm" svg:stroke-color="#000000" draw:marker-start-width="0.199cm" draw:marker-start-center="false" draw:marker-end-width="0.199cm" draw:marker-end-center="false" draw:fill="none" draw:fill-color="#ffffff" draw:textarea-horizontal-align="right" draw:textarea-vertical-align="bottom" draw:auto-grow-height="false" draw:auto-grow-width="true" fo:min-height="0.63cm" fo:min-width="0.34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paragraph-properties style:writing-mode="tb-rl"/>
    </style:style>
    <style:style style:name="gr233" style:family="graphic">
      <style:graphic-properties draw:stroke="dash" draw:stroke-dash="Dashed_20__28_var_29__20_35" svg:stroke-width="0cm" svg:stroke-color="#000000" draw:marker-start-width="0.199cm" draw:marker-start-center="false" draw:marker-end="Arrowheads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4" style:family="graphic">
      <style:graphic-properties draw:stroke="none" draw:stroke-dash="Dashed_20__28_var_29__20_36" svg:stroke-width="0cm" svg:stroke-color="#000000" draw:marker-start-width="0.199cm" draw:marker-start-center="false" draw:marker-end="Arrowheads_20_2" draw:marker-end-width="0.199cm" draw:marker-end-center="false" draw:fill="solid" draw:fill-color="#9999ff" draw:textarea-horizontal-align="justify" fo:min-height="0.34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6" style:family="graphic">
      <style:graphic-properties draw:stroke="solid" svg:stroke-width="0cm" svg:stroke-color="#3465a4" draw:marker-start-width="0.199cm" draw:marker-start-center="false" draw:marker-end="Arrowheads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7" style:family="graphic">
      <style:graphic-properties draw:stroke="none" draw:stroke-dash="Dashed_20__28_var_29__20_37" svg:stroke-width="0cm" svg:stroke-color="#000000" draw:marker-start-width="0.199cm" draw:marker-start-center="false" draw:marker-end="Arrowheads_20_2" draw:marker-end-width="0.199cm" draw:marker-end-center="false" draw:fill="solid" draw:fill-color="#9999ff" draw:textarea-horizontal-align="justify" fo:min-height="0.34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8"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0.63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39" style:family="graphic">
      <style:graphic-properties draw:stroke="solid" svg:stroke-width="0cm" svg:stroke-color="#000000" draw:marker-start-width="0.199cm" draw:marker-start-center="false" draw:marker-end="Arrowheads_20_2"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40" style:family="graphic">
      <style:graphic-properties draw:stroke="none" draw:stroke-dash="Dashed_20__28_var_29__20_38"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dash" draw:stroke-dash="Dashed_20__28_var_29__20_39"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2.607cm" fo:min-width="2.309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ed_20__28_var_29__20_40"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draw:stroke-dash="Dashed_20__28_var_29__20_41"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none" draw:stroke-dash="Dashed_20__28_var_29__20_42"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dash" draw:stroke-dash="Dashed_20__28_var_29__20_43"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2.309cm" fo:min-width="3.9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draw:stroke-dash="Dashed_20__28_var_29__20_44" svg:stroke-width="0cm" svg:stroke-color="#000000" draw:marker-start-width="0.199cm" draw:marker-start-center="false" draw:marker-end-width="0.199cm" draw:marker-end-center="false" draw:fill="solid" draw:fill-color="#9999ff" draw:textarea-horizontal-align="justify" fo:min-height="0.63cm"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dash" draw:stroke-dash="Dashed_20__28_var_29__20_45"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2.609cm" fo:min-width="2.311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ed_20__28_var_29__20_46"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draw:stroke-dash="Dashed_20__28_var_29__20_47"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draw:stroke-dash="Dashed_20__28_var_29__20_48"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dash" draw:stroke-dash="Dashed_20__28_var_29__20_49"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2.808cm" fo:min-width="2.896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1.503cm" fo:min-width="0cm"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16cm" fo:min-width="2.12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ed_20__28_var_29__20_50"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draw:stroke-dash="Dashed_20__28_var_29__20_51"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draw:stroke-dash="Dashed_20__28_var_29__20_52"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dash" draw:stroke-dash="Dashed_20__28_var_29__20_53"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2.506cm" fo:min-width="2.896cm"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draw:stroke-dash="Dashed_20__28_var_29__20_54"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draw:stroke-dash="Dashed_20__28_var_29__20_55" svg:stroke-width="0cm" svg:stroke-color="#000000" draw:marker-start-width="0.199cm" draw:marker-start-center="false" draw:marker-end-width="0.199cm" draw:marker-end-center="false" draw:fill="solid" draw:fill-color="#9999ff" draw:textarea-horizontal-align="justify" fo:min-height="0.406cm"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none" draw:stroke-dash="Dashed_20__28_var_29__20_56"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svg:stroke-width="0cm" svg:stroke-color="#000000" draw:marker-start-width="0.199cm" draw:marker-start-center="false" draw:marker-end-width="0.199cm" draw:marker-end-center="false" draw:fill="solid" draw:fill-color="#66ffff" draw:textarea-horizontal-align="left" draw:auto-grow-height="true" draw:auto-grow-width="false" fo:min-height="3.769cm" fo:min-width="0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draw:stroke-dash="Dashed_20__28_var_29__20_57"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draw:stroke-dash="Dashed_20__28_var_29__20_58"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draw:stroke-dash="Dashed_20__28_var_29__20_59" svg:stroke-width="0cm" svg:stroke-color="#000000" draw:marker-start-width="0.199cm" draw:marker-start-center="false" draw:marker-end-width="0.199cm" draw:marker-end-center="false" draw:fill="solid" draw:fill-color="#9999ff" draw:textarea-horizontal-align="justify" fo:min-height="0.409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svg:stroke-width="0cm" svg:stroke-color="#3465a4" draw:marker-start-width="0.199cm" draw:marker-start-center="false" draw:marker-end-width="0.199cm" draw:marker-end-center="false" draw:fill="solid" draw:fill-color="#cc0066" draw:textarea-horizontal-align="justify" draw:textarea-vertical-align="middle" draw:auto-grow-height="false" fo:min-height="0.146cm" fo:min-width="0.70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Frame2" text:anchor-type="paragraph" svg:x="1.131cm" svg:y="0.012cm" svg:width="14.208cm" svg:height="25.162cm" draw:z-index="1"><draw:text-box><text:p text:style-name="P22"><draw:frame text:anchor-type="paragraph" draw:z-index="2" draw:style-name="gr2" draw:text-style-name="P27" svg:width="7.145cm" svg:height="1.348cm" svg:x="3.995cm" svg:y="-4.937cm"><draw:text-box><text:p><text:s text:c="12"/></text:p><text:p><text:span text:style-name="T8"><text:s text:c="10"/></text:span><text:span text:style-name="T8">项目功能分析和框架图产出</text:span></text:p></draw:text-box></draw:frame> <text:s text:c="2"/></text:p><text:p text:style-name="P22"/><text:p text:style-name="P22"/><text:p text:style-name="P22"/><text:p text:style-name="P22"/><text:p text:style-name="P22"/><text:p text:style-name="P22"/><text:p text:style-name="P22"/><text:p text:style-name="P22"/><text:p text:style-name="P22"/><text:p text:style-name="P22"/><text:p text:style-name="P22"/><text:p text:style-name="P22"/><text:p text:style-name="P22"/><text:p text:style-name="P22"/><text:p text:style-name="P22"/><text:p text:style-name="P22">项目名称<text:span text:style-name="T1">： Follow-Me </text:span></text:p><text:p text:style-name="P21"/><text:p text:style-name="P21"><text:s text:c="6"/>项目成立日期<text:span text:style-name="T1">： 2016-3-21</text:span></text:p><text:p text:style-name="P23"><text:s text:c="62"/></text:p><text:p text:style-name="P23"><text:s text:c="62"/>版本: <text:s/><text:span text:style-name="T5">1.0</text:span></text:p><text:p text:style-name="Frame_20_contents"><text:tab/><text:tab/> <text:s/></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draw:custom-shape text:anchor-type="paragraph" draw:z-index="3" draw:style-name="gr3" draw:text-style-name="P28" svg:width="0.451cm" svg:height="0.371cm" svg:x="0.549cm" svg:y="0.069cm"><text:p><tex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大家讨论的功能简述：</text:p>
      <text:p text:style-name="P12"><text:s text:c="14"/></text:p>
      <text:p text:style-name="P13"><draw:custom-shape text:anchor-type="paragraph" draw:z-index="0" draw:style-name="gr1" draw:text-style-name="P26" svg:width="14.553cm" svg:height="9.473cm" svg:x="1.554cm" svg:y="0.189cm"><text:p/><draw:enhanced-geometry svg:viewBox="0 0 21600 21600" draw:text-areas="800 800 20800 20800" draw:type="round-rectangular-callout" draw:modifiers="2709.48975881711 23466.02122509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 <text:s text:c="8"/></text:p>
      <text:p text:style-name="P13"/>
      <text:p text:style-name="P13"><text:s text:c="15"/><text:span text:style-name="T3">1、交流板块(学习交流,项目技术问题讨论)(外接论坛),资源贴,官方贴</text:span></text:p>
      <text:p text:style-name="P1"><text:s text:c="31"/>2、项目公布和邀请测试</text:p>
      <text:p text:style-name="P2"><text:s text:c="31"/>3、用户管理平台</text:p>
      <text:p text:style-name="P3"><text:s text:c="31"/>4、项目模块划分和管理</text:p>
      <text:p text:style-name="P4"><text:s text:c="31"/>5、兴趣爱好,增加更多的兴趣爱好和个人信息,技术爱好</text:p>
      <text:p text:style-name="P5"><text:s text:c="31"/>6、学校项目</text:p>
      <text:p text:style-name="P5"><text:s text:c="31"/>7、公司的外包项目</text:p>
      <text:p text:style-name="P5"><text:s text:c="31"/>8、项目成员贡献评价</text:p>
      <text:p text:style-name="P6"><text:s text:c="31"/>9、项目商业化，商家对接,投资</text:p>
      <text:p text:style-name="P7"><text:s text:c="30"/>10、创业公司项目,<text:span text:style-name="T2">初创项目</text:span></text:p>
      <text:p text:style-name="P8"><text:s text:c="30"/>11、验证公司资质</text:p>
      <text:p text:style-name="P9"><text:s text:c="30"/>12、项目排名,热度排名</text:p>
      <text:p text:style-name="P14"><text:s text:c="15"/>13、项目分类(行业分类,技术水平分类,空缺职位)</text:p>
      <text:p text:style-name="P14"><text:s text:c="15"/><text:span text:style-name="T4">14、用户可以提出创意点子，让大家投票，支持者高的创意会新建成项目</text:span></text:p>
      <text:p text:style-name="P14"/>
      <text:p text:style-name="P14"/>
      <text:p text:style-name="P14"/>
      <text:p text:style-name="P14"/>
      <text:p text:style-name="P14"/>
      <text:p text:style-name="P14"/>
      <text:p text:style-name="P14"/>
      <text:p text:style-name="P15"><draw:custom-shape text:anchor-type="paragraph" draw:z-index="4" draw:style-name="gr3" draw:text-style-name="P28" svg:width="0.451cm" svg:height="0.371cm" svg:x="0.549cm" svg:y="0.069cm"><text:p><tex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根据大家的讨论进行功能大概分析：</text:p>
      <text:p text:style-name="P15"/>
      <text:p text:style-name="P15"><draw:frame draw:style-name="fr2" draw:name="Object1" text:anchor-type="paragraph" svg:x="4.921cm" svg:y="0.383cm" svg:width="9.123cm" svg:height="6.299cm" draw:z-index="5"><draw:object xlink:href="./Object 1" xlink:type="simple" xlink:show="embed" xlink:actuate="onLoad"/><draw:image xlink:href="./ObjectReplacements/Object 1" xlink:type="simple" xlink:show="embed" xlink:actuate="onLoad"/></draw:frame></text:p>
      <text:p text:style-name="P15"><draw:g text:anchor-type="paragraph" draw:z-index="6" draw:style-name="gr4"><draw:frame draw:style-name="gr5" draw:text-style-name="P30" svg:width="1.31cm" svg:height="1.32cm" svg:x="3.251cm" svg:y="2.815cm"><draw:text-box><text:p text:style-name="P29"><text:span text:style-name="T9">功能板块</text:span></text:p></draw:text-box></draw:frame><draw:custom-shape draw:style-name="gr6" draw:text-style-name="P31" svg:width="0.368cm" svg:height="2.319cm" svg:x="4.599cm" svg:y="2.07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2" svg:width="2.361cm" svg:height="0.629cm" svg:x="4.791cm" svg:y="4.124cm"><draw:text-box><text:p text:style-name="P29"><text:span text:style-name="T9">跨专业合作项目</text:span></text:p></draw:text-box></draw:frame><draw:frame draw:style-name="gr8" draw:text-style-name="P33" svg:width="3.701cm" svg:height="1.108cm" svg:x="5.151cm" svg:y="5.253cm"><draw:text-box><text:p text:style-name="P29"><text:span text:style-name="T10">功能概要板块</text:span><text:span text:style-name="T9">(</text:span><text:span text:style-name="T9">主要是两大功能</text:span><text:span text:style-name="T9">)</text:span><text:span text:style-name="T9">，其中标注 <text:s text:c="8"/>的为重要模块</text:span></text:p></draw:text-box></draw:frame><draw:custom-shape draw:style-name="gr9" draw:text-style-name="P34" svg:width="0.2cm" svg:height="0.223cm" svg:x="6.652cm" svg:y="4.366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draw:style-name="gr9" draw:text-style-name="P34" svg:width="0.2cm" svg:height="0.225cm" svg:x="6.952cm" svg:y="5.805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draw:style-name="gr9" draw:text-style-name="P34" svg:width="0.2cm" svg:height="0.225cm" svg:x="6.952cm" svg:y="5.805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draw:style-name="gr9" draw:text-style-name="P34" svg:width="0.2cm" svg:height="0.225cm" svg:x="6.952cm" svg:y="5.805cm"><text:p/><draw:enhanced-geometry svg:viewBox="0 0 21600 21600" draw:mirror-horizontal="false" draw:mirror-vertical="false" draw:text-areas="?f4 ?f4 ?f3 ?f3" draw:type="star4" draw:modifiers="108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frame draw:style-name="gr10" draw:text-style-name="P32" svg:width="1.2cm" svg:height="0.629cm" svg:x="4.951cm" svg:y="1.815cm"><draw:text-box><text:p text:style-name="P29"><text:span text:style-name="T9">论坛：</text:span></text:p></draw:text-box></draw:frame><draw:frame draw:style-name="gr11" draw:text-style-name="P30" svg:width="4.5cm" svg:height="1.562cm" svg:x="6.151cm" svg:y="1.374cm"><draw:text-box><text:p text:style-name="P29"><text:span text:style-name="T9">主要是让用户在此进行交流，比如技术交流，资源分享，学习交流，以及生活中各种琐事交流。同时也为项目开发过程中提供测试以及用户反馈的功能。</text:span></text:p></draw:text-box></draw:frame><draw:frame draw:style-name="gr12" draw:text-style-name="P30" svg:width="5.901cm" svg:height="1.331cm" svg:x="7.151cm" svg:y="3.701cm"><draw:text-box><text:p text:style-name="P29"><text:span text:style-name="T9">项目合作的主要实现平台，这里包含了对项目整套流程的管理和展示，主要是项目开发者，投资商以及合作公司的主要活动范围领域。</text:span></text:p></draw:text-box></draw:frame></draw:g></text:p>
      <text:p text:style-name="P20"><draw:frame text:anchor-type="paragraph" draw:z-index="8" draw:style-name="gr30" draw:text-style-name="P30" svg:width="3.003cm" svg:height="0.574cm" svg:x="0.344cm" svg:y="3.016cm"><draw:text-box><text:p text:style-name="P29"><text:span text:style-name="T9">对象</text:span><text:span text:style-name="T9">:</text:span><text:span text:style-name="T9">学生、公司、学校</text:span></text:p></draw:text-box></draw:frame><draw:frame text:anchor-type="paragraph" draw:z-index="9" draw:style-name="gr31" draw:text-style-name="P30" svg:width="2.2cm" svg:height="0.632cm" svg:x="0.347cm" svg:y="4.457cm"><draw:text-box><text:p text:style-name="P29"><text:span text:style-name="T9">项目评估贡献考核</text:span></text:p></draw:text-box></draw:frame><draw:custom-shape text:anchor-type="paragraph" draw:z-index="10" draw:style-name="gr32" draw:text-style-name="P36" svg:width="0.078cm" svg:height="1.507cm" svg:x="2.57cm" svg:y="3.981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11" draw:style-name="gr33" draw:text-style-name="P30" svg:width="1.807cm" svg:height="0.597cm" svg:x="2.641cm" svg:y="3.792cm"><draw:text-box><text:p text:style-name="P29"><text:span text:style-name="T9">项目组长评价</text:span></text:p></draw:text-box></draw:frame><draw:frame text:anchor-type="paragraph" draw:z-index="12" draw:style-name="gr34" draw:text-style-name="P30" svg:width="2.033cm" svg:height="0.567cm" svg:x="2.614cm" svg:y="4.387cm"><draw:text-box><text:p text:style-name="P29"><text:span text:style-name="T9">项目组成员评价</text:span></text:p></draw:text-box></draw:frame><draw:frame text:anchor-type="paragraph" draw:z-index="13" draw:style-name="gr35" draw:text-style-name="P30" svg:width="1.807cm" svg:height="0.629cm" svg:x="2.641cm" svg:y="5.061cm"><draw:text-box><text:p text:style-name="P29"><text:span text:style-name="T9">代码质量评审</text:span></text:p></draw:text-box></draw:frame><draw:frame text:anchor-type="paragraph" draw:z-index="14" draw:style-name="gr36" draw:text-style-name="P30" svg:width="1.948cm" svg:height="0.881cm" svg:x="-2cm" svg:y="5.385cm"><draw:text-box><text:p text:style-name="P29"><text:span text:style-name="T9">跨专业合作项目</text:span></text:p></draw:text-box></draw:frame><draw:custom-shape text:anchor-type="paragraph" draw:z-index="15" draw:style-name="gr37" draw:text-style-name="P36" svg:width="0.315cm" svg:height="9.496cm" svg:x="0.032cm" svg:y="0.993cm"><text:p text:style-name="P40"><text:span text:style-name="T12"><text:s/></text:spa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16" draw:style-name="gr38" draw:text-style-name="P30" svg:width="1.53cm" svg:height="0.629cm" svg:x="0.418cm" svg:y="1.06cm"><draw:text-box><text:p text:style-name="P29"><text:span text:style-name="T9">项目分类</text:span></text:p></draw:text-box></draw:frame><draw:custom-shape text:anchor-type="paragraph" draw:z-index="17" draw:style-name="gr39" draw:text-style-name="P36" svg:width="0.313cm" svg:height="2.149cm" svg:x="1.834cm" svg:y="0.2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18" draw:style-name="gr40" draw:text-style-name="P30" svg:width="2.255cm" svg:height="0.567cm" svg:x="1.993cm" svg:y="-0.012cm"><draw:text-box><text:p text:style-name="P29"><text:span text:style-name="T9">学生个人兴趣项目</text:span></text:p></draw:text-box></draw:frame><draw:frame text:anchor-type="paragraph" draw:z-index="19" draw:style-name="gr41" draw:text-style-name="P30" svg:width="2.033cm" svg:height="0.615cm" svg:x="2.014cm" svg:y="0.573cm"><draw:text-box><text:p text:style-name="P29"><text:span text:style-name="T9">初创公司项目</text:span></text:p></draw:text-box></draw:frame><draw:frame text:anchor-type="paragraph" draw:z-index="20" draw:style-name="gr42" draw:text-style-name="P30" svg:width="1.752cm" svg:height="0.567cm" svg:x="1.894cm" svg:y="1.06cm"><draw:text-box><text:p text:style-name="P29"><text:span text:style-name="T9"><text:s/></text:span><text:span text:style-name="T9">外包项目</text:span></text:p></draw:text-box></draw:frame><draw:frame text:anchor-type="paragraph" draw:z-index="21" draw:style-name="gr43" draw:text-style-name="P30" svg:width="1.4cm" svg:height="0.567cm" svg:x="1.947cm" svg:y="1.547cm"><draw:text-box><text:p text:style-name="P29"><text:span text:style-name="T9">学校项目</text:span></text:p></draw:text-box></draw:frame><draw:frame text:anchor-type="paragraph" draw:z-index="22" draw:style-name="gr44" draw:text-style-name="P30" svg:width="1.9cm" svg:height="0.567cm" svg:x="1.947cm" svg:y="2.032cm"><draw:text-box><text:p text:style-name="P29"><text:span text:style-name="T9">创意点子项目</text:span></text:p></draw:text-box></draw:frame><draw:custom-shape text:anchor-type="paragraph" draw:z-index="23" draw:style-name="gr45" draw:text-style-name="P34" svg:width="0.2cm" svg:height="0.2cm" svg:x="0.347cm" svg:y="1.288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4" draw:style-name="gr45" draw:text-style-name="P34" svg:width="0.2cm" svg:height="0.2cm" svg:x="0.347cm" svg:y="4.588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frame text:anchor-type="paragraph" draw:z-index="25" draw:style-name="gr46" draw:text-style-name="P38" svg:width="5.8cm" svg:height="1.601cm" svg:x="0.347cm" svg:y="12.788cm"><draw:text-box><text:p text:style-name="P29"><text:span text:style-name="T10">跨专业合作版块</text:span><text:span text:style-name="T9">，其中标注 <text:s text:c="7"/>为重要该板块需要注意的部分。附注</text:span><text:span text:style-name="T9">:</text:span><text:span text:style-name="T9">对于个人能力评估方面，可能还要对各公司的招聘需求进行了解和分析，</text:span><text:span text:style-name="T10">评估标准要公开</text:span><text:span text:style-name="T9">，</text:span><text:span text:style-name="T10">数据要求透明</text:span></text:p></draw:text-box></draw:frame><draw:custom-shape text:anchor-type="paragraph" draw:z-index="26" draw:style-name="gr45" draw:text-style-name="P34" svg:width="0.2cm" svg:height="0.2cm" svg:x="3.247cm" svg:y="12.988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7" draw:style-name="gr45" draw:text-style-name="P34" svg:width="0.202cm" svg:height="0.2cm" svg:x="4.346cm" svg:y="3.988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28" draw:style-name="gr45" draw:text-style-name="P34" svg:width="0.202cm" svg:height="0.2cm" svg:x="4.346cm" svg:y="5.188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frame text:anchor-type="paragraph" draw:z-index="29" draw:style-name="gr47" draw:text-style-name="P30" svg:width="1.775cm" svg:height="0.567cm" svg:x="0.434cm" svg:y="6.197cm"><draw:text-box><text:p text:style-name="P29"><text:span text:style-name="T9">个人能力评估</text:span></text:p></draw:text-box></draw:frame><draw:custom-shape text:anchor-type="paragraph" draw:z-index="30" draw:style-name="gr48" draw:text-style-name="P41" svg:width="0.1cm" svg:height="1.401cm" svg:x="2.247cm" svg:y="5.78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31" draw:style-name="gr45" draw:text-style-name="P34" svg:width="0.2cm" svg:height="0.202cm" svg:x="0.347cm" svg:y="6.387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frame text:anchor-type="paragraph" draw:z-index="32" draw:style-name="gr49" draw:text-style-name="P30" svg:width="3.045cm" svg:height="0.567cm" svg:x="2.447cm" svg:y="5.588cm"><draw:text-box><text:p text:style-name="P29"><text:span text:style-name="T9">各项目的贡献率的综合评估</text:span></text:p></draw:text-box></draw:frame><draw:frame text:anchor-type="paragraph" draw:z-index="33" draw:style-name="gr49" draw:text-style-name="P30" svg:width="3.045cm" svg:height="0.567cm" svg:x="2.447cm" svg:y="6.087cm"><draw:text-box><text:p text:style-name="P29"><text:span text:style-name="T9">各项目组长评价的综合评估</text:span></text:p></draw:text-box></draw:frame><draw:frame text:anchor-type="paragraph" draw:z-index="34" draw:style-name="gr49" draw:text-style-name="P30" svg:width="3.045cm" svg:height="0.567cm" svg:x="2.447cm" svg:y="6.488cm"><draw:text-box><text:p text:style-name="P29"><text:span text:style-name="T9">各项目成员评价的综合评估</text:span></text:p></draw:text-box></draw:frame><draw:frame text:anchor-type="paragraph" draw:z-index="35" draw:style-name="gr50" draw:text-style-name="P30" svg:width="2.41cm" svg:height="0.567cm" svg:x="2.447cm" svg:y="6.888cm"><draw:text-box><text:p text:style-name="P29"><text:span text:style-name="T9">代码质量的综合评审</text:span></text:p></draw:text-box></draw:frame><draw:frame text:anchor-type="paragraph" draw:z-index="36" draw:style-name="gr51" draw:text-style-name="P42" svg:width="2.199cm" svg:height="0.567cm" svg:x="0.245cm" svg:y="4.787cm"><draw:text-box><text:p text:style-name="P29"><text:span text:style-name="T9">（项目本身难度）</text:span></text:p></draw:text-box></draw:frame><draw:frame text:anchor-type="paragraph" draw:z-index="37" draw:style-name="gr52" draw:text-style-name="P30" svg:width="1.401cm" svg:height="0.567cm" svg:x="0.545cm" svg:y="7.888cm"><draw:text-box><text:p text:style-name="P29"><text:span text:style-name="T9">企业招聘</text:span></text:p></draw:text-box></draw:frame><draw:custom-shape text:anchor-type="paragraph" draw:z-index="38" draw:style-name="gr45" draw:text-style-name="P34" svg:width="0.2cm" svg:height="0.202cm" svg:x="0.347cm" svg:y="8.087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39" draw:style-name="gr53" draw:text-style-name="P36" svg:width="0.202cm" svg:height="1.9cm" svg:x="2.145cm" svg:y="7.58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40" draw:style-name="gr54" draw:text-style-name="P30" svg:width="6.22cm" svg:height="0.881cm" svg:x="2.346cm" svg:y="7.387cm"><draw:text-box><text:p text:style-name="P29"><text:span text:style-name="T9">根据企业招聘需求以及学生的求职意向，对数据进行挖掘分析</text:span></text:p><text:p text:style-name="P29"><text:span text:style-name="T9">，主动向公司进行人才推送服务</text:span></text:p></draw:text-box></draw:frame><draw:frame text:anchor-type="paragraph" draw:z-index="41" draw:style-name="gr55" draw:text-style-name="P30" svg:width="3.892cm" svg:height="0.567cm" svg:x="2.346cm" svg:y="8.289cm"><draw:text-box><text:p text:style-name="P29"><text:span text:style-name="T9">允许企业提供信息展示进行招聘活动</text:span></text:p></draw:text-box></draw:frame><draw:frame text:anchor-type="paragraph" draw:z-index="42" draw:style-name="gr56" draw:text-style-name="P30" svg:width="7.067cm" svg:height="0.567cm" svg:x="2.245cm" svg:y="9.188cm"><draw:text-box><text:p text:style-name="P29"><text:span text:style-name="T9">企业可根据系统对个人的能力评估而生成的人才库浏览，进行自由选择</text:span></text:p></draw:text-box></draw:frame><draw:custom-shape text:anchor-type="paragraph" draw:z-index="43" draw:style-name="gr45" draw:text-style-name="P34" svg:width="0.202cm" svg:height="0.2cm" svg:x="2.346cm" svg:y="7.588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44" draw:style-name="gr45" draw:text-style-name="P34" svg:width="0.202cm" svg:height="0.202cm" svg:x="2.346cm" svg:y="8.387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45" draw:style-name="gr45" draw:text-style-name="P34" svg:width="0.202cm" svg:height="0.202cm" svg:x="2.346cm" svg:y="9.287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frame text:anchor-type="paragraph" draw:z-index="46" draw:style-name="gr57" draw:text-style-name="P30" svg:width="2.834cm" svg:height="0.567cm" svg:x="0.545cm" svg:y="10.188cm"><draw:text-box><text:p text:style-name="P29"><text:span text:style-name="T9">项目投资以及项目商业化</text:span></text:p></draw:text-box></draw:frame><draw:custom-shape text:anchor-type="paragraph" draw:z-index="47" draw:style-name="gr45" draw:text-style-name="P34" svg:width="0.2cm" svg:height="0.2cm" svg:x="0.347cm" svg:y="10.388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48" draw:style-name="gr58" draw:text-style-name="P36" svg:width="0.101cm" svg:height="1.202cm" svg:x="3.246cm" svg:y="9.9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49" draw:style-name="gr59" draw:text-style-name="P30" svg:width="1.387cm" svg:height="0.567cm" svg:x="3.145cm" svg:y="9.689cm"><draw:text-box><text:p text:style-name="P29"><text:span text:style-name="T9">商业投资</text:span></text:p></draw:text-box></draw:frame><draw:frame text:anchor-type="paragraph" draw:z-index="50" draw:style-name="gr60" draw:text-style-name="P30" svg:width="0.929cm" svg:height="0.567cm" svg:x="3.246cm" svg:y="10.888cm"><draw:text-box><text:p text:style-name="P29"><text:span text:style-name="T9">众筹</text:span></text:p></draw:text-box></draw:frame><draw:frame text:anchor-type="paragraph" draw:z-index="51" draw:style-name="gr52" draw:text-style-name="P30" svg:width="1.9cm" svg:height="0.567cm" svg:x="3.246cm" svg:y="10.287cm"><draw:text-box><text:p text:style-name="P29"><text:span text:style-name="T9">捐赠（可选）</text:span></text:p></draw:text-box></draw:frame><draw:g text:anchor-type="paragraph" draw:z-index="7" draw:style-name="gr4"><draw:custom-shape draw:style-name="gr13" draw:text-style-name="P35" svg:width="1.1cm" svg:height="0.5cm" svg:x="12.552cm" svg:y="4.016cm"><text:p/><draw:enhanced-geometry svg:viewBox="0 0 21600 21600" draw:type="rectangle" draw:enhanced-path="M 0 0 L 21600 0 21600 21600 0 21600 0 0 Z N"/></draw:custom-shape><draw:custom-shape draw:style-name="gr14" draw:text-style-name="P35" svg:width="2.1cm" svg:height="0.6cm" svg:x="12.552cm" svg:y="3.116cm"><text:p/><draw:enhanced-geometry svg:viewBox="0 0 21600 21600" draw:type="rectangle" draw:enhanced-path="M 0 0 L 21600 0 21600 21600 0 21600 0 0 Z N"/></draw:custom-shape><draw:frame draw:style-name="gr15" draw:text-style-name="P30" svg:width="1.101cm" svg:height="0.567cm" svg:x="9.252cm" svg:y="5.117cm"><draw:text-box><text:p text:style-name="P29"><text:span text:style-name="T9">论坛</text:span></text:p></draw:text-box></draw:frame><draw:custom-shape draw:style-name="gr16" draw:text-style-name="P36" svg:width="0.052cm" svg:height="3.391cm" svg:x="10.7cm" svg:y="3.72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5" draw:text-style-name="P30" svg:width="1.001cm" svg:height="0.567cm" svg:x="10.751cm" svg:y="3.526cm"><draw:text-box><text:p text:style-name="P29"><text:span text:style-name="T9">成员</text:span></text:p></draw:text-box></draw:frame><draw:custom-shape draw:style-name="gr17" draw:text-style-name="P36" svg:width="0.197cm" svg:height="0.876cm" svg:x="11.55cm" svg:y="3.386cm"><text:p/><draw:enhanced-geometry svg:viewBox="0 0 21600 21600" draw:glue-points="21600 0 0 10800 21600 21600" draw:text-areas="13800 ?f9 21600 ?f10" draw:type="left-brace" draw:modifiers="1198.06514027733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8" draw:text-style-name="P30" svg:width="1.001cm" svg:height="0.567cm" svg:x="11.653cm" svg:y="3.152cm"><draw:text-box draw:corner-radius="1.02cm"><text:p text:style-name="P29"><text:span text:style-name="T9">机构</text:span></text:p></draw:text-box></draw:frame><draw:frame draw:style-name="gr19" draw:text-style-name="P30" svg:width="1.181cm" svg:height="0.567cm" svg:x="11.573cm" svg:y="3.998cm"><draw:text-box><text:p text:style-name="P29"><text:span text:style-name="T9">非机构</text:span></text:p></draw:text-box></draw:frame><draw:frame draw:style-name="gr20" draw:text-style-name="P30" svg:width="2.2cm" svg:height="0.881cm" svg:x="12.552cm" svg:y="3cm"><draw:text-box><text:p text:style-name="P29"><text:span text:style-name="T9">公司、学校、官方</text:span><text:span text:style-name="T9">.</text:span></text:p></draw:text-box></draw:frame><draw:frame draw:style-name="gr21" draw:text-style-name="P30" svg:width="0.999cm" svg:height="0.581cm" svg:x="12.653cm" svg:y="3.937cm"><draw:text-box><text:p text:style-name="P29"><text:span text:style-name="T9">学生</text:span></text:p></draw:text-box></draw:frame><draw:frame draw:style-name="gr22" draw:text-style-name="P30" svg:width="3.202cm" svg:height="0.902cm" svg:x="12.351cm" svg:y="5.016cm"><draw:text-box><text:p text:style-name="P29"><text:span text:style-name="T9"/></text:p><text:p text:style-name="P29"><text:span text:style-name="T9"/></text:p><text:p text:style-name="P37"><text:span text:style-name="T9"><text:s text:c="5"/></text:span><text:span text:style-name="T9">学习交流</text:span><text:span text:style-name="T9">,</text:span><text:span text:style-name="T9">技术交流，资源分享</text:span></text:p><text:p text:style-name="P37"><text:span text:style-name="T9"><text:s text:c="5"/></text:span><text:span text:style-name="T9">,</text:span><text:span text:style-name="T9">生活杂谈</text:span></text:p></draw:text-box></draw:frame><draw:custom-shape draw:style-name="gr23" draw:text-style-name="P36" svg:width="0.1cm" svg:height="1.202cm" svg:x="14.852cm" svg:y="3.215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draw:style-name="gr9" draw:text-style-name="P34" svg:width="0.202cm" svg:height="0.2cm" svg:x="15.152cm" svg:y="3.716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frame draw:style-name="gr24" draw:text-style-name="P30" svg:width="2.001cm" svg:height="0.902cm" svg:x="15.352cm" svg:y="3.416cm"><draw:text-box><text:p text:style-name="P29"><text:span text:style-name="T9">信息和项目模块共享</text:span></text:p></draw:text-box></draw:frame><draw:frame draw:style-name="gr25" draw:text-style-name="P38" svg:width="5.8cm" svg:height="0.701cm" svg:x="11.152cm" svg:y="9.916cm"><draw:text-box><text:p text:style-name="P29"><text:span text:style-name="T10">论坛模块</text:span><text:span text:style-name="T10">,</text:span><text:span text:style-name="T11">其中标注 <text:s text:c="7"/>为重要该板块需要注意的部分。</text:span></text:p></draw:text-box></draw:frame><draw:frame draw:style-name="gr26" draw:text-style-name="P30" svg:width="1.352cm" svg:height="0.567cm" svg:x="10.751cm" svg:y="5.016cm"><draw:text-box><text:p text:style-name="P29"><text:span text:style-name="T9">论坛交流</text:span></text:p></draw:text-box></draw:frame><draw:frame draw:style-name="gr27" draw:text-style-name="P30" svg:width="2.2cm" svg:height="0.701cm" svg:x="10.852cm" svg:y="6.717cm"><draw:text-box><text:p text:style-name="P29"><text:span text:style-name="T9">项目测试和反馈</text:span></text:p></draw:text-box></draw:frame><draw:frame draw:style-name="gr28" draw:text-style-name="P30" svg:width="4.358cm" svg:height="2.137cm" svg:x="12.894cm" svg:y="6.304cm"><draw:text-box><text:p text:style-name="P29"><text:span text:style-name="T9">针对每个项目都会生成一个项目</text:span></text:p><text:p text:style-name="P29"><text:span text:style-name="T9">主题空间</text:span><text:span text:style-name="T9">,</text:span><text:span text:style-name="T9">类似与贴吧</text:span><text:span text:style-name="T9">,</text:span><text:span text:style-name="T9">用户可以</text:span></text:p><text:p text:style-name="P29"><text:span text:style-name="T9">在此对项目进行评论，发表对项目的看法，以此可以为项目改进和测试提供反馈信息。项目人员也可以在此发布测试请求。</text:span></text:p></draw:text-box></draw:frame><draw:frame draw:style-name="gr29" draw:text-style-name="P39" svg:width="0.736cm" svg:height="0.743cm" svg:x="11.019cm" svg:y="6.145cm"><draw:text-box><text:p text:style-name="P29"><text:span text:style-name="T11"><text:s text:c="5"/></text:span></text:p></draw:text-box></draw:frame><draw:custom-shape draw:style-name="gr9" draw:text-style-name="P34" svg:width="0.2cm" svg:height="0.202cm" svg:x="13.353cm" svg:y="10.116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draw:style-name="gr9" draw:text-style-name="P34" svg:width="0.2cm" svg:height="0.2cm" svg:x="10.854cm" svg:y="6.916cm"><text:p/><draw:enhanced-geometry svg:viewBox="0 0 21600 21600" draw:mirror-horizontal="false" draw:mirror-vertical="false"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g></text:p>
      <text:p text:style-name="P19"><draw:frame text:anchor-type="paragraph" draw:z-index="53" draw:style-name="gr62" draw:text-style-name="P44" svg:width="4.116cm" svg:height="0.722cm" svg:x="6.997cm" svg:y="-0.402cm"><draw:text-box><text:p text:style-name="P29"><text:span text:style-name="T13"><text:s text:c="10"/></text:span></text:p></draw:text-box></draw:frame><draw:custom-shape text:anchor-type="paragraph" draw:z-index="54" draw:style-name="gr63" draw:text-style-name="P45" svg:width="0.401cm" svg:height="0.399cm" svg:x="2.697cm" svg:y="7.89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paragraph" draw:z-index="55" draw:style-name="gr64" draw:text-style-name="P46" svg:x1="3.097cm" svg:y1="8.098cm" svg:x2="4.297cm" svg:y2="8.098cm"><text:p/></draw:line><draw:frame text:anchor-type="paragraph" draw:z-index="56" draw:style-name="gr65" draw:text-style-name="P30" svg:width="1.35cm" svg:height="0.567cm" svg:x="4.297cm" svg:y="7.798cm"><draw:text-box><text:p text:style-name="P29"><text:span text:style-name="T9">进入平台</text:span></text:p></draw:text-box></draw:frame><draw:frame text:anchor-type="paragraph" draw:z-index="57" draw:style-name="gr66" draw:text-style-name="P47" svg:width="2.378cm" svg:height="0.567cm" svg:x="4.297cm" svg:y="7.098cm"><draw:text-box><text:p text:style-name="P29"><text:span text:style-name="T11">输入</text:span><text:span text:style-name="T11">www.xxxx.com</text:span></text:p></draw:text-box></draw:frame><draw:line text:anchor-type="paragraph" draw:z-index="58" draw:style-name="gr67" draw:text-style-name="P36" svg:x1="5.697cm" svg:y1="8.098cm" svg:x2="11.297cm" svg:y2="8.098cm"><text:p/></draw:line><draw:custom-shape text:anchor-type="paragraph" draw:z-index="59" draw:style-name="gr68" draw:text-style-name="P48" xml:id="id1" draw:id="id1" svg:width="6.7cm" svg:height="4.601cm" svg:x="11.298cm" svg:y="7.798cm"><text:p text:style-name="P37"><text:span text:style-name="T9">论坛入口 <text:s text:c="3"/></text:span></text:p><text:p text:style-name="P37"><text:span text:style-name="T9">登陆入口</text:span></text:p><text:p text:style-name="P37"><text:span text:style-name="T9">注册入口 <text:s/></text:span></text:p><text:p text:style-name="P37"><text:span text:style-name="T9">项目分类导航</text:span><text:span text:style-name="T9">:</text:span></text:p><text:p text:style-name="P37"><text:span text:style-name="T9"><text:s text:c="5"/></text:span><text:span text:style-name="T9">行业分类，项目难易程度分类，项目空缺职位分类</text:span><text:span text:style-name="T9">,</text:span><text:span text:style-name="T9">外包项目，</text:span></text:p><text:p text:style-name="P37"><text:span text:style-name="T9"><text:s text:c="5"/></text:span><text:span text:style-name="T9">学生兴趣项目</text:span><text:span text:style-name="T9">,</text:span><text:span text:style-name="T9">创业公司项目</text:span><text:span text:style-name="T9">,</text:span><text:span text:style-name="T9">初创公司项目</text:span><text:span text:style-name="T9">,</text:span><text:span text:style-name="T9">学校项目</text:span></text:p><text:p text:style-name="P37"><text:span text:style-name="T9"><text:s text:c="5"/></text:span><text:span text:style-name="T9">创意点子项目</text:span><text:span text:style-name="T9">,</text:span><text:span text:style-name="T9">开源项目</text:span><text:span text:style-name="T9">,</text:span><text:span text:style-name="T9">闭源项目</text:span></text:p><text:p text:style-name="P37"><text:span text:style-name="T9">热门项目呈现</text:span><text:span text:style-name="T9">:</text:span><text:span text:style-name="T9">根据项目受欢迎的程度</text:span><text:span text:style-name="T9">(</text:span><text:span text:style-name="T9">项目的关注量和支持量</text:span><text:span text:style-name="T9">)</text:span></text:p><text:p text:style-name="P37"><text:span text:style-name="T9">最新项目呈现</text:span></text:p><text:p text:style-name="P37"><text:span text:style-name="T9">创意点子</text:span></text:p><text:p text:style-name="P37"><text:span text:style-name="T9">发布创意点子</text:span></text:p><text:p text:style-name="P37"><text:span text:style-name="T9">创建自己的项目</text:span></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text:anchor-type="paragraph" draw:z-index="60" draw:style-name="gr69" draw:text-style-name="P47" svg:width="1.352cm" svg:height="0.567cm" svg:x="11.314cm" svg:y="7.098cm"><draw:text-box><text:p text:style-name="P29"><text:span text:style-name="T11">首页界面</text:span></text:p></draw:text-box></draw:frame><draw:connector text:anchor-type="paragraph" draw:z-index="61" draw:style-name="gr70" draw:text-style-name="P36" draw:type="curve" svg:x1="26.788cm" svg:y1="103.203cm" svg:x2="26.788cm" svg:y2="103.203cm" draw:start-shape="id1" draw:end-shape="id1" svg:d="M26788 103203z" svg:viewBox="0 0 2 2"><text:p/></draw:connector><draw:line text:anchor-type="paragraph" draw:z-index="62" draw:style-name="gr71" draw:text-style-name="P49" svg:x1="14.597cm" svg:y1="12.4cm" svg:x2="14.597cm" svg:y2="14.2cm"><text:p/></draw:line><draw:custom-shape text:anchor-type="paragraph" draw:z-index="63" draw:style-name="gr72" draw:text-style-name="P50" svg:width="0.5cm" svg:height="0.5cm" svg:x="12.497cm" svg:y="18.198cm"><text:p text:style-name="P40"><text:span text:style-name="T14">hot</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text:anchor-type="paragraph" draw:z-index="64" draw:style-name="gr72" draw:text-style-name="P50" svg:width="0.5cm" svg:height="0.5cm" svg:x="12.499cm" svg:y="18.999cm"><text:p text:style-name="P40"><text:span text:style-name="T14">hot</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text:anchor-type="paragraph" draw:z-index="65" draw:style-name="gr73" draw:text-style-name="P50" svg:width="0.602cm" svg:height="0.602cm" svg:x="16.399cm" svg:y="17.598cm"><text:p text:style-name="P40"><text:span text:style-name="T14">New</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text:anchor-type="paragraph" draw:z-index="66" draw:style-name="gr74" draw:text-style-name="P48" xml:id="id7" draw:id="id7" svg:width="3.402cm" svg:height="4.903cm" svg:x="1.697cm" svg:y="15.296cm"><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g text:anchor-type="paragraph" draw:z-index="67" draw:style-name="gr75"><draw:custom-shape draw:style-name="gr76" draw:text-style-name="P35" svg:width="7.4cm" svg:height="8.101cm" svg:x="11.298cm" svg:y="14.198cm"><text:p/><draw:enhanced-geometry svg:viewBox="0 0 21600 21600" draw:type="rectangle" draw:enhanced-path="M 0 0 L 21600 0 21600 21600 0 21600 0 0 Z N"/></draw:custom-shape><draw:frame draw:style-name="gr77" draw:text-style-name="P51" svg:width="2.1cm" svg:height="0.567cm" svg:x="11.598cm" svg:y="14.598cm"><draw:text-box><text:p text:style-name="P40"><text:span text:style-name="T15">论坛入口</text:span></text:p></draw:text-box></draw:frame><draw:frame draw:style-name="gr77" draw:text-style-name="P51" xml:id="id6" draw:id="id6" svg:width="2.102cm" svg:height="0.567cm" svg:x="13.997cm" svg:y="14.6cm"><draw:text-box><text:p text:style-name="P40"><text:span text:style-name="T15">登录入口</text:span></text:p></draw:text-box></draw:frame><draw:frame draw:style-name="gr77" draw:text-style-name="P51" xml:id="id14" draw:id="id14" svg:width="2.102cm" svg:height="0.567cm" svg:x="16.397cm" svg:y="14.6cm"><draw:text-box><text:p text:style-name="P40"><text:span text:style-name="T15">注册入口</text:span></text:p></draw:text-box></draw:frame><draw:frame draw:style-name="gr77" draw:text-style-name="P52" xml:id="id2" draw:id="id2" svg:width="6.901cm" svg:height="0.567cm" svg:x="11.598cm" svg:y="15.399cm"><draw:text-box><text:p text:style-name="P40"><text:span text:style-name="T9">项目分类导航</text:span></text:p></draw:text-box></draw:frame><draw:frame draw:style-name="gr77" draw:text-style-name="P52" svg:width="4.601cm" svg:height="0.567cm" svg:x="11.598cm" svg:y="19.001cm"><draw:text-box><text:p text:style-name="P40"><text:span text:style-name="T9">热门项目</text:span></text:p></draw:text-box></draw:frame><draw:frame draw:style-name="gr77" draw:text-style-name="P52" svg:width="4.601cm" svg:height="0.567cm" svg:x="11.598cm" svg:y="18.2cm"><draw:text-box><text:p text:style-name="P40"><text:span text:style-name="T9">热门创意点子</text:span></text:p></draw:text-box></draw:frame><draw:frame draw:style-name="gr78" draw:text-style-name="P52" svg:width="2.102cm" svg:height="3.2cm" svg:x="16.397cm" svg:y="16.399cm"><draw:text-box><text:p text:style-name="P40"><text:span text:style-name="T9"/></text:p><text:p text:style-name="P40"><text:span text:style-name="T9"/></text:p><text:p text:style-name="P40"><text:span text:style-name="T9"/></text:p><text:p text:style-name="P40"><text:span text:style-name="T9"/></text:p><text:p text:style-name="P40"><text:span text:style-name="T9"><text:s text:c="3"/></text:span><text:span text:style-name="T9">最新项目</text:span></text:p></draw:text-box></draw:frame><draw:frame draw:style-name="gr77" draw:text-style-name="P51" xml:id="id8" draw:id="id8" svg:width="4.601cm" svg:height="0.567cm" svg:x="11.598cm" svg:y="16.403cm"><draw:text-box><text:p text:style-name="P40"><text:span text:style-name="T15">发布创意点子</text:span></text:p></draw:text-box></draw:frame><draw:frame draw:style-name="gr77" draw:text-style-name="P51" xml:id="id9" draw:id="id9" svg:width="4.601cm" svg:height="0.567cm" svg:x="11.598cm" svg:y="17.204cm"><draw:text-box><text:p text:style-name="P40"><text:span text:style-name="T15">创建新项目</text:span></text:p></draw:text-box></draw:frame><draw:frame draw:style-name="gr79" draw:text-style-name="P52" xml:id="id5" draw:id="id5" svg:width="6.901cm" svg:height="2.4cm" svg:x="11.598cm" svg:y="19.701cm"><draw:text-box><text:p text:style-name="P40"><text:span text:style-name="T9"/></text:p><text:p text:style-name="P40"><text:span text:style-name="T9"/></text:p><text:p text:style-name="P40"><text:span text:style-name="T9"/></text:p><text:p text:style-name="P40"><text:span text:style-name="T9">项目列表</text:span></text:p></draw:text-box></draw:frame></draw:g><draw:frame text:anchor-type="paragraph" draw:z-index="68" draw:style-name="gr80" draw:text-style-name="P54" xml:id="id3" draw:id="id3" svg:width="0.817cm" svg:height="2.001cm" svg:x="9.68cm" svg:y="17.697cm"><draw:text-box><text:p text:style-name="P53"><text:span text:style-name="T9">选择某一项目类别</text:span></text:p></draw:text-box></draw:frame><draw:frame text:anchor-type="paragraph" draw:z-index="69" draw:style-name="gr81" draw:text-style-name="P54" xml:id="id4" draw:id="id4" svg:width="1.017cm" svg:height="0.701cm" svg:x="9.581cm" svg:y="20.297cm"><draw:text-box><text:p text:style-name="P53"><text:span text:style-name="T9">更新</text:span></text:p></draw:text-box></draw:frame><draw:connector text:anchor-type="paragraph" draw:z-index="70" draw:style-name="gr82" draw:text-style-name="P36" svg:x1="20.389cm" svg:y1="108.786cm" svg:x2="18.879cm" svg:y2="110.802cm" draw:start-shape="id2" draw:start-glue-point="3" draw:end-shape="id3" draw:end-glue-point="0" svg:d="M20389 108786h-1510v2016" svg:viewBox="0 0 1512 2018"><text:p/></draw:connector><draw:connector text:anchor-type="paragraph" draw:z-index="71" draw:style-name="gr83" draw:text-style-name="P36" draw:type="lines" svg:x1="18.879cm" svg:y1="112.802cm" svg:x2="18.88cm" svg:y2="113.402cm" draw:start-shape="id3" draw:start-glue-point="2" draw:end-shape="id4" draw:end-glue-point="0" svg:d="M18879 112802v501l1-402v501" svg:viewBox="0 0 4 601"><text:p/></draw:connector><draw:connector text:anchor-type="paragraph" draw:z-index="72" draw:style-name="gr83" draw:text-style-name="P36" draw:type="lines" svg:x1="19.389cm" svg:y1="113.751cm" svg:x2="20.39cm" svg:y2="114.005cm" draw:start-shape="id4" draw:start-glue-point="1" draw:end-shape="id5" draw:end-glue-point="3" svg:d="M19389 113751h501v254h500" svg:viewBox="0 0 1002 256"><text:p/></draw:connector><draw:connector text:anchor-type="paragraph" draw:z-index="73" draw:style-name="gr84" draw:text-style-name="P55" svg:x1="23.837cm" svg:y1="107.705cm" svg:x2="12.188cm" svg:y2="108.401cm" draw:start-shape="id6" draw:start-glue-point="0" draw:end-shape="id7" draw:end-glue-point="4" svg:d="M23837 107705v-499h-11649v1195" svg:viewBox="0 0 11650 1198"><text:p/></draw:connector><draw:connector text:anchor-type="paragraph" draw:z-index="74" draw:style-name="gr85" draw:text-style-name="P55" svg:x1="20.389cm" svg:y1="109.79cm" svg:x2="13.889cm" svg:y2="110.853cm" draw:start-shape="id8" draw:start-glue-point="3" draw:end-shape="id7" draw:end-glue-point="7" svg:d="M20389 109790h-3248v1063h-3252" svg:viewBox="0 0 6502 1065"><text:p/></draw:connector><draw:connector text:anchor-type="paragraph" draw:z-index="75" draw:style-name="gr85" draw:text-style-name="P55" svg:x1="20.389cm" svg:y1="110.591cm" svg:x2="13.889cm" svg:y2="110.854cm" draw:start-shape="id9" draw:start-glue-point="3" draw:end-shape="id7" draw:end-glue-point="7" svg:d="M20389 110591h-3248v263h-3252" svg:viewBox="0 0 6502 265"><text:p/></draw:connector><draw:frame text:anchor-type="paragraph" draw:z-index="76" draw:style-name="gr86" draw:text-style-name="P51" svg:width="2.102cm" svg:height="0.567cm" svg:x="2.297cm" svg:y="16.2cm"><draw:text-box><text:p text:style-name="P40"><text:span text:style-name="T15">账号</text:span></text:p></draw:text-box></draw:frame><draw:frame text:anchor-type="paragraph" draw:z-index="77" draw:style-name="gr86" draw:text-style-name="P51" svg:width="2.102cm" svg:height="0.567cm" svg:x="2.297cm" svg:y="17.099cm"><draw:text-box><text:p text:style-name="P40"><text:span text:style-name="T15">密码</text:span></text:p></draw:text-box></draw:frame><draw:frame text:anchor-type="paragraph" draw:z-index="78" draw:style-name="gr69" draw:text-style-name="P47" svg:width="1.352cm" svg:height="0.567cm" svg:x="1.713cm" svg:y="14.698cm"><draw:text-box><text:p text:style-name="P29"><text:span text:style-name="T11">登录界面</text:span></text:p></draw:text-box></draw:frame><draw:frame text:anchor-type="paragraph" draw:z-index="79" draw:style-name="gr87" draw:text-style-name="P51" svg:width="2.102cm" svg:height="0.567cm" svg:x="2.297cm" svg:y="18.202cm"><draw:text-box><text:p text:style-name="P40"><text:span text:style-name="T15">注册</text:span></text:p></draw:text-box></draw:frame><draw:frame text:anchor-type="paragraph" draw:z-index="80" draw:style-name="gr86" draw:text-style-name="P51" xml:id="id10" draw:id="id10" svg:width="2.102cm" svg:height="0.567cm" svg:x="2.297cm" svg:y="19.002cm"><draw:text-box><text:p text:style-name="P40"><text:span text:style-name="T15">登录</text:span></text:p></draw:text-box></draw:frame><draw:frame text:anchor-type="paragraph" draw:z-index="81" draw:style-name="gr80" draw:text-style-name="P54" xml:id="id11" draw:id="id11" svg:width="0.817cm" svg:height="1.301cm" svg:x="0.282cm" svg:y="17.598cm"><draw:text-box><text:p text:style-name="P53"><text:span text:style-name="T9">验证账户</text:span></text:p></draw:text-box></draw:frame><draw:connector text:anchor-type="paragraph" draw:z-index="82" draw:style-name="gr84" draw:text-style-name="P55" svg:x1="11.088cm" svg:y1="112.39cm" svg:x2="9.481cm" svg:y2="112.003cm" draw:start-shape="id10" draw:start-glue-point="3" draw:end-shape="id11" draw:end-glue-point="2" svg:d="M11088 112390h-598v114h-1009v-501" svg:viewBox="0 0 1609 503"><text:p/></draw:connector><draw:connector text:anchor-type="paragraph" draw:z-index="83" draw:style-name="gr84" draw:text-style-name="P55" svg:x1="9.481cm" svg:y1="110.703cm" svg:x2="12.188cm" svg:y2="108.401cm" draw:start-shape="id11" draw:start-glue-point="0" draw:end-shape="id7" svg:d="M9481 110703v-2804h2707v502" svg:viewBox="0 0 2709 2806"><text:p/></draw:connector><draw:frame text:anchor-type="paragraph" draw:z-index="84" draw:style-name="gr69" draw:text-style-name="P47" svg:width="1.352cm" svg:height="0.567cm" svg:x="0.014cm" svg:y="16.2cm"><draw:text-box><text:p text:style-name="P29"><text:span text:style-name="T11">验证失败</text:span></text:p></draw:text-box></draw:frame><draw:custom-shape text:anchor-type="paragraph" draw:z-index="85" draw:style-name="gr88" draw:text-style-name="P56" xml:id="id12" draw:id="id12" svg:width="0.401cm" svg:height="0.399cm" svg:x="0.497cm" svg:y="23.19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text:anchor-type="paragraph" draw:z-index="86" draw:style-name="gr85" draw:text-style-name="P55" svg:x1="9.481cm" svg:y1="112.003cm" svg:x2="9.49cm" svg:y2="116.304cm" draw:start-shape="id11" draw:start-glue-point="2" draw:end-shape="id12" draw:end-glue-point="4" svg:d="M9481 112003v2150h9v2151" svg:viewBox="0 0 11 4302"><text:p/></draw:connector><draw:frame text:anchor-type="paragraph" draw:z-index="87" draw:style-name="gr69" draw:text-style-name="P47" svg:width="1.352cm" svg:height="0.567cm" svg:x="0.016cm" svg:y="20.9cm"><draw:text-box><text:p text:style-name="P29"><text:span text:style-name="T11">验证成功</text:span></text:p></draw:text-box></draw:frame><draw:frame text:anchor-type="paragraph" draw:z-index="88" draw:style-name="gr69" draw:text-style-name="P47" svg:width="1.352cm" svg:height="0.567cm" svg:x="11.314cm" svg:y="13.499cm"><draw:text-box><text:p text:style-name="P29"><text:span text:style-name="T11">首页界面</text:span></text:p></draw:text-box></draw:frame><draw:custom-shape text:anchor-type="paragraph" draw:z-index="89" draw:style-name="gr89" draw:text-style-name="P48" xml:id="id13" draw:id="id13" svg:width="6.002cm" svg:height="4.904cm" svg:x="4.196cm" svg:y="22.396cm"><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text:anchor-type="paragraph" draw:z-index="90" draw:style-name="gr69" draw:text-style-name="P47" svg:width="1.352cm" svg:height="0.567cm" svg:x="4.214cm" svg:y="21.8cm"><draw:text-box><text:p text:style-name="P29"><text:span text:style-name="T11">注册界面</text:span></text:p></draw:text-box></draw:frame><draw:connector text:anchor-type="paragraph" draw:z-index="91" draw:style-name="gr85" draw:text-style-name="P55" svg:x1="13.189cm" svg:y1="112.39cm" svg:x2="15.989cm" svg:y2="115.501cm" draw:start-shape="id10" draw:start-glue-point="1" draw:end-shape="id13" draw:end-glue-point="4" svg:d="M13189 112390h2800v3111" svg:viewBox="0 0 2801 3113"><text:p/></draw:connector><draw:connector text:anchor-type="paragraph" draw:z-index="92" draw:style-name="gr85" draw:text-style-name="P55" svg:x1="27.289cm" svg:y1="41.822cm" svg:x2="10.225cm" svg:y2="24.941cm" draw:start-shape="id14" draw:start-glue-point="1" svg:d="M27289 41822h499v-16882h-17563" svg:viewBox="0 0 17565 16884"><text:p/></draw:connector><draw:frame text:anchor-type="paragraph" draw:z-index="93" draw:style-name="gr87" draw:text-style-name="P51" xml:id="id15" draw:id="id15" svg:width="2.1cm" svg:height="0.567cm" svg:x="6.098cm" svg:y="26.001cm"><draw:text-box><text:p text:style-name="P40"><text:span text:style-name="T15">注册</text:span></text:p></draw:text-box></draw:frame><draw:frame text:anchor-type="paragraph" draw:z-index="94" draw:style-name="gr87" draw:text-style-name="P52" svg:width="2.1cm" svg:height="0.567cm" svg:x="6.098cm" svg:y="22.902cm"><draw:text-box><text:p text:style-name="P40"><text:span text:style-name="T9">基础信息</text:span></text:p></draw:text-box></draw:frame><draw:frame text:anchor-type="paragraph" draw:z-index="95" draw:style-name="gr87" draw:text-style-name="P52" svg:width="2.1cm" svg:height="0.567cm" svg:x="6.098cm" svg:y="23.703cm"><draw:text-box><text:p text:style-name="P40"><text:span text:style-name="T9">注册成员类别</text:span></text:p></draw:text-box></draw:frame><draw:frame text:anchor-type="paragraph" draw:z-index="96" draw:style-name="gr87" draw:text-style-name="P52" svg:width="2.1cm" svg:height="0.567cm" svg:x="6.098cm" svg:y="24.604cm"><draw:text-box><text:p text:style-name="P40"><text:span text:style-name="T9">相应的成员信息</text:span></text:p></draw:text-box></draw:frame><draw:frame text:anchor-type="paragraph" draw:z-index="97" draw:style-name="gr87" draw:text-style-name="P51" svg:width="2.1cm" svg:height="0.567cm" svg:x="6.098cm" svg:y="25.307cm"><draw:text-box><text:p text:style-name="P40"><text:span text:style-name="T15">平台协议</text:span></text:p></draw:text-box></draw:frame><draw:frame text:anchor-type="paragraph" draw:z-index="98" draw:style-name="gr80" draw:text-style-name="P54" xml:id="id16" draw:id="id16" svg:width="0.817cm" svg:height="1.301cm" svg:x="2.582cm" svg:y="23.998cm"><draw:text-box><text:p text:style-name="P53"><text:span text:style-name="T9">验证信息</text:span></text:p></draw:text-box></draw:frame><draw:connector text:anchor-type="paragraph" draw:z-index="99" draw:style-name="gr85" draw:text-style-name="P55" svg:x1="14.889cm" svg:y1="119.389cm" svg:x2="11.781cm" svg:y2="118.403cm" draw:start-shape="id15" draw:start-glue-point="3" draw:end-shape="id16" draw:end-glue-point="2" svg:d="M14889 119389h-3108v-986" svg:viewBox="0 0 3110 988"><text:p/></draw:connector><draw:path text:anchor-type="paragraph" draw:z-index="100" draw:style-name="gr90" draw:text-style-name="P36" svg:width="1.047cm" svg:height="0.925cm" draw:transform="skewX (0.0101229096615672) rotate (1.25419360048313) translate (2.99430741601576cm 23.9976431767451cm)" svg:viewBox="0 0 1048 926" svg:d="M0 4c240-20 509 38 669 236 140 175 222 383 341 573l38 113"><text:p/></draw:path><draw:frame text:anchor-type="paragraph" draw:z-index="101" draw:style-name="gr69" draw:text-style-name="P47" svg:width="1.352cm" svg:height="0.567cm" svg:x="2.515cm" svg:y="23.102cm"><draw:text-box><text:p text:style-name="P29"><text:span text:style-name="T11">验证失败</text:span></text:p></draw:text-box></draw:frame><draw:connector text:anchor-type="paragraph" draw:z-index="102" draw:style-name="gr84" draw:text-style-name="P55" svg:x1="11.374cm" svg:y1="117.752cm" svg:x2="12.189cm" svg:y2="113.303cm" draw:start-shape="id16" draw:start-glue-point="3" draw:end-shape="id7" draw:end-glue-point="6" svg:d="M11374 117752h-501v-2549h1316v-1900" svg:viewBox="0 0 1318 4450"><text:p/></draw:connector><draw:frame text:anchor-type="paragraph" draw:z-index="103" draw:style-name="gr69" draw:text-style-name="P47" svg:width="1.352cm" svg:height="0.567cm" svg:x="2.817cm" svg:y="20.902cm"><draw:text-box><text:p text:style-name="P29"><text:span text:style-name="T11">验证成功</text:span></text:p></draw:text-box></draw:frame><draw:custom-shape text:anchor-type="paragraph" draw:z-index="104" draw:style-name="gr91" draw:text-style-name="P57" svg:width="3.901cm" svg:height="1.9cm" svg:x="11.797cm" svg:y="22.798cm"><text:p text:style-name="P40"><text:span text:style-name="T9">账号昵称</text:span></text:p><text:p text:style-name="P40"><text:span text:style-name="T9">账号密码</text:span></text:p><text:p text:style-name="P40"><text:span text:style-name="T9">验证邮箱</text:span><text:span text:style-name="T9">(</text:span><text:span text:style-name="T9">验证手机</text:span><text:span text:style-name="T9">)</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105" draw:style-name="gr69" draw:text-style-name="P47" svg:width="1.352cm" svg:height="0.567cm" svg:x="10.416cm" svg:y="22.601cm"><draw:text-box><text:p text:style-name="P29"><text:span text:style-name="T11">基础信息</text:span></text:p></draw:text-box></draw:frame><draw:custom-shape text:anchor-type="paragraph" draw:z-index="106" draw:style-name="gr92" draw:text-style-name="P58" svg:width="1.001cm" svg:height="1.9cm" svg:x="11.197cm" svg:y="25.698cm"><text:p text:style-name="P40"><text:span text:style-name="T9">学校省份</text:span></text:p><text:p text:style-name="P40"><text:span text:style-name="T9">学校名称</text:span></text:p><text:p text:style-name="P40"><text:span text:style-name="T9">学号</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107" draw:style-name="gr93" draw:text-style-name="P58" svg:width="1.348cm" svg:height="2.301cm" svg:x="12.749cm" svg:y="25.398cm"><text:p text:style-name="P40"><text:span text:style-name="T9">公司名</text:span></text:p><text:p text:style-name="P40"><text:span text:style-name="T9">公司法人</text:span></text:p><text:p text:style-name="P40"><text:span text:style-name="T9">公司编号</text:span></text:p><text:p text:style-name="P40"><text:span text:style-name="T9">公司类型</text:span></text:p><text:p text:style-name="P40"><text:span text:style-name="T9">公司邮箱</text:span></text:p><text:p text:style-name="P40"><text:span text:style-name="T9">公司电话</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108" draw:style-name="gr94" draw:text-style-name="P58" svg:width="1.449cm" svg:height="2.001cm" svg:x="14.649cm" svg:y="25.598cm"><text:p text:style-name="P40"><text:span text:style-name="T9">学校名称</text:span></text:p><text:p text:style-name="P40"><text:span text:style-name="T9">学校编号</text:span></text:p><text:p text:style-name="P40"><text:span text:style-name="T9">学校邮箱</text:span></text:p><text:p text:style-name="P40"><text:span text:style-name="T9">学校电话</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109" draw:style-name="gr95" draw:text-style-name="P58" svg:width="0.401cm" svg:height="0.401cm" svg:x="14.296cm" svg:y="25.497cm"><text:p text:style-name="P40"><text:span text:style-name="T9">校</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10" draw:style-name="gr95" draw:text-style-name="P58" svg:width="0.401cm" svg:height="0.401cm" svg:x="12.397cm" svg:y="25.497cm"><text:p text:style-name="P40"><text:span text:style-name="T9">公</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11" draw:style-name="gr96" draw:text-style-name="P58" svg:width="0.301cm" svg:height="0.301cm" svg:x="10.998cm" svg:y="25.649cm"><text:p text:style-name="P40"><text:span text:style-name="T9">学</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frame text:anchor-type="paragraph" draw:z-index="112" draw:style-name="gr69" draw:text-style-name="P47" svg:width="1.352cm" svg:height="0.567cm" svg:x="10.416cm" svg:y="25.001cm"><draw:text-box><text:p text:style-name="P29"><text:span text:style-name="T11">成员信息</text:span></text:p></draw:text-box></draw:frame><draw:frame text:anchor-type="paragraph" draw:z-index="113" draw:style-name="gr97" draw:text-style-name="P54" svg:width="1.445cm" svg:height="1.301cm" svg:x="10.052cm" svg:y="26.298cm"><draw:text-box><text:p text:style-name="P53"><text:span text:style-name="T9">尝试与教务处进行对接</text:span></text:p></draw:text-box></draw:frame><draw:custom-shape text:anchor-type="paragraph" draw:z-index="114" draw:style-name="gr98" draw:text-style-name="P59" svg:width="1.001cm" svg:height="0.301cm" svg:x="0.797cm" svg:y="1.198cm"><text:p text:style-name="P40"><text:span text:style-name="T16">说明</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text:anchor-type="paragraph" draw:z-index="115" draw:style-name="gr99" draw:text-style-name="P35" svg:width="0.5cm" svg:height="0.5cm" svg:x="2.397cm" svg:y="1.69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paragraph" draw:z-index="116" draw:style-name="gr100" draw:text-style-name="P36" svg:x1="2.997cm" svg:y1="2cm" svg:x2="4.297cm" svg:y2="2cm"><text:p/></draw:line><draw:frame text:anchor-type="paragraph" draw:z-index="117" draw:style-name="gr60" draw:text-style-name="P30" svg:width="0.929cm" svg:height="0.567cm" svg:x="4.098cm" svg:y="1.699cm"><draw:text-box><text:p text:style-name="P29"><text:span text:style-name="T9">成员</text:span></text:p></draw:text-box></draw:frame><draw:custom-shape text:anchor-type="paragraph" draw:z-index="118" draw:style-name="gr101" draw:text-style-name="P36" svg:width="0.202cm" svg:height="1.802cm" svg:x="4.897cm" svg:y="1.09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19" draw:style-name="gr95" draw:text-style-name="P58" svg:width="0.401cm" svg:height="0.401cm" svg:x="5.196cm" svg:y="2.498cm"><text:p text:style-name="P40"><text:span text:style-name="T9">校</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20" draw:style-name="gr95" draw:text-style-name="P58" svg:width="0.401cm" svg:height="0.401cm" svg:x="5.196cm" svg:y="1.797cm"><text:p text:style-name="P40"><text:span text:style-name="T9">公</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21" draw:style-name="gr96" draw:text-style-name="P58" svg:width="0.301cm" svg:height="0.301cm" svg:x="5.196cm" svg:y="1.048cm"><text:p text:style-name="P40"><text:span text:style-name="T9">学</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paragraph" draw:z-index="122" draw:style-name="gr100" draw:text-style-name="P36" svg:x1="5.797cm" svg:y1="1.198cm" svg:x2="6.697cm" svg:y2="1.198cm"><text:p/></draw:line><draw:frame text:anchor-type="paragraph" draw:z-index="123" draw:style-name="gr60" draw:text-style-name="P30" svg:width="0.929cm" svg:height="0.567cm" svg:x="6.597cm" svg:y="0.898cm"><draw:text-box><text:p text:style-name="P29"><text:span text:style-name="T9">学生</text:span></text:p></draw:text-box></draw:frame><draw:line text:anchor-type="paragraph" draw:z-index="124" draw:style-name="gr100" draw:text-style-name="P36" svg:x1="5.847cm" svg:y1="1.949cm" svg:x2="6.747cm" svg:y2="1.949cm"><text:p/></draw:line><draw:line text:anchor-type="paragraph" draw:z-index="125" draw:style-name="gr100" draw:text-style-name="P36" svg:x1="5.821cm" svg:y1="2.676cm" svg:x2="6.721cm" svg:y2="2.676cm"><text:p/></draw:line><draw:frame text:anchor-type="paragraph" draw:z-index="126" draw:style-name="gr60" draw:text-style-name="P30" svg:width="0.929cm" svg:height="0.567cm" svg:x="6.622cm" svg:y="2.376cm"><draw:text-box><text:p text:style-name="P29"><text:span text:style-name="T9">学校</text:span></text:p></draw:text-box></draw:frame><draw:frame text:anchor-type="paragraph" draw:z-index="127" draw:style-name="gr60" draw:text-style-name="P30" svg:width="0.929cm" svg:height="0.567cm" svg:x="6.597cm" svg:y="1.699cm"><draw:text-box><text:p text:style-name="P29"><text:span text:style-name="T9">公司</text:span></text:p></draw:text-box></draw:frame><draw:frame text:anchor-type="paragraph" draw:z-index="128" draw:style-name="gr60" draw:text-style-name="P30" svg:width="0.929cm" svg:height="0.567cm" svg:x="8.797cm" svg:y="1.699cm"><draw:text-box><text:p text:style-name="P29"><text:span text:style-name="T9">状态</text:span></text:p></draw:text-box></draw:frame><draw:custom-shape text:anchor-type="paragraph" draw:z-index="129" draw:style-name="gr102" draw:text-style-name="P36" svg:width="0.101cm" svg:height="0.9cm" svg:x="9.597cm" svg:y="1.49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30" draw:style-name="gr53" draw:text-style-name="P36" svg:width="0.101cm" svg:height="1.9cm" svg:x="7.497cm" svg:y="0.99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131" draw:style-name="gr100" draw:text-style-name="P36" svg:x1="7.697cm" svg:y1="2cm" svg:x2="8.997cm" svg:y2="2cm"><text:p/></draw:line><draw:custom-shape text:anchor-type="paragraph" draw:z-index="132" draw:style-name="gr103" draw:text-style-name="P45" svg:width="0.401cm" svg:height="0.401cm" svg:x="9.797cm" svg:y="1.298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33" draw:style-name="gr104" draw:text-style-name="P56" svg:width="0.401cm" svg:height="0.401cm" svg:x="9.797cm" svg:y="2.198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paragraph" draw:z-index="134" draw:style-name="gr100" draw:text-style-name="P36" svg:x1="10.296cm" svg:y1="1.498cm" svg:x2="11.196cm" svg:y2="1.498cm"><text:p/></draw:line><draw:frame text:anchor-type="paragraph" draw:z-index="135" draw:style-name="gr105" draw:text-style-name="P30" svg:width="1.14cm" svg:height="0.567cm" svg:x="11.097cm" svg:y="1.198cm"><draw:text-box><text:p text:style-name="P29"><text:span text:style-name="T9">未登陆</text:span></text:p></draw:text-box></draw:frame><draw:line text:anchor-type="paragraph" draw:z-index="136" draw:style-name="gr100" draw:text-style-name="P36" svg:x1="10.296cm" svg:y1="2.449cm" svg:x2="11.196cm" svg:y2="2.449cm"><text:p/></draw:line><draw:frame text:anchor-type="paragraph" draw:z-index="137" draw:style-name="gr60" draw:text-style-name="P30" svg:width="0.929cm" svg:height="0.567cm" svg:x="11.097cm" svg:y="2.148cm"><draw:text-box><text:p text:style-name="P29"><text:span text:style-name="T9">登陆</text:span></text:p></draw:text-box></draw:frame><draw:frame text:anchor-type="paragraph" draw:z-index="138" draw:style-name="gr106" draw:text-style-name="P47" svg:width="1.107cm" svg:height="0.743cm" svg:x="2.298cm" svg:y="3.3cm"><draw:text-box><text:p text:style-name="P29"><text:span text:style-name="T11"><text:s text:c="13"/></text:span></text:p></draw:text-box></draw:frame><draw:line text:anchor-type="paragraph" draw:z-index="139" draw:style-name="gr100" draw:text-style-name="P36" svg:x1="3.447cm" svg:y1="3.6cm" svg:x2="4.747cm" svg:y2="3.6cm"><text:p/></draw:line><draw:frame text:anchor-type="paragraph" draw:z-index="140" draw:style-name="gr107" draw:text-style-name="P30" svg:width="1.352cm" svg:height="0.567cm" svg:x="4.597cm" svg:y="3.397cm"><draw:text-box><text:p text:style-name="P29"><text:span text:style-name="T9">注释说明</text:span></text:p></draw:text-box></draw:frame><draw:frame text:anchor-type="paragraph" draw:z-index="141" draw:style-name="gr108" draw:text-style-name="P51" svg:width="1.101cm" svg:height="0.74cm" svg:x="2.297cm" svg:y="4.198cm"><draw:text-box><text:p/></draw:text-box></draw:frame><draw:line text:anchor-type="paragraph" draw:z-index="142" draw:style-name="gr100" draw:text-style-name="P36" svg:x1="3.497cm" svg:y1="4.498cm" svg:x2="4.797cm" svg:y2="4.498cm"><text:p/></draw:line><draw:frame text:anchor-type="paragraph" draw:z-index="143" draw:style-name="gr107" draw:text-style-name="P30" svg:width="1.352cm" svg:height="0.567cm" svg:x="4.597cm" svg:y="4.198cm"><draw:text-box><text:p text:style-name="P29"><text:span text:style-name="T9">页面模块</text:span></text:p></draw:text-box></draw:frame><draw:line text:anchor-type="paragraph" draw:z-index="144" draw:style-name="gr64" draw:text-style-name="P46" svg:x1="6.65cm" svg:y1="3.602cm" svg:x2="7.85cm" svg:y2="3.602cm"><text:p/></draw:line><draw:line text:anchor-type="paragraph" draw:z-index="145" draw:style-name="gr100" draw:text-style-name="P36" svg:x1="8.047cm" svg:y1="3.6cm" svg:x2="9.347cm" svg:y2="3.6cm"><text:p/></draw:line><draw:frame text:anchor-type="paragraph" draw:z-index="146" draw:style-name="gr107" draw:text-style-name="P30" svg:width="1.352cm" svg:height="0.567cm" svg:x="9.197cm" svg:y="3.298cm"><draw:text-box><text:p text:style-name="P29"><text:span text:style-name="T9">流程指向</text:span></text:p></draw:text-box></draw:frame><draw:custom-shape text:anchor-type="paragraph" draw:z-index="147" draw:style-name="gr109" draw:text-style-name="P48" svg:width="1.1cm" svg:height="0.6cm" svg:x="6.697cm" svg:y="4.098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line text:anchor-type="paragraph" draw:z-index="148" draw:style-name="gr110" draw:text-style-name="P36" svg:x1="7.997cm" svg:y1="4.399cm" svg:x2="9.297cm" svg:y2="4.399cm"><text:p text:style-name="P40"><text:span text:style-name="T12"><text:s text:c="2"/></text:span></text:p></draw:line><draw:frame text:anchor-type="paragraph" draw:z-index="149" draw:style-name="gr111" draw:text-style-name="P30" svg:width="0.929cm" svg:height="0.567cm" svg:x="9.197cm" svg:y="4.098cm"><draw:text-box><text:p text:style-name="P29"><text:span text:style-name="T9">页面</text:span></text:p></draw:text-box></draw:frame><draw:line text:anchor-type="paragraph" draw:z-index="150" draw:style-name="gr71" draw:text-style-name="P49" svg:x1="11.594cm" svg:y1="3.567cm" svg:x2="13.394cm" svg:y2="3.569cm"><text:p/></draw:line><draw:frame text:anchor-type="paragraph" draw:z-index="151" draw:style-name="gr112" draw:text-style-name="P30" svg:width="1.25cm" svg:height="0.567cm" svg:x="14.697cm" svg:y="3.298cm"><draw:text-box><text:p text:style-name="P29"><text:span text:style-name="T9"><text:s/></text:span><text:span text:style-name="T9">等价符</text:span></text:p></draw:text-box></draw:frame><draw:line text:anchor-type="paragraph" draw:z-index="152" draw:style-name="gr100" draw:text-style-name="P36" svg:x1="13.597cm" svg:y1="3.6cm" svg:x2="14.897cm" svg:y2="3.6cm"><text:p/></draw:line><draw:frame text:anchor-type="paragraph" draw:z-index="153" draw:style-name="gr113" draw:text-style-name="P30" svg:width="1.348cm" svg:height="0.802cm" svg:x="11.649cm" svg:y="3.997cm"><draw:text-box><text:p/></draw:text-box></draw:frame><draw:line text:anchor-type="paragraph" draw:z-index="154" draw:style-name="gr100" draw:text-style-name="P36" svg:x1="13.047cm" svg:y1="4.399cm" svg:x2="14.347cm" svg:y2="4.399cm"><text:p/></draw:line><draw:frame text:anchor-type="paragraph" draw:z-index="155" draw:style-name="gr111" draw:text-style-name="P30" svg:width="0.929cm" svg:height="0.567cm" svg:x="14.198cm" svg:y="4.098cm"><draw:text-box><text:p text:style-name="P29"><text:span text:style-name="T9">操作</text:span></text:p></draw:text-box></draw:frame><draw:line text:anchor-type="paragraph" draw:z-index="156" draw:style-name="gr114" draw:text-style-name="P55" svg:x1="2.295cm" svg:y1="5.398cm" svg:x2="3.295cm" svg:y2="5.398cm"><text:p/></draw:line><draw:line text:anchor-type="paragraph" draw:z-index="157" draw:style-name="gr100" draw:text-style-name="P36" svg:x1="3.447cm" svg:y1="5.399cm" svg:x2="4.747cm" svg:y2="5.399cm"><text:p/></draw:line><draw:frame text:anchor-type="paragraph" draw:z-index="158" draw:style-name="gr107" draw:text-style-name="P30" svg:width="1.352cm" svg:height="0.567cm" svg:x="4.547cm" svg:y="5.099cm"><draw:text-box><text:p text:style-name="P29"><text:span text:style-name="T9">数据链接</text:span></text:p></draw:text-box></draw:frame><draw:custom-shape text:anchor-type="paragraph" draw:z-index="159" draw:style-name="gr115" draw:text-style-name="P35" svg:width="0.6cm" svg:height="0.8cm" svg:x="6.897cm" svg:y="4.89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160" draw:style-name="gr100" draw:text-style-name="P36" svg:x1="7.947cm" svg:y1="5.299cm" svg:x2="9.247cm" svg:y2="5.299cm"><text:p/></draw:line><draw:frame text:anchor-type="paragraph" draw:z-index="161" draw:style-name="gr116" draw:text-style-name="P30" svg:width="1.461cm" svg:height="0.567cm" svg:x="9.047cm" svg:y="4.999cm"><draw:text-box><text:p text:style-name="P29"><text:span text:style-name="T9"><text:s/></text:span><text:span text:style-name="T9">信息数据</text:span></text:p></draw:text-box></draw:frame><draw:g text:anchor-type="paragraph" draw:z-index="162" draw:style-name="gr75"><draw:g draw:style-name="gr117"><draw:frame draw:style-name="gr118" draw:text-style-name="P51" svg:width="1.101cm" svg:height="0.74cm" svg:x="11.696cm" svg:y="5.094cm"><draw:text-box><text:p/></draw:text-box></draw:frame><draw:custom-shape draw:style-name="gr119" draw:text-style-name="P49" svg:width="0.168cm" svg:height="0.114cm" draw:transform="skewX (0.015707963267949) rotate (-3.10598793684911) translate (12.6576666666667cm 5.40808333333333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draw:line text:anchor-type="paragraph" draw:z-index="163" draw:style-name="gr100" draw:text-style-name="P36" svg:x1="12.797cm" svg:y1="5.399cm" svg:x2="14.097cm" svg:y2="5.399cm"><text:p/></draw:line><draw:frame text:anchor-type="paragraph" draw:z-index="164" draw:style-name="gr120" draw:text-style-name="P30" svg:width="1.987cm" svg:height="0.599cm" svg:x="13.998cm" svg:y="5.099cm"><draw:text-box><text:p text:style-name="P29"><text:span text:style-name="T9">页面下拉框模块</text:span></text:p></draw:text-box></draw:frame> <text:s/></text:p>
      <text:p text:style-name="P24"><draw:custom-shape text:anchor-type="paragraph" draw:z-index="52" draw:style-name="gr61" draw:text-style-name="P43" svg:width="0.662cm" svg:height="0.424cm" svg:x="-0.457cm" svg:y="0.0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2"/>系统大致流程图</text:p>
      <text:p text:style-name="P24"/>
      <text:p text:style-name="P16"><text:s text:c="11"/></text:p>
      <text:p text:style-name="P16"/>
      <text:p text:style-name="P16"/>
      <text:p text:style-name="P16"><draw:custom-shape text:anchor-type="paragraph" draw:z-index="249" draw:style-name="gr265" draw:text-style-name="P64" svg:width="1.246cm" svg:height="0.44cm" svg:x="2.233cm" svg:y="3.517cm"><text:p text:style-name="P40"><text:span text:style-name="T9"/></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0" draw:style-name="gr100" draw:text-style-name="P36" svg:x1="3.632cm" svg:y1="3.699cm" svg:x2="4.932cm" svg:y2="3.699cm"><text:p/></draw:line><draw:frame text:anchor-type="paragraph" draw:z-index="251" draw:style-name="gr107" draw:text-style-name="P30" svg:width="1.352cm" svg:height="0.567cm" svg:x="4.733cm" svg:y="3.399cm"><draw:text-box><text:p text:style-name="P29"><text:span text:style-name="T9">状态说明</text:span></text:p></draw:text-box></draw:frame></text:p>
      <text:p text:style-name="P19"><draw:g text:anchor-type="paragraph" draw:z-index="165" draw:style-name="gr4"><draw:custom-shape draw:style-name="gr121" draw:text-style-name="P56" xml:id="id17" draw:id="id17" svg:width="0.401cm" svg:height="0.401cm" svg:x="4.05cm" svg:y="1.298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frame draw:style-name="gr122" draw:text-style-name="P47" svg:width="1.798cm" svg:height="0.6cm" svg:x="4.354cm" svg:y="0.198cm"><draw:text-box><text:p text:style-name="P29"><text:span text:style-name="T11"><text:s text:c="4"/></text:span><text:span text:style-name="T11">登录成功</text:span></text:p></draw:text-box></draw:frame><draw:custom-shape draw:style-name="gr123" draw:text-style-name="P35" svg:width="7.402cm" svg:height="8.102cm" svg:x="6.95cm" svg:y="1.097cm"><text:p/><draw:enhanced-geometry svg:viewBox="0 0 21600 21600" draw:type="rectangle" draw:enhanced-path="M 0 0 L 21600 0 21600 21600 0 21600 0 0 Z N"/></draw:custom-shape><draw:frame draw:style-name="gr77" draw:text-style-name="P51" svg:width="2.1cm" svg:height="0.567cm" svg:x="7.252cm" svg:y="1.498cm"><draw:text-box><text:p text:style-name="P40"><text:span text:style-name="T15">论坛入口</text:span></text:p></draw:text-box></draw:frame><draw:frame draw:style-name="gr77" draw:text-style-name="P51" svg:width="4.402cm" svg:height="0.567cm" svg:x="9.651cm" svg:y="1.499cm"><draw:text-box><text:p text:style-name="P40"><text:span text:style-name="T15">账号信息</text:span></text:p></draw:text-box></draw:frame><draw:frame draw:style-name="gr77" draw:text-style-name="P52" svg:width="6.899cm" svg:height="0.567cm" svg:x="7.252cm" svg:y="2.298cm"><draw:text-box><text:p text:style-name="P40"><text:span text:style-name="T9">项目分类导航</text:span></text:p></draw:text-box></draw:frame><draw:frame draw:style-name="gr77" draw:text-style-name="P52" svg:width="4.599cm" svg:height="0.567cm" svg:x="7.252cm" svg:y="5.9cm"><draw:text-box><text:p text:style-name="P40"><text:span text:style-name="T9">热门项目</text:span></text:p></draw:text-box></draw:frame><draw:frame draw:style-name="gr77" draw:text-style-name="P52" svg:width="4.599cm" svg:height="0.567cm" svg:x="7.252cm" svg:y="5.098cm"><draw:text-box><text:p text:style-name="P40"><text:span text:style-name="T9">热门创意点子</text:span></text:p></draw:text-box></draw:frame><draw:frame draw:style-name="gr78" draw:text-style-name="P52" svg:width="2.1cm" svg:height="3.2cm" svg:x="12.051cm" svg:y="3.298cm"><draw:text-box><text:p text:style-name="P40"><text:span text:style-name="T9"/></text:p><text:p text:style-name="P40"><text:span text:style-name="T9"/></text:p><text:p text:style-name="P40"><text:span text:style-name="T9"/></text:p><text:p text:style-name="P40"><text:span text:style-name="T9"/></text:p><text:p text:style-name="P40"><text:span text:style-name="T9"><text:s text:c="3"/></text:span><text:span text:style-name="T9">最新项目</text:span></text:p></draw:text-box></draw:frame><draw:frame draw:style-name="gr77" draw:text-style-name="P51" svg:width="4.599cm" svg:height="0.567cm" svg:x="7.252cm" svg:y="3.302cm"><draw:text-box><text:p text:style-name="P40"><text:span text:style-name="T15">发布创意点子</text:span></text:p></draw:text-box></draw:frame><draw:frame draw:style-name="gr77" draw:text-style-name="P51" svg:width="4.599cm" svg:height="0.567cm" svg:x="7.252cm" svg:y="4.103cm"><draw:text-box><text:p text:style-name="P40"><text:span text:style-name="T15">创建新项目</text:span></text:p></draw:text-box></draw:frame><draw:frame draw:style-name="gr79" draw:text-style-name="P52" svg:width="6.899cm" svg:height="2.4cm" svg:x="7.252cm" svg:y="6.6cm"><draw:text-box><text:p text:style-name="P40"><text:span text:style-name="T9"/></text:p><text:p text:style-name="P40"><text:span text:style-name="T9"/></text:p><text:p text:style-name="P40"><text:span text:style-name="T9"/></text:p><text:p text:style-name="P40"><text:span text:style-name="T9">项目列表</text:span></text:p></draw:text-box></draw:frame><draw:connector draw:style-name="gr124" draw:text-style-name="P55" svg:x1="4.451cm" svg:y1="1.499cm" svg:x2="6.952cm" svg:y2="5.149cm" draw:start-shape="id17" draw:start-glue-point="10" svg:d="M4451 1499h1501v3650h1000" svg:viewBox="0 0 2503 3651"><text:p/></draw:connector><draw:frame draw:style-name="gr125" draw:text-style-name="P47" svg:width="1.5cm" svg:height="0.567cm" svg:x="5.253cm" svg:y="2.598cm"><draw:text-box><text:p text:style-name="P29"><text:span text:style-name="T11"><text:s text:c="4"/></text:span><text:span text:style-name="T11">跳转</text:span></text:p></draw:text-box></draw:frame><draw:frame draw:style-name="gr126" draw:text-style-name="P47" svg:width="2.098cm" svg:height="3.393cm" svg:x="15.053cm" svg:y="1.002cm"><draw:text-box><text:p text:style-name="P29"><text:span text:style-name="T11">账号信息是用户登陆后显示用户昵称</text:span><text:span text:style-name="T11">,</text:span><text:span text:style-name="T11">下拉框中的链接</text:span><text:span text:style-name="T11">:</text:span></text:p><text:p text:style-name="P29"><text:span text:style-name="T11"><text:s text:c="7"/></text:span><text:span text:style-name="T17">个人中心</text:span></text:p><text:p text:style-name="P29"><text:span text:style-name="T11"><text:s text:c="8"/></text:span><text:span text:style-name="T17">注销</text:span><text:span text:style-name="T11"> <text:s/></text:span></text:p><text:p text:style-name="P29"><text:span text:style-name="T11"><text:s text:c="8"/></text:span><text:span text:style-name="T17">账户设置</text:span></text:p><text:p text:style-name="P29"><text:span text:style-name="T11"><text:s text:c="8"/></text:span><text:span text:style-name="T17">我的私信</text:span></text:p><text:p text:style-name="P29"><text:span text:style-name="T11"><text:s text:c="8"/></text:span><text:span text:style-name="T17">我的通知</text:span></text:p><text:p text:style-name="P29"><text:span text:style-name="T11"><text:s text:c="8"/></text:span></text:p></draw:text-box></draw:frame><draw:custom-shape draw:style-name="gr119" draw:text-style-name="P49" svg:width="0.168cm" svg:height="0.114cm" draw:transform="skewX (-0.015707963267949) rotate (-3.10598793684911) translate (12.6118055555556cm 1.80798611111111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19" draw:text-style-name="P49" svg:width="0.17cm" svg:height="0.114cm" draw:transform="skewX (-0.015707963267949) rotate (-3.10598793684911) translate (11.6081527777778cm 2.60702777777778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27" draw:text-style-name="P52" xml:id="id18" draw:id="id18" svg:width="1.502cm" svg:height="0.599cm" svg:x="1.45cm" svg:y="0cm"><draw:text-box><text:p text:style-name="P40"><text:span text:style-name="T9">登陆入口</text:span></text:p></draw:text-box></draw:frame><draw:connector draw:style-name="gr128" draw:text-style-name="P55" svg:x1="2.951cm" svg:y1="0.298cm" svg:x2="4.251cm" svg:y2="1.298cm" draw:start-shape="id18" draw:start-glue-point="1" draw:end-shape="id17" draw:end-glue-point="4" svg:d="M2951 298h1300v1000" svg:viewBox="0 0 1302 1002"><text:p/></draw:connector><draw:frame draw:style-name="gr129" draw:text-style-name="P52" xml:id="id21" draw:id="id21" svg:width="1.8cm" svg:height="0.698cm" svg:x="1.251cm" svg:y="9.901cm"><draw:text-box><text:p text:style-name="P40"><text:span text:style-name="T9">发布创意点子</text:span></text:p></draw:text-box></draw:frame><draw:g draw:style-name="gr117"><draw:custom-shape draw:style-name="gr121" draw:text-style-name="P56" xml:id="id19" draw:id="id19" svg:width="0.401cm" svg:height="0.401cm" svg:x="4.052cm" svg:y="11.19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frame draw:style-name="gr122" draw:text-style-name="P47" svg:width="1.8cm" svg:height="0.6cm" svg:x="4.354cm" svg:y="10.199cm"><draw:text-box><text:p text:style-name="P29"><text:span text:style-name="T11"><text:s text:c="4"/></text:span><text:span text:style-name="T11">登录成功</text:span></text:p></draw:text-box></draw:frame><draw:custom-shape draw:style-name="gr130" draw:text-style-name="P35" xml:id="id20" draw:id="id20" svg:width="7.4cm" svg:height="4.7cm" svg:x="6.952cm" svg:y="11cm"><text:p/><draw:enhanced-geometry svg:viewBox="0 0 21600 21600" draw:mirror-horizontal="false" draw:mirror-vertical="false" draw:type="rectangle" draw:enhanced-path="M 0 0 L 21600 0 21600 21600 0 21600 0 0 Z N"/></draw:custom-shape><draw:connector draw:style-name="gr124" draw:text-style-name="P55" svg:x1="4.452cm" svg:y1="11.4cm" svg:x2="6.951cm" svg:y2="13.349cm" draw:start-shape="id19" draw:start-glue-point="10" draw:end-shape="id20" svg:d="M4452 11400h1249v1949h1250" svg:viewBox="0 0 2501 1951"><text:p/></draw:connector><draw:frame draw:style-name="gr125" draw:text-style-name="P47" svg:width="1.502cm" svg:height="0.567cm" svg:x="5.253cm" svg:y="12.499cm"><draw:text-box><text:p text:style-name="P29"><text:span text:style-name="T11"><text:s text:c="4"/></text:span><text:span text:style-name="T11">跳转</text:span></text:p></draw:text-box></draw:frame><draw:connector draw:style-name="gr128" draw:text-style-name="P55" svg:x1="3.05cm" svg:y1="10.248cm" svg:x2="4.253cm" svg:y2="11.199cm" draw:start-shape="id21" draw:start-glue-point="1" draw:end-shape="id19" draw:end-glue-point="4" svg:d="M3050 10248h1203v951" svg:viewBox="0 0 1205 953"><text:p/></draw:connector><draw:frame draw:style-name="gr122" draw:text-style-name="P47" svg:width="2.698cm" svg:height="0.6cm" svg:x="6.954cm" svg:y="10.299cm"><draw:text-box><text:p text:style-name="P29"><text:span text:style-name="T11"><text:s text:c="4"/></text:span><text:span text:style-name="T11">发布创意点子界面</text:span></text:p></draw:text-box></draw:frame><draw:frame draw:style-name="gr77" draw:text-style-name="P52" svg:width="6.899cm" svg:height="0.567cm" svg:x="7.252cm" svg:y="11.4cm"><draw:text-box><text:p text:style-name="P40"><text:span text:style-name="T9">创意标题</text:span></text:p></draw:text-box></draw:frame><draw:frame draw:style-name="gr79" draw:text-style-name="P52" svg:width="6.899cm" svg:height="2.4cm" svg:x="7.252cm" svg:y="12.201cm"><draw:text-box><text:p text:style-name="P40"><text:span text:style-name="T9"/></text:p><text:p text:style-name="P40"><text:span text:style-name="T9"/></text:p><text:p text:style-name="P40"><text:span text:style-name="T9"/></text:p><text:p text:style-name="P40"><text:span text:style-name="T9">创意内容</text:span></text:p></draw:text-box></draw:frame><draw:frame draw:style-name="gr77" draw:text-style-name="P52" svg:width="6.899cm" svg:height="0.567cm" svg:x="7.252cm" svg:y="14.801cm"><draw:text-box><text:p text:style-name="P40"><text:span text:style-name="T9">提交创意</text:span></text:p></draw:text-box></draw:frame></draw:g></draw:g></text:p>
      <text:p text:style-name="P19"><draw:g text:anchor-type="paragraph" draw:z-index="166" draw:style-name="gr4"><draw:custom-shape draw:style-name="gr121" draw:text-style-name="P56" xml:id="id22" draw:id="id22" svg:width="0.401cm" svg:height="0.401cm" svg:x="4.053cm" svg:y="14.30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frame draw:style-name="gr122" draw:text-style-name="P47" svg:width="1.8cm" svg:height="0.6cm" svg:x="4.355cm" svg:y="13.301cm"><draw:text-box><text:p text:style-name="P29"><text:span text:style-name="T11"><text:s text:c="4"/></text:span><text:span text:style-name="T11">登录成功</text:span></text:p></draw:text-box></draw:frame><draw:custom-shape draw:style-name="gr131" draw:text-style-name="P35" xml:id="id23" draw:id="id23" svg:width="7.4cm" svg:height="6.998cm" svg:x="6.953cm" svg:y="14.1cm"><text:p/><draw:enhanced-geometry svg:viewBox="0 0 21600 21600" draw:type="rectangle" draw:enhanced-path="M 0 0 L 21600 0 21600 21600 0 21600 0 0 Z N"/></draw:custom-shape><draw:connector draw:style-name="gr124" draw:text-style-name="P55" svg:x1="4.453cm" svg:y1="14.502cm" svg:x2="6.952cm" svg:y2="17.597cm" draw:start-shape="id22" draw:start-glue-point="10" draw:end-shape="id23" svg:d="M4453 14502h1249v3095h1250" svg:viewBox="0 0 2501 3097"><text:p/></draw:connector><draw:frame draw:style-name="gr125" draw:text-style-name="P47" svg:width="1.502cm" svg:height="0.567cm" svg:x="5.253cm" svg:y="15.601cm"><draw:text-box><text:p text:style-name="P29"><text:span text:style-name="T11"><text:s text:c="4"/></text:span><text:span text:style-name="T11">跳转</text:span></text:p></draw:text-box></draw:frame><draw:frame draw:style-name="gr129" draw:text-style-name="P51" xml:id="id24" draw:id="id24" svg:width="1.8cm" svg:height="0.698cm" svg:x="1.252cm" svg:y="13.003cm"><draw:text-box><text:p text:style-name="P40"><text:span text:style-name="T15">发布项目</text:span></text:p></draw:text-box></draw:frame><draw:connector draw:style-name="gr128" draw:text-style-name="P55" svg:x1="3.051cm" svg:y1="13.35cm" svg:x2="4.254cm" svg:y2="14.301cm" draw:start-shape="id24" draw:start-glue-point="1" draw:end-shape="id22" draw:end-glue-point="4" svg:d="M3051 13350h1203v951" svg:viewBox="0 0 1205 953"><text:p/></draw:connector><draw:frame draw:style-name="gr122" draw:text-style-name="P47" svg:width="2.698cm" svg:height="0.6cm" svg:x="6.955cm" svg:y="13.402cm"><draw:text-box><text:p text:style-name="P29"><text:span text:style-name="T11"><text:s text:c="4"/></text:span><text:span text:style-name="T11">发布项目界面</text:span></text:p></draw:text-box></draw:frame><draw:frame draw:style-name="gr77" draw:text-style-name="P52" svg:width="6.899cm" svg:height="0.567cm" svg:x="7.253cm" svg:y="14.502cm"><draw:text-box><text:p text:style-name="P40"><text:span text:style-name="T9">项目名称</text:span></text:p></draw:text-box></draw:frame><draw:frame draw:style-name="gr132" draw:text-style-name="P52" svg:width="6.899cm" svg:height="1.197cm" svg:x="7.253cm" svg:y="15.301cm"><draw:text-box><text:p text:style-name="P40"><text:span text:style-name="T9"/></text:p><text:p text:style-name="P40"><text:span text:style-name="T9">项目描述</text:span></text:p></draw:text-box></draw:frame><draw:frame draw:style-name="gr77" draw:text-style-name="P52" svg:width="6.899cm" svg:height="0.567cm" svg:x="7.253cm" svg:y="20.403cm"><draw:text-box><text:p text:style-name="P40"><text:span text:style-name="T9">提交项目</text:span></text:p></draw:text-box></draw:frame><draw:frame draw:style-name="gr129" draw:text-style-name="P52" svg:width="6.899cm" svg:height="0.698cm" svg:x="7.253cm" svg:y="17.601cm"><draw:text-box><text:p text:style-name="P40"><text:span text:style-name="T9">项目类别</text:span></text:p></draw:text-box></draw:frame><draw:frame draw:style-name="gr129" draw:text-style-name="P52" svg:width="6.899cm" svg:height="0.698cm" svg:x="7.253cm" svg:y="16.702cm"><draw:text-box><text:p text:style-name="P40"><text:span text:style-name="T9">项目所属行业</text:span></text:p></draw:text-box></draw:frame><draw:custom-shape draw:style-name="gr119" draw:text-style-name="P49" svg:width="0.17cm" svg:height="0.114cm" draw:transform="rotate (-3.10598793684911) translate (11.6099166666667cm 17.0091805555556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19" draw:text-style-name="P49" svg:width="0.168cm" svg:height="0.114cm" draw:transform="rotate (-3.10598793684911) translate (11.5040833333333cm 17.907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29" draw:text-style-name="P52" svg:width="6.899cm" svg:height="0.698cm" svg:x="7.253cm" svg:y="18.503cm"><draw:text-box><text:p text:style-name="P40"><text:span text:style-name="T9">项目难易程度</text:span></text:p></draw:text-box></draw:frame><draw:frame draw:style-name="gr133" draw:text-style-name="P47" svg:width="2.698cm" svg:height="2.497cm" svg:x="14.555cm" svg:y="17.702cm"><draw:text-box><text:p text:style-name="P29"><text:span text:style-name="T11"><text:s text:c="2"/></text:span><text:span text:style-name="T11">项目类别</text:span><text:span text:style-name="T11">: <text:s/></text:span></text:p><text:p text:style-name="P29"><text:span text:style-name="T11"><text:s text:c="8"/></text:span><text:span text:style-name="T11">学生个人兴趣项目</text:span></text:p><text:p text:style-name="P29"><text:span text:style-name="T11"><text:s text:c="8"/></text:span><text:span text:style-name="T11">创业公司项目</text:span></text:p><text:p text:style-name="P29"><text:span text:style-name="T11"><text:s text:c="8"/></text:span><text:span text:style-name="T11">学校项目</text:span></text:p><text:p text:style-name="P29"><text:span text:style-name="T11"><text:s text:c="8"/></text:span><text:span text:style-name="T11">外包项目</text:span></text:p><text:p text:style-name="P29"><text:span text:style-name="T11"><text:s text:c="8"/></text:span><text:span text:style-name="T11">初创项目</text:span></text:p><text:p text:style-name="P29"><text:span text:style-name="T11"><text:s text:c="7"/></text:span></text:p></draw:text-box></draw:frame><draw:frame draw:style-name="gr134" draw:text-style-name="P47" svg:width="2.698cm" svg:height="1.098cm" svg:x="3.958cm" svg:y="18.402cm"><draw:text-box><text:p text:style-name="P29"><text:span text:style-name="T11">项目难易程度设置为</text:span><text:span text:style-name="T11">:</text:span><text:span text:style-name="T11">高、中、低三个级别</text:span></text:p></draw:text-box></draw:frame><draw:frame draw:style-name="gr129" draw:text-style-name="P52" svg:width="3.499cm" svg:height="0.698cm" svg:x="7.253cm" svg:y="19.402cm"><draw:text-box><text:p text:style-name="P40"><text:span text:style-name="T9">开源</text:span></text:p></draw:text-box></draw:frame><draw:frame draw:style-name="gr129" draw:text-style-name="P52" svg:width="3.301cm" svg:height="0.698cm" svg:x="10.849cm" svg:y="19.402cm"><draw:text-box><text:p text:style-name="P40"><text:span text:style-name="T9">闭源</text:span></text:p></draw:text-box></draw:frame></draw:g></text:p>
      <text:p text:style-name="P19"><draw:g text:anchor-type="paragraph" draw:z-index="167" draw:style-name="gr4"><draw:g draw:style-name="gr117" xml:id="id25" draw:id="id25"><draw:frame draw:style-name="gr77" draw:text-style-name="P51" svg:width="1.4cm" svg:height="0.567cm" svg:x="2.653cm" svg:y="1.306cm"><draw:text-box><text:p text:style-name="P40"><text:span text:style-name="T15">热门项目</text:span></text:p></draw:text-box></draw:frame><draw:frame draw:style-name="gr77" draw:text-style-name="P51" svg:width="1.4cm" svg:height="0.567cm" svg:x="2.653cm" svg:y="2.008cm"><draw:text-box><text:p text:style-name="P40"><text:span text:style-name="T15">项目列表</text:span></text:p></draw:text-box></draw:frame><draw:frame draw:style-name="gr77" draw:text-style-name="P51" svg:width="1.4cm" svg:height="0.567cm" svg:x="2.653cm" svg:y="2.808cm"><draw:text-box><text:p text:style-name="P40"><text:span text:style-name="T15">最新项目</text:span></text:p></draw:text-box></draw:frame></draw:g><draw:custom-shape draw:style-name="gr135" draw:text-style-name="P48" xml:id="id28" draw:id="id28" svg:width="4.779cm" svg:height="9.332cm" svg:x="7.874cm" svg:y="0.671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22" draw:text-style-name="P47" svg:width="2.2cm" svg:height="0.6cm" svg:x="7.852cm" svg:y="0.002cm"><draw:text-box><text:p text:style-name="P29"><text:span text:style-name="T11"><text:s text:c="2"/></text:span><text:span text:style-name="T11">项目主页界面 <text:s/></text:span></text:p></draw:text-box></draw:frame><draw:g draw:style-name="gr117" xml:id="id26" draw:id="id26"><draw:frame draw:style-name="gr136" draw:text-style-name="P30" svg:width="1.899cm" svg:height="1.505cm" svg:x="4.759cm" svg:y="2.006cm"><draw:text-box><text:p/></draw:text-box></draw:frame><draw:frame draw:style-name="gr137" draw:text-style-name="P30" svg:width="2.197cm" svg:height="0.701cm" svg:x="4.656cm" svg:y="2.002cm"><draw:text-box><text:p text:style-name="P29"><text:span text:style-name="T9">选择一个项目进入</text:span></text:p></draw:text-box></draw:frame></draw:g><draw:connector draw:style-name="gr124" draw:text-style-name="P55" svg:x1="4.051cm" svg:y1="2.339cm" svg:x2="4.656cm" svg:y2="2.755cm" draw:start-shape="id25" draw:start-glue-point="1" draw:end-shape="id26" draw:end-glue-point="3" svg:d="M4051 2339h303v416h302" svg:viewBox="0 0 607 418"><text:p/></draw:connector><draw:connector draw:style-name="gr128" draw:text-style-name="P55" xml:id="id27" draw:id="id27" svg:x1="6.852cm" svg:y1="2.755cm" svg:x2="6.852cm" svg:y2="2.755cm" draw:start-shape="id26" draw:start-glue-point="1" draw:end-shape="id26" draw:end-glue-point="1" svg:d="M6852 2755z" svg:viewBox="0 0 2 2"><text:p/></draw:connector><draw:connector draw:style-name="gr124" draw:text-style-name="P55" svg:x1="6.852cm" svg:y1="2.755cm" svg:x2="7.873cm" svg:y2="5.336cm" draw:start-shape="id27" draw:start-glue-point="0" draw:end-shape="id28" draw:end-glue-point="5" svg:d="M6852 2755h510v2581h511" svg:viewBox="0 0 1023 2582"><text:p/></draw:connector><draw:frame draw:style-name="gr127" draw:text-style-name="P52" svg:width="3.802cm" svg:height="0.599cm" svg:x="8.352cm" svg:y="0.907cm"><draw:text-box><text:p text:style-name="P40"><text:span text:style-name="T9">项目名称</text:span></text:p></draw:text-box></draw:frame><draw:frame draw:style-name="gr127" draw:text-style-name="P52" svg:width="3.802cm" svg:height="0.599cm" svg:x="8.352cm" svg:y="2.706cm"><draw:text-box><text:p text:style-name="P40"><text:span text:style-name="T9">项目成员</text:span></text:p></draw:text-box></draw:frame><draw:frame draw:style-name="gr127" draw:text-style-name="P52" svg:width="1.401cm" svg:height="0.599cm" svg:x="8.352cm" svg:y="3.507cm"><draw:text-box><text:p text:style-name="P40"><text:span text:style-name="T9">项目类别</text:span></text:p></draw:text-box></draw:frame><draw:frame draw:style-name="gr127" draw:text-style-name="P52" svg:width="3.802cm" svg:height="0.599cm" svg:x="8.352cm" svg:y="4.306cm"><draw:text-box><text:p text:style-name="P40"><text:span text:style-name="T9">项目成立时间</text:span></text:p></draw:text-box></draw:frame><draw:frame draw:style-name="gr127" draw:text-style-name="P52" svg:width="3.802cm" svg:height="0.599cm" svg:x="8.352cm" svg:y="1.806cm"><draw:text-box><text:p text:style-name="P40"><text:span text:style-name="T9">项目简介</text:span></text:p></draw:text-box></draw:frame><draw:frame draw:style-name="gr127" draw:text-style-name="P52" svg:width="3.802cm" svg:height="0.599cm" svg:x="8.352cm" svg:y="5.107cm"><draw:text-box><text:p text:style-name="P40"><text:span text:style-name="T9">项目关注量和支持量 <text:s text:c="2"/>关注 <text:s/>支持</text:span></text:p></draw:text-box></draw:frame><draw:frame draw:style-name="gr127" draw:text-style-name="P52" svg:width="1.9cm" svg:height="0.599cm" svg:x="8.352cm" svg:y="5.906cm"><draw:text-box><text:p text:style-name="P40"><text:span text:style-name="T9">项目进展显示</text:span></text:p></draw:text-box></draw:frame><draw:frame draw:style-name="gr127" draw:text-style-name="P52" svg:width="1.802cm" svg:height="0.599cm" svg:x="10.352cm" svg:y="3.507cm"><draw:text-box><text:p text:style-name="P40"><text:span text:style-name="T9">项目所属行业</text:span></text:p></draw:text-box></draw:frame><draw:frame draw:style-name="gr127" draw:text-style-name="P52" svg:width="1.9cm" svg:height="0.599cm" svg:x="10.352cm" svg:y="5.906cm"><draw:text-box><text:p text:style-name="P40"><text:span text:style-name="T9">项目仓库地址</text:span></text:p></draw:text-box></draw:frame><draw:frame draw:style-name="gr138" draw:text-style-name="P52" svg:width="3.901cm" svg:height="0.881cm" svg:x="8.352cm" svg:y="6.707cm"><draw:text-box><text:p text:style-name="P40"><text:span text:style-name="T9">项目当前的融资情况</text:span></text:p></draw:text-box></draw:frame><draw:frame draw:style-name="gr139" draw:text-style-name="P51" xml:id="id33" draw:id="id33" svg:width="3.901cm" svg:height="0.597cm" svg:x="8.352cm" svg:y="7.707cm"><draw:text-box><text:p text:style-name="P40"><text:span text:style-name="T15">申请参加项目</text:span></text:p></draw:text-box></draw:frame><draw:frame draw:style-name="gr77" draw:text-style-name="P52" xml:id="id35" draw:id="id35" svg:width="1.502cm" svg:height="0.567cm" svg:x="10.652cm" svg:y="8.507cm"><draw:text-box><text:p text:style-name="P40"><text:span text:style-name="T9">申请投资</text:span></text:p></draw:text-box></draw:frame><draw:custom-shape draw:style-name="gr140" draw:text-style-name="P48" xml:id="id34" draw:id="id34" svg:width="4.781cm" svg:height="5.501cm" svg:x="14.772cm" svg:y="1.302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27" draw:text-style-name="P52" svg:width="3.8cm" svg:height="0.599cm" svg:x="15.353cm" svg:y="1.507cm"><draw:text-box><text:p text:style-name="P40"><text:span text:style-name="T9">专业技能</text:span></text:p></draw:text-box></draw:frame><draw:frame draw:style-name="gr127" draw:text-style-name="P52" svg:width="3.8cm" svg:height="0.599cm" svg:x="15.353cm" svg:y="2.207cm"><draw:text-box><text:p text:style-name="P40"><text:span text:style-name="T9">希望在项目做什么位置</text:span></text:p></draw:text-box></draw:frame><draw:frame draw:style-name="gr127" draw:text-style-name="P52" svg:width="3.8cm" svg:height="0.599cm" svg:x="15.353cm" svg:y="2.905cm"><draw:text-box><text:p text:style-name="P40"><text:span text:style-name="T9">学校</text:span></text:p></draw:text-box></draw:frame><draw:frame draw:style-name="gr127" draw:text-style-name="P52" svg:width="3.8cm" svg:height="0.599cm" svg:x="15.353cm" svg:y="3.606cm"><draw:text-box><text:p text:style-name="P40"><text:span text:style-name="T9">入学年份和毕业年份</text:span></text:p></draw:text-box></draw:frame><draw:frame draw:style-name="gr127" draw:text-style-name="P52" svg:width="3.8cm" svg:height="0.599cm" svg:x="15.353cm" svg:y="4.406cm"><draw:text-box><text:p text:style-name="P40"><text:span text:style-name="T9">简单介绍自己</text:span></text:p></draw:text-box></draw:frame><draw:frame draw:style-name="gr127" draw:text-style-name="P52" svg:width="3.8cm" svg:height="0.599cm" svg:x="15.353cm" svg:y="5.107cm"><draw:text-box><text:p text:style-name="P40"><text:span text:style-name="T9">实习经验介绍</text:span></text:p></draw:text-box></draw:frame><draw:frame draw:style-name="gr127" draw:text-style-name="P52" xml:id="id29" draw:id="id29" svg:width="3.8cm" svg:height="0.599cm" svg:x="15.353cm" svg:y="5.906cm"><draw:text-box><text:p text:style-name="P40"><text:span text:style-name="T9">提交</text:span></text:p></draw:text-box></draw:frame><draw:frame draw:style-name="gr122" draw:text-style-name="P47" svg:width="2.2cm" svg:height="0.6cm" svg:x="14.753cm" svg:y="0.602cm"><draw:text-box><text:p text:style-name="P29"><text:span text:style-name="T11">申请加入界面</text:span></text:p></draw:text-box></draw:frame><draw:frame draw:style-name="gr141" draw:text-style-name="P30" svg:width="1.348cm" svg:height="0.802cm" svg:x="16.658cm" svg:y="8.306cm"><draw:text-box><text:p/></draw:text-box></draw:frame><draw:frame draw:style-name="gr142" draw:text-style-name="P30" xml:id="id30" draw:id="id30" svg:width="1.775cm" svg:height="0.567cm" svg:x="16.451cm" svg:y="8.437cm"><draw:text-box><text:p text:style-name="P29"><text:span text:style-name="T9">项目组长审核</text:span></text:p></draw:text-box></draw:frame><draw:frame draw:style-name="gr143" draw:text-style-name="P30" xml:id="id31" draw:id="id31" svg:width="1.35cm" svg:height="1.195cm" svg:x="15.203cm" svg:y="10.622cm"><draw:text-box><text:p text:style-name="P29"><text:span text:style-name="T9">加入项目组</text:span><text:span text:style-name="T9">.</text:span><text:span text:style-name="T9">分配任务</text:span></text:p></draw:text-box></draw:frame><draw:frame draw:style-name="gr144" draw:text-style-name="P30" xml:id="id32" draw:id="id32" svg:width="1.35cm" svg:height="0.597cm" svg:x="16.857cm" svg:y="12.206cm"><draw:text-box><text:p text:style-name="P29"><text:span text:style-name="T9"><text:s text:c="3"/></text:span><text:span text:style-name="T9">通知</text:span></text:p></draw:text-box></draw:frame><draw:connector draw:style-name="gr124" draw:text-style-name="P55" svg:x1="17.252cm" svg:y1="6.504cm" svg:x2="17.338cm" svg:y2="8.438cm" draw:start-shape="id29" draw:start-glue-point="2" draw:end-shape="id30" draw:end-glue-point="0" svg:d="M17252 6504v967h86v967" svg:viewBox="0 0 88 1935"><text:p/></draw:connector><draw:connector draw:style-name="gr124" draw:text-style-name="P55" svg:x1="16.451cm" svg:y1="8.719cm" svg:x2="15.876cm" svg:y2="10.622cm" draw:start-shape="id30" draw:start-glue-point="3" draw:end-shape="id31" draw:end-glue-point="0" svg:d="M16451 8719h-575v1903" svg:viewBox="0 0 577 1905"><text:p/></draw:connector><draw:frame draw:style-name="gr122" draw:text-style-name="P47" svg:width="1.001cm" svg:height="0.6cm" svg:x="15.353cm" svg:y="9.502cm"><draw:text-box><text:p text:style-name="P29"><text:span text:style-name="T11">通过</text:span></text:p></draw:text-box></draw:frame><draw:connector draw:style-name="gr124" draw:text-style-name="P55" svg:x1="18.227cm" svg:y1="8.719cm" svg:x2="18.207cm" svg:y2="12.504cm" draw:start-shape="id30" draw:start-glue-point="1" draw:end-shape="id32" draw:end-glue-point="1" svg:d="M18227 8719h499v3785h-519" svg:viewBox="0 0 520 3787"><text:p/></draw:connector><draw:frame draw:style-name="gr145" draw:text-style-name="P47" svg:width="1.001cm" svg:height="0.881cm" svg:x="18.252cm" svg:y="9.802cm"><draw:text-box><text:p text:style-name="P29"><text:span text:style-name="T11">未通过</text:span></text:p></draw:text-box></draw:frame><draw:connector draw:style-name="gr124" draw:text-style-name="P55" svg:x1="15.876cm" svg:y1="11.817cm" svg:x2="16.857cm" svg:y2="12.505cm" draw:start-shape="id31" draw:start-glue-point="2" draw:end-shape="id32" draw:end-glue-point="3" svg:d="M15876 11817v688h981" svg:viewBox="0 0 982 690"><text:p/></draw:connector><draw:connector draw:style-name="gr128" draw:text-style-name="P55" svg:x1="12.252cm" svg:y1="8.005cm" svg:x2="14.773cm" svg:y2="4.052cm" draw:start-shape="id33" draw:start-glue-point="1" draw:end-shape="id34" draw:end-glue-point="5" svg:d="M12252 8005h1260v-3953h1261" svg:viewBox="0 0 2522 3955"><text:p/></draw:connector><draw:frame draw:style-name="gr146" draw:text-style-name="P47" svg:width="1.601cm" svg:height="2.137cm" svg:x="12.851cm" svg:y="2.009cm"><draw:text-box><text:p text:style-name="P29"><text:span text:style-name="T11">仅仅是闭源项目才走这个流程，开源项目用户可以直接提交代码</text:span></text:p></draw:text-box></draw:frame><draw:g draw:style-name="gr117" xml:id="id36" draw:id="id36"><draw:frame draw:style-name="gr141" draw:text-style-name="P30" svg:width="2.349cm" svg:height="0.802cm" svg:x="9.204cm" svg:y="10.301cm"><draw:text-box><text:p/></draw:text-box></draw:frame><draw:frame draw:style-name="gr147" draw:text-style-name="P30" svg:width="2.199cm" svg:height="0.567cm" svg:x="9.257cm" svg:y="10.402cm"><draw:text-box><text:p text:style-name="P29"><text:span text:style-name="T9">组长和投资者洽谈</text:span></text:p></draw:text-box></draw:frame></draw:g><draw:g draw:style-name="gr117" xml:id="id37" draw:id="id37"><draw:frame draw:style-name="gr141" draw:text-style-name="P30" svg:width="2.25cm" svg:height="0.802cm" svg:x="9.204cm" svg:y="12.203cm"><draw:text-box><text:p/></draw:text-box></draw:frame><draw:frame draw:style-name="gr147" draw:text-style-name="P30" svg:width="2.199cm" svg:height="0.567cm" svg:x="9.251cm" svg:y="12.337cm"><draw:text-box><text:p text:style-name="P29"><text:span text:style-name="T9">成员和投资者洽谈</text:span></text:p></draw:text-box></draw:frame></draw:g><draw:g draw:style-name="gr117" xml:id="id38" draw:id="id38"><draw:frame draw:style-name="gr148" draw:text-style-name="P30" svg:width="1.35cm" svg:height="0.74cm" svg:x="9.652cm" svg:y="13.901cm"><draw:text-box><text:p/></draw:text-box></draw:frame><draw:frame draw:style-name="gr26" draw:text-style-name="P30" svg:width="1.352cm" svg:height="0.567cm" svg:x="9.652cm" svg:y="14.002cm"><draw:text-box><text:p text:style-name="P29"><text:span text:style-name="T9">确认投资</text:span></text:p></draw:text-box></draw:frame></draw:g><draw:g draw:style-name="gr117" xml:id="id39" draw:id="id39"><draw:frame draw:style-name="gr141" draw:text-style-name="P30" svg:width="2.25cm" svg:height="0.802cm" svg:x="9.204cm" svg:y="15.501cm"><draw:text-box><text:p/></draw:text-box></draw:frame><draw:frame draw:style-name="gr142" draw:text-style-name="P30" svg:width="1.775cm" svg:height="0.567cm" svg:x="9.251cm" svg:y="15.637cm"><draw:text-box><text:p text:style-name="P29"><text:span text:style-name="T9">生成投资报表</text:span></text:p></draw:text-box></draw:frame></draw:g><draw:connector draw:style-name="gr124" draw:text-style-name="P55" svg:x1="11.402cm" svg:y1="9.074cm" svg:x2="10.377cm" svg:y2="10.302cm" draw:start-shape="id35" draw:start-glue-point="2" draw:end-shape="id36" draw:end-glue-point="0" svg:d="M11402 9074v614h-1025v614" svg:viewBox="0 0 1027 1229"><text:p/></draw:connector><draw:connector draw:style-name="gr124" draw:text-style-name="P55" svg:x1="10.376cm" svg:y1="11.102cm" svg:x2="10.327cm" svg:y2="12.203cm" draw:start-shape="id36" draw:start-glue-point="2" draw:end-shape="id37" draw:end-glue-point="0" svg:d="M10376 11102v550h-49v551" svg:viewBox="0 0 51 1102"><text:p/></draw:connector><draw:connector draw:style-name="gr124" draw:text-style-name="P55" svg:x1="10.327cm" svg:y1="13.004cm" svg:x2="10.327cm" svg:y2="13.902cm" draw:start-shape="id37" draw:start-glue-point="2" draw:end-shape="id38" draw:end-glue-point="0" svg:d="M10327 13004v898" svg:viewBox="0 0 2 900"><text:p/></draw:connector><draw:connector draw:style-name="gr124" draw:text-style-name="P55" svg:x1="10.327cm" svg:y1="14.641cm" svg:x2="10.327cm" svg:y2="15.502cm" draw:start-shape="id38" draw:start-glue-point="2" draw:end-shape="id39" draw:end-glue-point="0" svg:d="M10327 14641v861" svg:viewBox="0 0 2 863"><text:p/></draw:connector><draw:frame draw:style-name="gr149" draw:text-style-name="P47" svg:width="1.602cm" svg:height="1.493cm" svg:x="11.851cm" svg:y="15.21cm"><draw:text-box><text:p text:style-name="P29"><text:span text:style-name="T11">投资报表记录投资金额和资金流向</text:span></text:p></draw:text-box></draw:frame><draw:frame draw:style-name="gr139" draw:text-style-name="P52" xml:id="id42" draw:id="id42" svg:width="1.301cm" svg:height="0.597cm" svg:x="8.452cm" svg:y="8.502cm"><draw:text-box><text:p text:style-name="P40"><text:span text:style-name="T9">众筹</text:span></text:p></draw:text-box></draw:frame><draw:frame draw:style-name="gr139" draw:text-style-name="P52" xml:id="id44" draw:id="id44" svg:width="1.401cm" svg:height="0.597cm" svg:x="8.352cm" svg:y="9.301cm"><draw:text-box><text:p text:style-name="P40"><text:span text:style-name="T9">捐献</text:span></text:p></draw:text-box></draw:frame><draw:custom-shape draw:style-name="gr150" draw:text-style-name="P48" xml:id="id43" draw:id="id43" svg:width="4.779cm" svg:height="5.901cm" svg:x="1.273cm" svg:y="5.602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22" draw:text-style-name="P47" svg:width="2.2cm" svg:height="0.6cm" svg:x="1.252cm" svg:y="4.902cm"><draw:text-box><text:p text:style-name="P29"><text:span text:style-name="T11">众筹申请界面 <text:s/></text:span></text:p></draw:text-box></draw:frame><draw:frame draw:style-name="gr127" draw:text-style-name="P52" svg:width="3.8cm" svg:height="0.599cm" svg:x="1.852cm" svg:y="5.906cm"><draw:text-box><text:p text:style-name="P40"><text:span text:style-name="T9">姓名</text:span></text:p></draw:text-box></draw:frame><draw:frame draw:style-name="gr127" draw:text-style-name="P52" svg:width="3.8cm" svg:height="0.599cm" svg:x="1.852cm" svg:y="6.707cm"><draw:text-box><text:p text:style-name="P40"><text:span text:style-name="T9">联系方式</text:span><text:span text:style-name="T9">(</text:span><text:span text:style-name="T9">电话</text:span><text:span text:style-name="T9">)</text:span></text:p></draw:text-box></draw:frame><draw:frame draw:style-name="gr127" draw:text-style-name="P52" svg:width="3.8cm" svg:height="0.599cm" svg:x="1.852cm" svg:y="7.506cm"><draw:text-box><text:p text:style-name="P40"><text:span text:style-name="T9">邮箱</text:span></text:p></draw:text-box></draw:frame><draw:frame draw:style-name="gr127" draw:text-style-name="P52" svg:width="3.8cm" svg:height="0.599cm" svg:x="1.852cm" svg:y="8.306cm"><draw:text-box><text:p text:style-name="P40"><text:span text:style-name="T9">地址</text:span></text:p></draw:text-box></draw:frame><draw:frame draw:style-name="gr127" draw:text-style-name="P52" svg:width="3.8cm" svg:height="0.599cm" svg:x="1.852cm" svg:y="9.007cm"><draw:text-box><text:p text:style-name="P40"><text:span text:style-name="T9">支付方式</text:span><text:span text:style-name="T9">(</text:span><text:span text:style-name="T9">支付宝</text:span><text:span text:style-name="T9">)</text:span></text:p></draw:text-box></draw:frame><draw:frame draw:style-name="gr127" draw:text-style-name="P52" svg:width="3.8cm" svg:height="0.599cm" svg:x="1.852cm" svg:y="9.705cm"><draw:text-box><text:p text:style-name="P40"><text:span text:style-name="T9">金额</text:span></text:p></draw:text-box></draw:frame><draw:frame draw:style-name="gr127" draw:text-style-name="P52" xml:id="id40" draw:id="id40" svg:width="3.8cm" svg:height="0.599cm" svg:x="1.852cm" svg:y="10.405cm"><draw:text-box><text:p text:style-name="P40"><text:span text:style-name="T9">提交</text:span></text:p></draw:text-box></draw:frame><draw:g draw:style-name="gr117" xml:id="id41" draw:id="id41"><draw:frame draw:style-name="gr141" draw:text-style-name="P30" svg:width="2.251cm" svg:height="0.802cm" svg:x="2.603cm" svg:y="12.702cm"><draw:text-box><text:p/></draw:text-box></draw:frame><draw:frame draw:style-name="gr151" draw:text-style-name="P30" svg:width="1.98cm" svg:height="0.567cm" svg:x="2.653cm" svg:y="12.838cm"><draw:text-box><text:p text:style-name="P29"><text:span text:style-name="T9"><text:s text:c="3"/></text:span><text:span text:style-name="T9">生成众筹报表</text:span></text:p></draw:text-box></draw:frame></draw:g><draw:connector draw:style-name="gr124" draw:text-style-name="P55" svg:x1="3.752cm" svg:y1="11.003cm" svg:x2="3.729cm" svg:y2="12.702cm" draw:start-shape="id40" draw:start-glue-point="2" draw:end-shape="id41" draw:end-glue-point="0" svg:d="M3752 11003v849h-23v850" svg:viewBox="0 0 25 1700"><text:p/></draw:connector><draw:connector draw:style-name="gr124" draw:text-style-name="P55" svg:x1="8.453cm" svg:y1="8.8cm" svg:x2="6.052cm" svg:y2="8.553cm" draw:start-shape="id42" draw:start-glue-point="3" draw:end-shape="id43" draw:end-glue-point="7" svg:d="M8453 8800h-1200v-247h-1201" svg:viewBox="0 0 2402 249"><text:p/></draw:connector><draw:frame draw:style-name="gr152" draw:text-style-name="P47" svg:width="1.2cm" svg:height="1.301cm" svg:x="6.253cm" svg:y="6.802cm"><draw:text-box><text:p text:style-name="P29"><text:span text:style-name="T11"><text:s text:c="2"/></text:span><text:span text:style-name="T11">主要针对众筹项目</text:span></text:p></draw:text-box></draw:frame><draw:custom-shape draw:style-name="gr153" draw:text-style-name="P48" xml:id="id45" draw:id="id45" svg:width="4.779cm" svg:height="5.899cm" svg:x="1.573cm" svg:y="14.304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22" draw:text-style-name="P47" svg:width="2.2cm" svg:height="0.6cm" svg:x="1.552cm" svg:y="13.702cm"><draw:text-box><text:p text:style-name="P29"><text:span text:style-name="T11">捐献申请界面 <text:s/></text:span></text:p></draw:text-box></draw:frame><draw:connector draw:style-name="gr124" draw:text-style-name="P55" svg:x1="8.351cm" svg:y1="9.599cm" svg:x2="6.351cm" svg:y2="17.253cm" draw:start-shape="id44" draw:start-glue-point="3" draw:end-shape="id45" draw:end-glue-point="7" svg:d="M8351 9599h-998v7654h-1002" svg:viewBox="0 0 2002 7655"><text:p/></draw:connector><draw:frame draw:style-name="gr127" draw:text-style-name="P52" svg:width="3.8cm" svg:height="0.599cm" svg:x="2.053cm" svg:y="14.605cm"><draw:text-box><text:p text:style-name="P40"><text:span text:style-name="T9">姓名</text:span></text:p></draw:text-box></draw:frame><draw:frame draw:style-name="gr127" draw:text-style-name="P52" svg:width="3.8cm" svg:height="0.599cm" svg:x="2.053cm" svg:y="15.406cm"><draw:text-box><text:p text:style-name="P40"><text:span text:style-name="T9">联系方式</text:span><text:span text:style-name="T9">(</text:span><text:span text:style-name="T9">电话</text:span><text:span text:style-name="T9">)</text:span></text:p></draw:text-box></draw:frame><draw:frame draw:style-name="gr127" draw:text-style-name="P52" svg:width="3.8cm" svg:height="0.599cm" svg:x="2.053cm" svg:y="16.207cm"><draw:text-box><text:p text:style-name="P40"><text:span text:style-name="T9">邮箱</text:span></text:p></draw:text-box></draw:frame><draw:frame draw:style-name="gr127" draw:text-style-name="P52" svg:width="3.8cm" svg:height="0.599cm" svg:x="2.053cm" svg:y="17.006cm"><draw:text-box><text:p text:style-name="P40"><text:span text:style-name="T9">地址</text:span></text:p></draw:text-box></draw:frame><draw:frame draw:style-name="gr127" draw:text-style-name="P52" xml:id="id46" draw:id="id46" svg:width="3.8cm" svg:height="0.599cm" svg:x="2.053cm" svg:y="17.807cm"><draw:text-box><text:p text:style-name="P40"><text:span text:style-name="T9">方式</text:span><text:span text:style-name="T9">(</text:span><text:span text:style-name="T9">金钱、物品</text:span><text:span text:style-name="T9">)</text:span></text:p></draw:text-box></draw:frame><draw:frame draw:style-name="gr127" draw:text-style-name="P51" xml:id="id50" draw:id="id50" svg:width="3.8cm" svg:height="0.599cm" svg:x="2.053cm" svg:y="19.202cm"><draw:text-box><text:p text:style-name="P40"><text:span text:style-name="T15">提交</text:span></text:p></draw:text-box></draw:frame><draw:frame draw:style-name="gr141" draw:text-style-name="P30" svg:width="1.749cm" svg:height="0.802cm" svg:x="9.152cm" svg:y="17.502cm"><draw:text-box><text:p/></draw:text-box></draw:frame><draw:frame draw:style-name="gr154" draw:text-style-name="P30" svg:width="1.401cm" svg:height="0.567cm" svg:x="9.352cm" svg:y="17.6cm"><draw:text-box><text:p text:style-name="P29"><text:span text:style-name="T9">链接淘宝</text:span></text:p></draw:text-box></draw:frame><draw:frame draw:style-name="gr141" draw:text-style-name="P30" xml:id="id47" draw:id="id47" svg:width="1.749cm" svg:height="0.802cm" svg:x="12.052cm" svg:y="17.524cm"><draw:text-box><text:p/></draw:text-box></draw:frame><draw:frame draw:style-name="gr154" draw:text-style-name="P30" svg:width="1.101cm" svg:height="0.567cm" svg:x="12.352cm" svg:y="17.623cm"><draw:text-box><text:p text:style-name="P29"><text:span text:style-name="T9">下单</text:span></text:p></draw:text-box></draw:frame><draw:connector draw:style-name="gr124" draw:text-style-name="P55" svg:x1="5.852cm" svg:y1="18.105cm" svg:x2="9.152cm" svg:y2="18.041cm" draw:start-shape="id46" draw:start-glue-point="1" svg:d="M5852 18105h1900v-64h1400" svg:viewBox="0 0 3302 65"><text:p/></draw:connector><draw:connector draw:style-name="gr124" draw:text-style-name="P55" svg:x1="10.952cm" svg:y1="18.041cm" svg:x2="12.053cm" svg:y2="18.062cm" svg:d="M10952 18041h551v21h550" svg:viewBox="0 0 1102 23"><text:p/></draw:connector><draw:connector draw:style-name="gr124" draw:text-style-name="P55" svg:x1="13.8cm" svg:y1="17.925cm" svg:x2="3.963cm" svg:y2="20.202cm" draw:start-shape="id47" draw:start-glue-point="1" draw:end-shape="id45" draw:end-glue-point="6" svg:d="M13800 17925h501v2780h-10338v-503" svg:viewBox="0 0 10340 2782"><text:p/></draw:connector><draw:frame draw:style-name="gr122" draw:text-style-name="P47" svg:width="2.2cm" svg:height="0.6cm" svg:x="6.552cm" svg:y="17.703cm"><draw:text-box><text:p text:style-name="P29"><text:span text:style-name="T11"><text:s text:c="6"/></text:span><text:span text:style-name="T11">物品方式 <text:s/></text:span></text:p></draw:text-box></draw:frame><draw:frame draw:style-name="gr141" draw:text-style-name="P30" xml:id="id48" draw:id="id48" svg:width="1.749cm" svg:height="0.802cm" svg:x="9.152cm" svg:y="18.602cm"><draw:text-box><text:p/></draw:text-box></draw:frame><draw:frame draw:style-name="gr155" draw:text-style-name="P30" xml:id="id49" draw:id="id49" svg:width="1.564cm" svg:height="0.567cm" svg:x="9.251cm" svg:y="18.703cm"><draw:text-box><text:p text:style-name="P29"><text:span text:style-name="T9">支付宝支付</text:span></text:p></draw:text-box></draw:frame><draw:connector draw:style-name="gr124" draw:text-style-name="P55" svg:x1="3.953cm" svg:y1="18.405cm" svg:x2="9.153cm" svg:y2="19.003cm" draw:start-shape="id46" draw:start-glue-point="2" draw:end-shape="id48" draw:end-glue-point="3" svg:d="M3953 18405v598h5200" svg:viewBox="0 0 5202 600"><text:p/></draw:connector><draw:connector draw:style-name="gr124" draw:text-style-name="P55" svg:x1="10.814cm" svg:y1="18.985cm" svg:x2="3.963cm" svg:y2="20.202cm" draw:start-shape="id49" draw:start-glue-point="1" draw:end-shape="id45" draw:end-glue-point="6" svg:d="M10814 18985h499v1720h-7350v-503" svg:viewBox="0 0 7352 1722"><text:p/></draw:connector><draw:g draw:style-name="gr117" xml:id="id51" draw:id="id51"><draw:frame draw:style-name="gr141" draw:text-style-name="P30" svg:width="2.25cm" svg:height="0.802cm" svg:x="15.804cm" svg:y="18.802cm"><draw:text-box><text:p/></draw:text-box></draw:frame><draw:frame draw:style-name="gr156" draw:text-style-name="P30" svg:width="2.026cm" svg:height="0.567cm" svg:x="15.853cm" svg:y="18.937cm"><draw:text-box><text:p text:style-name="P29"><text:span text:style-name="T9"><text:s text:c="4"/></text:span><text:span text:style-name="T9">生成贡献报单</text:span></text:p></draw:text-box></draw:frame></draw:g><draw:connector draw:style-name="gr124" draw:text-style-name="P55" svg:x1="5.852cm" svg:y1="19.5cm" svg:x2="16.927cm" svg:y2="19.602cm" draw:start-shape="id50" draw:start-glue-point="1" draw:end-shape="id51" draw:end-glue-point="2" svg:d="M5852 19500h4976v603h6099v-501" svg:viewBox="0 0 11077 605"><text:p/></draw:connector><draw:frame draw:style-name="gr122" draw:text-style-name="P47" svg:width="2.2cm" svg:height="0.6cm" svg:x="6.552cm" svg:y="18.602cm"><draw:text-box><text:p text:style-name="P29"><text:span text:style-name="T11"><text:s text:c="6"/></text:span><text:span text:style-name="T11">金钱方式 </text:span></text:p></draw:text-box></draw:frame></draw:g></text:p>
      <text:p text:style-name="P19"><draw:g text:anchor-type="paragraph" draw:z-index="168" draw:style-name="gr4"><draw:frame draw:style-name="gr157" draw:text-style-name="P51" xml:id="id53" draw:id="id53" svg:width="1.447cm" svg:height="0.593cm" svg:x="3.948cm" svg:y="3.498cm"><draw:text-box><text:p text:style-name="P40"><text:span text:style-name="T15">个人中心</text:span></text:p></draw:text-box></draw:frame><draw:custom-shape draw:style-name="gr158" draw:text-style-name="P60" xml:id="id52" draw:id="id52" svg:width="0.401cm" svg:height="0.399cm" svg:x="2.248cm" svg:y="3.597cm"><text:p text:style-name="P40"><text:span text:style-name="T9">学</text:span></text:p><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draw:custom-shape><draw:connector draw:style-name="gr124" draw:text-style-name="P55" svg:x1="2.648cm" svg:y1="3.796cm" svg:x2="3.948cm" svg:y2="3.794cm" draw:start-shape="id52" draw:start-glue-point="10" draw:end-shape="id53" draw:end-glue-point="3" svg:d="M2648 3796h651v-2h649" svg:viewBox="0 0 1302 4"><text:p/></draw:connector><draw:custom-shape draw:style-name="gr159" draw:text-style-name="P48" xml:id="id54" draw:id="id54" svg:width="3.846cm" svg:height="5.892cm" svg:x="6.65cm" svg:y="0.898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25" draw:text-style-name="P47" svg:width="2.146cm" svg:height="0.567cm" svg:x="6.65cm" svg:y="0.3cm"><draw:text-box><text:p text:style-name="P29"><text:span text:style-name="T11"><text:s text:c="3"/></text:span><text:span text:style-name="T11">个人中心界面 <text:s text:c="3"/></text:span></text:p></draw:text-box></draw:frame><draw:frame draw:style-name="gr160" draw:text-style-name="P51" xml:id="id57" draw:id="id57" svg:width="3.442cm" svg:height="0.6cm" svg:x="6.865cm" svg:y="1.097cm"><draw:text-box><text:p text:style-name="P40"><text:span text:style-name="T15">基本用户管理</text:span></text:p></draw:text-box></draw:frame><draw:frame draw:style-name="gr160" draw:text-style-name="P51" xml:id="id59" draw:id="id59" svg:width="3.442cm" svg:height="0.6cm" svg:x="6.865cm" svg:y="1.799cm"><draw:text-box><text:p text:style-name="P40"><text:span text:style-name="T15">项目管理</text:span></text:p></draw:text-box></draw:frame><draw:frame draw:style-name="gr160" draw:text-style-name="P51" xml:id="id61" draw:id="id61" svg:width="3.442cm" svg:height="0.6cm" svg:x="6.865cm" svg:y="2.499cm"><draw:text-box><text:p text:style-name="P40"><text:span text:style-name="T15">论坛管理</text:span></text:p></draw:text-box></draw:frame><draw:frame draw:style-name="gr160" draw:text-style-name="P51" xml:id="id63" draw:id="id63" svg:width="3.442cm" svg:height="0.6cm" svg:x="6.865cm" svg:y="3.201cm"><draw:text-box><text:p text:style-name="P40"><text:span text:style-name="T15">创意点子管理</text:span></text:p></draw:text-box></draw:frame><draw:frame draw:style-name="gr160" draw:text-style-name="P51" xml:id="id65" draw:id="id65" svg:width="3.442cm" svg:height="0.6cm" svg:x="6.865cm" svg:y="3.902cm"><draw:text-box><text:p text:style-name="P40"><text:span text:style-name="T15">通知管理</text:span></text:p></draw:text-box></draw:frame><draw:frame draw:style-name="gr160" draw:text-style-name="P51" xml:id="id67" draw:id="id67" svg:width="3.442cm" svg:height="0.6cm" svg:x="6.865cm" svg:y="4.604cm"><draw:text-box><text:p text:style-name="P40"><text:span text:style-name="T15">私信管理</text:span></text:p></draw:text-box></draw:frame><draw:frame draw:style-name="gr160" draw:text-style-name="P51" xml:id="id55" draw:id="id55" svg:width="3.442cm" svg:height="0.6cm" svg:x="6.865cm" svg:y="6.004cm"><draw:text-box><text:p text:style-name="P40"><text:span text:style-name="T15">注销</text:span></text:p></draw:text-box></draw:frame><draw:connector draw:style-name="gr124" draw:text-style-name="P55" svg:x1="5.394cm" svg:y1="3.794cm" svg:x2="6.65cm" svg:y2="3.844cm" draw:start-shape="id53" draw:start-glue-point="1" draw:end-shape="id54" draw:end-glue-point="5" svg:d="M5394 3794h628v50h628" svg:viewBox="0 0 1258 51"><text:p/></draw:connector><draw:custom-shape draw:style-name="gr161" draw:text-style-name="P61" xml:id="id56" draw:id="id56" svg:width="0.346cm" svg:height="0.394cm" svg:x="8.448cm" svg:y="8.497cm"><text:p text:style-name="P40"><text:span text:style-name="T9">学</text:span></text:p><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draw:custom-shape><draw:frame draw:style-name="gr145" draw:text-style-name="P47" svg:width="2.146cm" svg:height="0.881cm" svg:x="6.294cm" svg:y="7.525cm"><draw:text-box><text:p text:style-name="P29"><text:span text:style-name="T11"><text:s text:c="3"/></text:span><text:span text:style-name="T11">退出登陆，并跳转到登陆页面 <text:s/></text:span></text:p></draw:text-box></draw:frame><draw:connector draw:style-name="gr124" draw:text-style-name="P55" svg:x1="8.585cm" svg:y1="6.604cm" svg:x2="8.62cm" svg:y2="8.497cm" draw:start-shape="id55" draw:start-glue-point="2" draw:end-shape="id56" draw:end-glue-point="4" svg:d="M8585 6604v945h35v948" svg:viewBox="0 0 37 1894"><text:p/></draw:connector><draw:custom-shape draw:style-name="gr162" draw:text-style-name="P48" xml:id="id58" draw:id="id58" svg:width="3.645cm" svg:height="1.795cm" svg:x="13.351cm" svg:y="0.596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63" draw:text-style-name="P47" svg:width="2.446cm" svg:height="0.592cm" svg:x="13.351cm" svg:y="0cm"><draw:text-box><text:p text:style-name="P29"><text:span text:style-name="T11"><text:s text:c="3"/></text:span><text:span text:style-name="T11">基本用户管理界面</text:span></text:p></draw:text-box></draw:frame><draw:frame draw:style-name="gr160" draw:text-style-name="P51" svg:width="3.442cm" svg:height="0.6cm" svg:x="13.466cm" svg:y="0.799cm"><draw:text-box><text:p text:style-name="P40"><text:span text:style-name="T15">基础账号信息修改</text:span></text:p></draw:text-box></draw:frame><draw:frame draw:style-name="gr160" draw:text-style-name="P51" svg:width="3.442cm" svg:height="0.6cm" svg:x="13.468cm" svg:y="1.499cm"><draw:text-box><text:p text:style-name="P40"><text:span text:style-name="T15">开发者认证信息修改</text:span></text:p></draw:text-box></draw:frame><draw:frame draw:style-name="gr164" draw:text-style-name="P47" svg:width="2.544cm" svg:height="4.335cm" svg:x="17.451cm" svg:y="0cm"><draw:text-box><text:p text:style-name="P29"><text:span text:style-name="T11">基础账号信息</text:span><text:span text:style-name="T11">:</text:span></text:p><text:p text:style-name="P29"><text:span text:style-name="T11"><text:s text:c="4"/></text:span><text:span text:style-name="T11">昵称</text:span></text:p><text:p text:style-name="P29"><text:span text:style-name="T11"><text:s text:c="4"/></text:span><text:span text:style-name="T11">账号密码</text:span></text:p><text:p text:style-name="P29"><text:span text:style-name="T11"><text:s text:c="4"/></text:span><text:span text:style-name="T11">个人认证邮箱</text:span></text:p><text:p text:style-name="P29"><text:span text:style-name="T11"><text:s text:c="4"/></text:span><text:span text:style-name="T11">个人认证手机</text:span></text:p><text:p text:style-name="P29"><text:span text:style-name="T11"><text:s text:c="5"/></text:span><text:span text:style-name="T11">绑定的第三方账号</text:span></text:p><text:p text:style-name="P29"><text:span text:style-name="T11"><text:s/></text:span><text:span text:style-name="T11">开发者认证信息</text:span><text:span text:style-name="T11">:</text:span></text:p><text:p text:style-name="P29"><text:span text:style-name="T11"><text:s text:c="6"/></text:span><text:span text:style-name="T11">技能</text:span></text:p><text:p text:style-name="P29"><text:span text:style-name="T11"><text:s text:c="6"/></text:span><text:span text:style-name="T11">学校</text:span></text:p><text:p text:style-name="P29"><text:span text:style-name="T11"><text:s text:c="5"/></text:span><text:span text:style-name="T11">入学年份</text:span><text:span text:style-name="T11">-</text:span><text:span text:style-name="T11">毕业年份</text:span></text:p><text:p text:style-name="P29"><text:span text:style-name="T11"><text:s text:c="6"/></text:span><text:span text:style-name="T11">个人经历</text:span></text:p><text:p text:style-name="P29"><text:span text:style-name="T11"><text:s text:c="6"/></text:span></text:p></draw:text-box></draw:frame><draw:connector draw:style-name="gr124" draw:text-style-name="P55" svg:x1="10.307cm" svg:y1="1.397cm" svg:x2="13.351cm" svg:y2="1.494cm" draw:start-shape="id57" draw:start-glue-point="1" draw:end-shape="id58" draw:end-glue-point="5" svg:d="M10307 1397h1522v97h1522" svg:viewBox="0 0 3046 99"><text:p/></draw:connector><draw:frame draw:style-name="gr163" draw:text-style-name="P47" svg:width="2.446cm" svg:height="0.592cm" svg:x="13.45cm" svg:y="4.8cm"><draw:text-box><text:p text:style-name="P29"><text:span text:style-name="T11"><text:s text:c="3"/></text:span><text:span text:style-name="T11">项目管理界面</text:span></text:p></draw:text-box></draw:frame><draw:custom-shape draw:style-name="gr165" draw:text-style-name="P48" svg:width="3.645cm" svg:height="5.194cm" svg:x="13.45cm" svg:y="5.398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60" draw:text-style-name="P51" svg:width="3.442cm" svg:height="0.6cm" svg:x="13.566cm" svg:y="5.5cm"><draw:text-box><text:p text:style-name="P40"><text:span text:style-name="T15">查看已有项目信息</text:span></text:p></draw:text-box></draw:frame><draw:frame draw:style-name="gr160" draw:text-style-name="P51" svg:width="3.442cm" svg:height="0.6cm" svg:x="13.566cm" svg:y="6.2cm"><draw:text-box><text:p text:style-name="P40"><text:span text:style-name="T15">创建新项目</text:span></text:p></draw:text-box></draw:frame><draw:frame draw:style-name="gr160" draw:text-style-name="P51" svg:width="3.442cm" svg:height="0.6cm" svg:x="13.566cm" svg:y="6.9cm"><draw:text-box><text:p text:style-name="P40"><text:span text:style-name="T15">删除项目</text:span></text:p></draw:text-box></draw:frame><draw:frame draw:style-name="gr160" draw:text-style-name="P51" xml:id="id60" draw:id="id60" svg:width="3.442cm" svg:height="0.6cm" svg:x="13.568cm" svg:y="7.601cm"><draw:text-box><text:p text:style-name="P40"><text:span text:style-name="T15">审核项目相关请求</text:span></text:p></draw:text-box></draw:frame><draw:frame draw:style-name="gr160" draw:text-style-name="P51" svg:width="3.44cm" svg:height="0.6cm" svg:x="13.57cm" svg:y="8.303cm"><draw:text-box><text:p text:style-name="P40"><text:span text:style-name="T15">为项目发起招聘公告</text:span></text:p></draw:text-box></draw:frame><draw:frame draw:style-name="gr160" draw:text-style-name="P51" svg:width="3.442cm" svg:height="0.6cm" svg:x="13.552cm" svg:y="8.991cm"><draw:text-box><text:p text:style-name="P40"><text:span text:style-name="T15">为项目发起测试公告</text:span></text:p></draw:text-box></draw:frame><draw:frame draw:style-name="gr160" draw:text-style-name="P51" svg:width="3.442cm" svg:height="0.6cm" svg:x="13.568cm" svg:y="9.701cm"><draw:text-box><text:p text:style-name="P40"><text:span text:style-name="T15">邀请成员加入项目</text:span></text:p></draw:text-box></draw:frame><draw:connector draw:style-name="gr124" draw:text-style-name="P55" svg:x1="10.307cm" svg:y1="2.099cm" svg:x2="13.568cm" svg:y2="7.9cm" draw:start-shape="id59" draw:start-glue-point="1" draw:end-shape="id60" draw:end-glue-point="3" svg:d="M10307 2099h1631v5801h1630" svg:viewBox="0 0 3263 5803"><text:p/></draw:connector><draw:frame draw:style-name="gr163" draw:text-style-name="P47" xml:id="id62" draw:id="id62" svg:width="2.446cm" svg:height="0.592cm" svg:x="1.75cm" svg:y="9.701cm"><draw:text-box><text:p text:style-name="P29"><text:span text:style-name="T11"><text:s text:c="3"/></text:span><text:span text:style-name="T11">论坛管理界面</text:span></text:p></draw:text-box></draw:frame><draw:custom-shape draw:style-name="gr166" draw:text-style-name="P48" svg:width="3.647cm" svg:height="4.093cm" svg:x="1.748cm" svg:y="10.298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67" draw:text-style-name="P51" svg:width="3.44cm" svg:height="2.292cm" svg:x="1.895cm" svg:y="10.389cm"><draw:text-box><text:p text:style-name="P40"><text:span text:style-name="T15">项目主题空间管理</text:span></text:p></draw:text-box></draw:frame><draw:frame draw:style-name="gr168" draw:text-style-name="P51" svg:width="3.442cm" svg:height="1.29cm" svg:x="1.867cm" svg:y="12.901cm"><draw:text-box><text:p text:style-name="P40"><text:span text:style-name="T15">帖子管理</text:span></text:p></draw:text-box></draw:frame><draw:connector draw:style-name="gr124" draw:text-style-name="P55" svg:x1="6.865cm" svg:y1="2.799cm" svg:x2="1.75cm" svg:y2="9.996cm" draw:start-shape="id61" draw:start-glue-point="3" draw:end-shape="id62" draw:end-glue-point="3" svg:d="M6865 2799h-5614v7197h499" svg:viewBox="0 0 5616 7198"><text:p/></draw:connector><draw:frame draw:style-name="gr169" draw:text-style-name="P30" svg:width="1.348cm" svg:height="0.881cm" svg:x="1.895cm" svg:y="10.89cm"><draw:text-box><text:p text:style-name="P29"><text:span text:style-name="T9">成员管理</text:span></text:p></draw:text-box></draw:frame><draw:frame draw:style-name="gr169" draw:text-style-name="P30" svg:width="1.348cm" svg:height="0.881cm" svg:x="3.696cm" svg:y="10.89cm"><draw:text-box><text:p text:style-name="P29"><text:span text:style-name="T9">帖子管理</text:span></text:p></draw:text-box></draw:frame><draw:frame draw:style-name="gr170" draw:text-style-name="P62" svg:width="1.1cm" svg:height="0.6cm" svg:x="3.895cm" svg:y="11.291cm"><draw:text-box><text:p text:style-name="P29"><text:span text:style-name="T15">删除</text:span></text:p></draw:text-box></draw:frame><draw:frame draw:style-name="gr170" draw:text-style-name="P62" svg:width="1.101cm" svg:height="0.6cm" svg:x="2.094cm" svg:y="11.291cm"><draw:text-box><text:p text:style-name="P29"><text:span text:style-name="T15">禁言</text:span></text:p></draw:text-box></draw:frame><draw:frame draw:style-name="gr170" draw:text-style-name="P62" svg:width="1.101cm" svg:height="0.6cm" svg:x="2.094cm" svg:y="11.689cm"><draw:text-box><text:p text:style-name="P29"><text:span text:style-name="T15">授权</text:span></text:p></draw:text-box></draw:frame><draw:frame draw:style-name="gr170" draw:text-style-name="P62" svg:width="1.101cm" svg:height="0.6cm" svg:x="3.094cm" svg:y="13.69cm"><draw:text-box><text:p text:style-name="P29"><text:span text:style-name="T15">回复</text:span></text:p></draw:text-box></draw:frame><draw:frame draw:style-name="gr170" draw:text-style-name="P62" svg:width="1.101cm" svg:height="0.6cm" svg:x="3.094cm" svg:y="13.289cm"><draw:text-box><text:p text:style-name="P29"><text:span text:style-name="T15">删除</text:span></text:p></draw:text-box></draw:frame><draw:frame draw:style-name="gr170" draw:text-style-name="P62" svg:width="1.1cm" svg:height="0.6cm" svg:x="3.895cm" svg:y="11.291cm"><draw:text-box><text:p text:style-name="P29"><text:span text:style-name="T15">删除</text:span></text:p></draw:text-box></draw:frame><draw:custom-shape draw:style-name="gr171" draw:text-style-name="P48" svg:width="3.846cm" svg:height="2.093cm" svg:x="7.149cm" svg:y="10.298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63" draw:text-style-name="P47" xml:id="id64" draw:id="id64" svg:width="2.446cm" svg:height="0.592cm" svg:x="7.149cm" svg:y="9.701cm"><draw:text-box><text:p text:style-name="P29"><text:span text:style-name="T11">创意点子管理界面</text:span></text:p></draw:text-box></draw:frame><draw:frame draw:style-name="gr160" draw:text-style-name="P51" svg:width="3.442cm" svg:height="0.6cm" svg:x="7.366cm" svg:y="10.502cm"><draw:text-box><text:p text:style-name="P40"><text:span text:style-name="T15">收藏的创意点子</text:span></text:p></draw:text-box></draw:frame><draw:frame draw:style-name="gr160" draw:text-style-name="P51" svg:width="3.442cm" svg:height="0.6cm" svg:x="7.366cm" svg:y="11.404cm"><draw:text-box><text:p text:style-name="P40"><text:span text:style-name="T15">将创意点子转换成项目</text:span></text:p></draw:text-box></draw:frame><draw:connector draw:style-name="gr124" draw:text-style-name="P55" svg:x1="6.865cm" svg:y1="3.501cm" svg:x2="7.149cm" svg:y2="9.996cm" draw:start-shape="id63" draw:start-glue-point="3" draw:end-shape="id64" draw:end-glue-point="3" svg:d="M6865 3501h-499v6495h783" svg:viewBox="0 0 785 6496"><text:p/></draw:connector><draw:custom-shape draw:style-name="gr172" draw:text-style-name="P48" svg:width="3.846cm" svg:height="2.394cm" svg:x="11.351cm" svg:y="12.097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63" draw:text-style-name="P47" xml:id="id66" draw:id="id66" svg:width="1.844cm" svg:height="0.592cm" svg:x="11.351cm" svg:y="11.402cm"><draw:text-box><text:p text:style-name="P29"><text:span text:style-name="T11">通知管理界面</text:span></text:p></draw:text-box></draw:frame><draw:frame draw:style-name="gr160" draw:text-style-name="P51" svg:width="3.442cm" svg:height="0.6cm" svg:x="11.467cm" svg:y="12.303cm"><draw:text-box><text:p text:style-name="P40"><text:span text:style-name="T15">通知列表</text:span></text:p></draw:text-box></draw:frame><draw:frame draw:style-name="gr160" draw:text-style-name="P51" svg:width="3.442cm" svg:height="0.6cm" svg:x="11.467cm" svg:y="13.003cm"><draw:text-box><text:p text:style-name="P40"><text:span text:style-name="T15">标为已读</text:span></text:p></draw:text-box></draw:frame><draw:frame draw:style-name="gr160" draw:text-style-name="P51" svg:width="3.442cm" svg:height="0.6cm" svg:x="11.469cm" svg:y="13.705cm"><draw:text-box><text:p text:style-name="P40"><text:span text:style-name="T15">删除</text:span></text:p></draw:text-box></draw:frame><draw:connector draw:style-name="gr124" draw:text-style-name="P55" svg:x1="10.307cm" svg:y1="4.202cm" svg:x2="12.271cm" svg:y2="11.402cm" draw:start-shape="id65" draw:start-glue-point="1" draw:end-shape="id66" draw:end-glue-point="0" svg:d="M10307 4202h1964v7200" svg:viewBox="0 0 1967 7202"><text:p/></draw:connector><draw:custom-shape draw:style-name="gr173" draw:text-style-name="P48" svg:width="3.846cm" svg:height="5.093cm" svg:x="16.251cm" svg:y="12.099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63" draw:text-style-name="P47" xml:id="id68" draw:id="id68" svg:width="1.844cm" svg:height="0.592cm" svg:x="16.251cm" svg:y="11.402cm"><draw:text-box><text:p text:style-name="P29"><text:span text:style-name="T11"><text:s text:c="7"/></text:span><text:span text:style-name="T11">私信</text:span></text:p></draw:text-box></draw:frame><draw:frame draw:style-name="gr160" draw:text-style-name="P51" svg:width="3.442cm" svg:height="0.6cm" svg:x="16.468cm" svg:y="12.303cm"><draw:text-box><text:p text:style-name="P40"><text:span text:style-name="T15">私信列表</text:span></text:p></draw:text-box></draw:frame><draw:frame draw:style-name="gr160" draw:text-style-name="P51" svg:width="3.44cm" svg:height="0.6cm" svg:x="16.47cm" svg:y="13.005cm"><draw:text-box><text:p text:style-name="P40"><text:span text:style-name="T15">好友列表</text:span></text:p></draw:text-box></draw:frame><draw:frame draw:style-name="gr160" draw:text-style-name="P51" svg:width="3.442cm" svg:height="0.6cm" svg:x="16.47cm" svg:y="13.705cm"><draw:text-box><text:p text:style-name="P40"><text:span text:style-name="T15">回复</text:span></text:p></draw:text-box></draw:frame><draw:frame draw:style-name="gr160" draw:text-style-name="P51" svg:width="3.442cm" svg:height="0.6cm" svg:x="16.472cm" svg:y="14.407cm"><draw:text-box><text:p text:style-name="P40"><text:span text:style-name="T15">删除私信</text:span></text:p></draw:text-box></draw:frame><draw:frame draw:style-name="gr160" draw:text-style-name="P51" svg:width="3.442cm" svg:height="0.6cm" svg:x="16.472cm" svg:y="15.108cm"><draw:text-box><text:p text:style-name="P40"><text:span text:style-name="T15">删除好友</text:span></text:p></draw:text-box></draw:frame><draw:frame draw:style-name="gr160" draw:text-style-name="P51" svg:width="3.442cm" svg:height="0.6cm" svg:x="16.473cm" svg:y="15.81cm"><draw:text-box><text:p text:style-name="P40"><text:span text:style-name="T15">添加好友</text:span></text:p></draw:text-box></draw:frame><draw:frame draw:style-name="gr160" draw:text-style-name="P51" svg:width="3.442cm" svg:height="0.6cm" svg:x="16.473cm" svg:y="16.51cm"><draw:text-box><text:p text:style-name="P40"><text:span text:style-name="T15">发送私信</text:span></text:p></draw:text-box></draw:frame><draw:connector draw:style-name="gr124" draw:text-style-name="P55" svg:x1="10.307cm" svg:y1="4.904cm" svg:x2="16.251cm" svg:y2="11.696cm" draw:start-shape="id67" draw:start-glue-point="1" draw:end-shape="id68" draw:end-glue-point="3" svg:d="M10307 4904h2972v6792h2972" svg:viewBox="0 0 5946 6795"><text:p/></draw:connector></draw:g></text:p>
      <text:p text:style-name="P19"><draw:g text:anchor-type="paragraph" draw:z-index="169" draw:style-name="gr4"><draw:frame draw:style-name="gr157" draw:text-style-name="P51" xml:id="id70" draw:id="id70" svg:width="1.447cm" svg:height="0.593cm" svg:x="3.948cm" svg:y="3.5cm"><draw:text-box><text:p text:style-name="P40"><text:span text:style-name="T15">个人中心</text:span></text:p></draw:text-box></draw:frame><draw:custom-shape draw:style-name="gr174" draw:text-style-name="P60" xml:id="id69" draw:id="id69" svg:width="0.401cm" svg:height="0.401cm" svg:x="2.248cm" svg:y="3.597cm"><text:p text:style-name="P40"><text:span text:style-name="T9">公</text:span></text:p><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draw:custom-shape><draw:connector draw:style-name="gr124" draw:text-style-name="P55" svg:x1="2.648cm" svg:y1="3.798cm" svg:x2="3.948cm" svg:y2="3.796cm" draw:start-shape="id69" draw:start-glue-point="10" draw:end-shape="id70" draw:end-glue-point="3" svg:d="M2648 3798h651v-2h649" svg:viewBox="0 0 1302 4"><text:p/></draw:connector><draw:custom-shape draw:style-name="gr175" draw:text-style-name="P48" xml:id="id71" draw:id="id71" svg:width="3.846cm" svg:height="5.993cm" svg:x="6.65cm" svg:y="0.898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45" draw:text-style-name="P47" svg:width="2.146cm" svg:height="0.881cm" svg:x="6.65cm" svg:y="0cm"><draw:text-box><text:p text:style-name="P29"><text:span text:style-name="T11">公司个人中心界面 <text:s text:c="3"/></text:span></text:p></draw:text-box></draw:frame><draw:frame draw:style-name="gr160" draw:text-style-name="P51" xml:id="id74" draw:id="id74" svg:width="3.442cm" svg:height="0.6cm" svg:x="6.865cm" svg:y="1.099cm"><draw:text-box><text:p text:style-name="P40"><text:span text:style-name="T15">基本用户管理</text:span></text:p></draw:text-box></draw:frame><draw:frame draw:style-name="gr160" draw:text-style-name="P51" xml:id="id76" draw:id="id76" svg:width="3.442cm" svg:height="0.6cm" svg:x="6.865cm" svg:y="1.799cm"><draw:text-box><text:p text:style-name="P40"><text:span text:style-name="T15">项目管理</text:span></text:p></draw:text-box></draw:frame><draw:frame draw:style-name="gr160" draw:text-style-name="P51" xml:id="id78" draw:id="id78" svg:width="3.442cm" svg:height="0.6cm" svg:x="6.865cm" svg:y="2.501cm"><draw:text-box><text:p text:style-name="P40"><text:span text:style-name="T15">论坛管理</text:span></text:p></draw:text-box></draw:frame><draw:frame draw:style-name="gr160" draw:text-style-name="P51" xml:id="id80" draw:id="id80" svg:width="3.442cm" svg:height="0.6cm" svg:x="6.865cm" svg:y="3.201cm"><draw:text-box><text:p text:style-name="P40"><text:span text:style-name="T15">创意点子管理</text:span></text:p></draw:text-box></draw:frame><draw:frame draw:style-name="gr160" draw:text-style-name="P51" xml:id="id82" draw:id="id82" svg:width="3.442cm" svg:height="0.6cm" svg:x="6.865cm" svg:y="3.903cm"><draw:text-box><text:p text:style-name="P40"><text:span text:style-name="T15">通知管理</text:span></text:p></draw:text-box></draw:frame><draw:frame draw:style-name="gr160" draw:text-style-name="P51" xml:id="id84" draw:id="id84" svg:width="3.442cm" svg:height="0.6cm" svg:x="6.865cm" svg:y="4.604cm"><draw:text-box><text:p text:style-name="P40"><text:span text:style-name="T15">私信管理</text:span></text:p></draw:text-box></draw:frame><draw:frame draw:style-name="gr160" draw:text-style-name="P51" xml:id="id72" draw:id="id72" svg:width="3.442cm" svg:height="0.6cm" svg:x="6.865cm" svg:y="6.006cm"><draw:text-box><text:p text:style-name="P40"><text:span text:style-name="T15">注销</text:span></text:p></draw:text-box></draw:frame><draw:connector draw:style-name="gr124" draw:text-style-name="P55" svg:x1="5.394cm" svg:y1="3.796cm" svg:x2="6.65cm" svg:y2="3.895cm" draw:start-shape="id70" draw:start-glue-point="1" draw:end-shape="id71" draw:end-glue-point="5" svg:d="M5394 3796h628v99h628" svg:viewBox="0 0 1258 101"><text:p/></draw:connector><draw:custom-shape draw:style-name="gr176" draw:text-style-name="P61" xml:id="id73" draw:id="id73" svg:width="0.346cm" svg:height="0.396cm" svg:x="8.448cm" svg:y="8.096cm"><text:p text:style-name="P40"><text:span text:style-name="T9">公</text:span></text:p><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draw:custom-shape><draw:frame draw:style-name="gr145" draw:text-style-name="P47" svg:width="2.146cm" svg:height="0.881cm" svg:x="6.495cm" svg:y="7.026cm"><draw:text-box><text:p text:style-name="P29"><text:span text:style-name="T11"><text:s text:c="3"/></text:span><text:span text:style-name="T11">退出登陆，并跳转到登陆页面 <text:s/></text:span></text:p></draw:text-box></draw:frame><draw:connector draw:style-name="gr124" draw:text-style-name="P55" svg:x1="8.585cm" svg:y1="6.606cm" svg:x2="8.62cm" svg:y2="8.096cm" draw:start-shape="id72" draw:start-glue-point="2" draw:end-shape="id73" draw:end-glue-point="4" svg:d="M8585 6606v744h35v746" svg:viewBox="0 0 37 1492"><text:p/></draw:connector><draw:custom-shape draw:style-name="gr162" draw:text-style-name="P48" xml:id="id75" draw:id="id75" svg:width="3.645cm" svg:height="1.795cm" svg:x="13.351cm" svg:y="0.598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63" draw:text-style-name="P47" svg:width="2.446cm" svg:height="0.592cm" svg:x="13.351cm" svg:y="0.002cm"><draw:text-box><text:p text:style-name="P29"><text:span text:style-name="T11"><text:s text:c="3"/></text:span><text:span text:style-name="T11">基本用户管理界面</text:span></text:p></draw:text-box></draw:frame><draw:frame draw:style-name="gr160" draw:text-style-name="P51" svg:width="3.442cm" svg:height="0.6cm" svg:x="13.466cm" svg:y="0.801cm"><draw:text-box><text:p text:style-name="P40"><text:span text:style-name="T15">基础账号信息修改</text:span></text:p></draw:text-box></draw:frame><draw:frame draw:style-name="gr160" draw:text-style-name="P51" svg:width="3.442cm" svg:height="0.6cm" svg:x="13.468cm" svg:y="1.501cm"><draw:text-box><text:p text:style-name="P40"><text:span text:style-name="T15">公司认证信息修改</text:span></text:p></draw:text-box></draw:frame><draw:frame draw:style-name="gr164" draw:text-style-name="P47" svg:width="2.544cm" svg:height="4.335cm" svg:x="17.451cm" svg:y="0.002cm"><draw:text-box><text:p text:style-name="P29"><text:span text:style-name="T11">基础账号信息</text:span><text:span text:style-name="T11">:</text:span></text:p><text:p text:style-name="P29"><text:span text:style-name="T11"><text:s text:c="4"/></text:span><text:span text:style-name="T11">昵称</text:span></text:p><text:p text:style-name="P29"><text:span text:style-name="T11"><text:s text:c="4"/></text:span><text:span text:style-name="T11">账号密码</text:span></text:p><text:p text:style-name="P29"><text:span text:style-name="T11"><text:s text:c="4"/></text:span><text:span text:style-name="T11">个人认证邮箱</text:span></text:p><text:p text:style-name="P29"><text:span text:style-name="T11"><text:s text:c="4"/></text:span><text:span text:style-name="T11">个人认证手机</text:span></text:p><text:p text:style-name="P29"><text:span text:style-name="T11"><text:s text:c="5"/></text:span><text:span text:style-name="T11">绑定的第三方账号</text:span></text:p><text:p text:style-name="P29"><text:span text:style-name="T11"><text:s/></text:span><text:span text:style-name="T11">公司认证信息</text:span><text:span text:style-name="T11">:</text:span></text:p><text:p text:style-name="P29"><text:span text:style-name="T11"><text:s text:c="8"/></text:span><text:span text:style-name="T11">公司电话</text:span></text:p><text:p text:style-name="P29"><text:span text:style-name="T11"><text:s text:c="8"/></text:span><text:span text:style-name="T11">公司邮箱</text:span></text:p><text:p text:style-name="P29"><text:span text:style-name="T11"><text:s text:c="9"/></text:span><text:span text:style-name="T11">公司编号</text:span></text:p><text:p text:style-name="P29"><text:span text:style-name="T11"><text:s text:c="9"/></text:span></text:p><text:p text:style-name="P29"><text:span text:style-name="T11"><text:s text:c="4"/></text:span></text:p><text:p text:style-name="P29"><text:span text:style-name="T11"><text:s text:c="6"/></text:span></text:p></draw:text-box></draw:frame><draw:connector draw:style-name="gr124" draw:text-style-name="P55" svg:x1="10.307cm" svg:y1="1.399cm" svg:x2="13.351cm" svg:y2="1.496cm" draw:start-shape="id74" draw:start-glue-point="1" draw:end-shape="id75" draw:end-glue-point="5" svg:d="M10307 1399h1522v97h1522" svg:viewBox="0 0 3046 99"><text:p/></draw:connector><draw:frame draw:style-name="gr163" draw:text-style-name="P47" svg:width="2.446cm" svg:height="0.592cm" svg:x="13.45cm" svg:y="4.801cm"><draw:text-box><text:p text:style-name="P29"><text:span text:style-name="T11"><text:s text:c="3"/></text:span><text:span text:style-name="T11">项目管理界面</text:span></text:p></draw:text-box></draw:frame><draw:custom-shape draw:style-name="gr165" draw:text-style-name="P48" svg:width="3.645cm" svg:height="5.194cm" svg:x="13.45cm" svg:y="5.398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60" draw:text-style-name="P51" svg:width="3.442cm" svg:height="0.6cm" svg:x="13.566cm" svg:y="5.5cm"><draw:text-box><text:p text:style-name="P40"><text:span text:style-name="T15">查看已有项目信息</text:span></text:p></draw:text-box></draw:frame><draw:frame draw:style-name="gr160" draw:text-style-name="P51" svg:width="3.442cm" svg:height="0.6cm" svg:x="13.566cm" svg:y="6.202cm"><draw:text-box><text:p text:style-name="P40"><text:span text:style-name="T15">创建新项目</text:span></text:p></draw:text-box></draw:frame><draw:frame draw:style-name="gr160" draw:text-style-name="P51" svg:width="3.442cm" svg:height="0.6cm" svg:x="13.566cm" svg:y="6.9cm"><draw:text-box><text:p text:style-name="P40"><text:span text:style-name="T15">删除项目</text:span></text:p></draw:text-box></draw:frame><draw:frame draw:style-name="gr160" draw:text-style-name="P51" xml:id="id77" draw:id="id77" svg:width="3.442cm" svg:height="0.6cm" svg:x="13.568cm" svg:y="7.602cm"><draw:text-box><text:p text:style-name="P40"><text:span text:style-name="T15">审核项目相关请求</text:span></text:p></draw:text-box></draw:frame><draw:frame draw:style-name="gr160" draw:text-style-name="P51" svg:width="3.44cm" svg:height="0.6cm" svg:x="13.57cm" svg:y="8.303cm"><draw:text-box><text:p text:style-name="P40"><text:span text:style-name="T15">为项目发起招聘公告</text:span></text:p></draw:text-box></draw:frame><draw:frame draw:style-name="gr160" draw:text-style-name="P51" svg:width="3.442cm" svg:height="0.6cm" svg:x="13.552cm" svg:y="8.991cm"><draw:text-box><text:p text:style-name="P40"><text:span text:style-name="T15">为项目发起测试公告</text:span></text:p></draw:text-box></draw:frame><draw:frame draw:style-name="gr160" draw:text-style-name="P51" svg:width="3.442cm" svg:height="0.6cm" svg:x="13.568cm" svg:y="9.701cm"><draw:text-box><text:p text:style-name="P40"><text:span text:style-name="T15">邀请成员加入项目</text:span></text:p></draw:text-box></draw:frame><draw:connector draw:style-name="gr124" draw:text-style-name="P55" svg:x1="10.307cm" svg:y1="2.099cm" svg:x2="13.568cm" svg:y2="7.902cm" draw:start-shape="id76" draw:start-glue-point="1" draw:end-shape="id77" draw:end-glue-point="3" svg:d="M10307 2099h1631v5803h1630" svg:viewBox="0 0 3263 5805"><text:p/></draw:connector><draw:frame draw:style-name="gr163" draw:text-style-name="P47" xml:id="id79" draw:id="id79" svg:width="2.446cm" svg:height="0.592cm" svg:x="1.75cm" svg:y="9.701cm"><draw:text-box><text:p text:style-name="P29"><text:span text:style-name="T11"><text:s text:c="3"/></text:span><text:span text:style-name="T11">论坛管理界面</text:span></text:p></draw:text-box></draw:frame><draw:custom-shape draw:style-name="gr166" draw:text-style-name="P48" svg:width="3.647cm" svg:height="4.093cm" svg:x="1.748cm" svg:y="10.299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67" draw:text-style-name="P51" svg:width="3.44cm" svg:height="2.292cm" svg:x="1.895cm" svg:y="10.391cm"><draw:text-box><text:p text:style-name="P40"><text:span text:style-name="T15">项目主题空间管理</text:span></text:p></draw:text-box></draw:frame><draw:frame draw:style-name="gr168" draw:text-style-name="P51" svg:width="3.442cm" svg:height="1.29cm" svg:x="1.867cm" svg:y="12.903cm"><draw:text-box><text:p text:style-name="P40"><text:span text:style-name="T15">帖子管理</text:span></text:p></draw:text-box></draw:frame><draw:connector draw:style-name="gr124" draw:text-style-name="P55" svg:x1="6.865cm" svg:y1="2.801cm" svg:x2="1.75cm" svg:y2="9.996cm" draw:start-shape="id78" draw:start-glue-point="3" draw:end-shape="id79" draw:end-glue-point="3" svg:d="M6865 2801h-5614v7195h499" svg:viewBox="0 0 5616 7197"><text:p/></draw:connector><draw:frame draw:style-name="gr169" draw:text-style-name="P30" svg:width="1.348cm" svg:height="0.881cm" svg:x="1.895cm" svg:y="10.89cm"><draw:text-box><text:p text:style-name="P29"><text:span text:style-name="T9">成员管理</text:span></text:p></draw:text-box></draw:frame><draw:frame draw:style-name="gr169" draw:text-style-name="P30" svg:width="1.348cm" svg:height="0.881cm" svg:x="3.696cm" svg:y="10.89cm"><draw:text-box><text:p text:style-name="P29"><text:span text:style-name="T9">帖子管理</text:span></text:p></draw:text-box></draw:frame><draw:frame draw:style-name="gr170" draw:text-style-name="P62" svg:width="1.1cm" svg:height="0.6cm" svg:x="3.895cm" svg:y="11.291cm"><draw:text-box><text:p text:style-name="P29"><text:span text:style-name="T15">删除</text:span></text:p></draw:text-box></draw:frame><draw:frame draw:style-name="gr170" draw:text-style-name="P62" svg:width="1.101cm" svg:height="0.6cm" svg:x="2.094cm" svg:y="11.291cm"><draw:text-box><text:p text:style-name="P29"><text:span text:style-name="T15">禁言</text:span></text:p></draw:text-box></draw:frame><draw:frame draw:style-name="gr170" draw:text-style-name="P62" svg:width="1.101cm" svg:height="0.6cm" svg:x="2.094cm" svg:y="11.691cm"><draw:text-box><text:p text:style-name="P29"><text:span text:style-name="T15">授权</text:span></text:p></draw:text-box></draw:frame><draw:frame draw:style-name="gr170" draw:text-style-name="P62" svg:width="1.101cm" svg:height="0.6cm" svg:x="3.094cm" svg:y="13.691cm"><draw:text-box><text:p text:style-name="P29"><text:span text:style-name="T15">回复</text:span></text:p></draw:text-box></draw:frame><draw:frame draw:style-name="gr170" draw:text-style-name="P62" svg:width="1.101cm" svg:height="0.6cm" svg:x="3.094cm" svg:y="13.291cm"><draw:text-box><text:p text:style-name="P29"><text:span text:style-name="T15">删除</text:span></text:p></draw:text-box></draw:frame><draw:frame draw:style-name="gr170" draw:text-style-name="P62" svg:width="1.1cm" svg:height="0.6cm" svg:x="3.895cm" svg:y="11.291cm"><draw:text-box><text:p text:style-name="P29"><text:span text:style-name="T15">删除</text:span></text:p></draw:text-box></draw:frame><draw:custom-shape draw:style-name="gr177" draw:text-style-name="P48" svg:width="3.846cm" svg:height="2.095cm" svg:x="7.149cm" svg:y="10.298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63" draw:text-style-name="P47" xml:id="id81" draw:id="id81" svg:width="2.446cm" svg:height="0.592cm" svg:x="7.149cm" svg:y="9.701cm"><draw:text-box><text:p text:style-name="P29"><text:span text:style-name="T11">创意点子管理界面</text:span></text:p></draw:text-box></draw:frame><draw:frame draw:style-name="gr160" draw:text-style-name="P51" svg:width="3.442cm" svg:height="0.6cm" svg:x="7.366cm" svg:y="10.502cm"><draw:text-box><text:p text:style-name="P40"><text:span text:style-name="T15">收藏的创意点子</text:span></text:p></draw:text-box></draw:frame><draw:frame draw:style-name="gr160" draw:text-style-name="P51" svg:width="3.442cm" svg:height="0.6cm" svg:x="7.366cm" svg:y="11.404cm"><draw:text-box><text:p text:style-name="P40"><text:span text:style-name="T15">将创意点子转换成项目</text:span></text:p></draw:text-box></draw:frame><draw:connector draw:style-name="gr124" draw:text-style-name="P55" svg:x1="6.865cm" svg:y1="3.501cm" svg:x2="7.149cm" svg:y2="9.996cm" draw:start-shape="id80" draw:start-glue-point="3" draw:end-shape="id81" draw:end-glue-point="3" svg:d="M6865 3501h-499v6495h783" svg:viewBox="0 0 785 6496"><text:p/></draw:connector><draw:custom-shape draw:style-name="gr178" draw:text-style-name="P48" svg:width="3.846cm" svg:height="2.393cm" svg:x="11.351cm" svg:y="12.099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63" draw:text-style-name="P47" xml:id="id83" draw:id="id83" svg:width="1.844cm" svg:height="0.592cm" svg:x="11.351cm" svg:y="11.402cm"><draw:text-box><text:p text:style-name="P29"><text:span text:style-name="T11">通知管理界面</text:span></text:p></draw:text-box></draw:frame><draw:frame draw:style-name="gr160" draw:text-style-name="P51" svg:width="3.442cm" svg:height="0.6cm" svg:x="11.467cm" svg:y="12.303cm"><draw:text-box><text:p text:style-name="P40"><text:span text:style-name="T15">通知列表</text:span></text:p></draw:text-box></draw:frame><draw:frame draw:style-name="gr160" draw:text-style-name="P51" svg:width="3.442cm" svg:height="0.6cm" svg:x="11.467cm" svg:y="13.005cm"><draw:text-box><text:p text:style-name="P40"><text:span text:style-name="T15">标为已读</text:span></text:p></draw:text-box></draw:frame><draw:frame draw:style-name="gr160" draw:text-style-name="P51" svg:width="3.442cm" svg:height="0.6cm" svg:x="11.469cm" svg:y="13.705cm"><draw:text-box><text:p text:style-name="P40"><text:span text:style-name="T15">删除</text:span></text:p></draw:text-box></draw:frame><draw:connector draw:style-name="gr124" draw:text-style-name="P55" svg:x1="10.307cm" svg:y1="4.203cm" svg:x2="12.271cm" svg:y2="11.402cm" draw:start-shape="id82" draw:start-glue-point="1" draw:end-shape="id83" draw:end-glue-point="0" svg:d="M10307 4203h1964v7199" svg:viewBox="0 0 1967 7200"><text:p/></draw:connector><draw:custom-shape draw:style-name="gr173" draw:text-style-name="P48" svg:width="3.846cm" svg:height="5.093cm" svg:x="16.251cm" svg:y="12.099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63" draw:text-style-name="P47" xml:id="id85" draw:id="id85" svg:width="1.844cm" svg:height="0.592cm" svg:x="16.251cm" svg:y="11.404cm"><draw:text-box><text:p text:style-name="P29"><text:span text:style-name="T11"><text:s text:c="7"/></text:span><text:span text:style-name="T11">私信</text:span></text:p></draw:text-box></draw:frame><draw:frame draw:style-name="gr160" draw:text-style-name="P51" svg:width="3.442cm" svg:height="0.6cm" svg:x="16.468cm" svg:y="12.305cm"><draw:text-box><text:p text:style-name="P40"><text:span text:style-name="T15">私信列表</text:span></text:p></draw:text-box></draw:frame><draw:frame draw:style-name="gr160" draw:text-style-name="P51" svg:width="3.44cm" svg:height="0.6cm" svg:x="16.47cm" svg:y="13.005cm"><draw:text-box><text:p text:style-name="P40"><text:span text:style-name="T15">好友列表</text:span></text:p></draw:text-box></draw:frame><draw:frame draw:style-name="gr160" draw:text-style-name="P51" svg:width="3.442cm" svg:height="0.6cm" svg:x="16.47cm" svg:y="13.707cm"><draw:text-box><text:p text:style-name="P40"><text:span text:style-name="T15">回复</text:span></text:p></draw:text-box></draw:frame><draw:frame draw:style-name="gr160" draw:text-style-name="P51" svg:width="3.442cm" svg:height="0.6cm" svg:x="16.472cm" svg:y="14.407cm"><draw:text-box><text:p text:style-name="P40"><text:span text:style-name="T15">删除私信</text:span></text:p></draw:text-box></draw:frame><draw:frame draw:style-name="gr160" draw:text-style-name="P51" svg:width="3.442cm" svg:height="0.6cm" svg:x="16.472cm" svg:y="15.109cm"><draw:text-box><text:p text:style-name="P40"><text:span text:style-name="T15">删除好友</text:span></text:p></draw:text-box></draw:frame><draw:frame draw:style-name="gr160" draw:text-style-name="P51" svg:width="3.442cm" svg:height="0.6cm" svg:x="16.473cm" svg:y="15.81cm"><draw:text-box><text:p text:style-name="P40"><text:span text:style-name="T15">添加好友</text:span></text:p></draw:text-box></draw:frame><draw:frame draw:style-name="gr160" draw:text-style-name="P51" svg:width="3.442cm" svg:height="0.6cm" svg:x="16.473cm" svg:y="16.512cm"><draw:text-box><text:p text:style-name="P40"><text:span text:style-name="T15">发送私信</text:span></text:p></draw:text-box></draw:frame><draw:connector draw:style-name="gr124" draw:text-style-name="P55" svg:x1="10.307cm" svg:y1="4.904cm" svg:x2="16.251cm" svg:y2="11.698cm" draw:start-shape="id84" draw:start-glue-point="1" draw:end-shape="id85" draw:end-glue-point="3" svg:d="M10307 4904h2972v6794h2972" svg:viewBox="0 0 5946 6796"><text:p/></draw:connector><draw:frame draw:style-name="gr160" draw:text-style-name="P51" svg:width="3.442cm" svg:height="0.6cm" svg:x="6.865cm" svg:y="5.306cm"><draw:text-box><text:p text:style-name="P40"><text:span text:style-name="T15">通知管理</text:span></text:p></draw:text-box></draw:frame></draw:g></text:p>
      <text:p text:style-name="P19"><draw:g text:anchor-type="paragraph" draw:z-index="170" draw:style-name="gr4"><draw:frame draw:style-name="gr160" draw:text-style-name="P51" svg:width="3.442cm" svg:height="0.6cm" svg:x="1.674cm" svg:y="1.491cm"><draw:text-box><text:p text:style-name="P40"><text:span text:style-name="T15">基本用户管理</text:span></text:p></draw:text-box></draw:frame><draw:path draw:style-name="gr179" draw:text-style-name="P63" svg:width="0.2cm" svg:height="0.2cm" svg:x="1.471cm" svg:y="0.492cm" svg:viewBox="0 0 201 201" svg:d="M0 89h201v23h-201zM112 0v201h-23v-201z"><text:p/></draw:path><draw:frame draw:style-name="gr180" draw:text-style-name="P47" svg:width="2.844cm" svg:height="0.689cm" svg:x="1.931cm" svg:y="0.302cm"><draw:text-box><text:p text:style-name="P29"><text:span text:style-name="T11"><text:s text:c="3"/></text:span><text:span text:style-name="T11">公司个人管理界面</text:span></text:p></draw:text-box></draw:frame><draw:custom-shape draw:style-name="gr181" draw:text-style-name="P48" svg:width="3.846cm" svg:height="3.29cm" svg:x="1.531cm" svg:y="0.999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60" draw:text-style-name="P51" xml:id="id86" draw:id="id86" svg:width="3.442cm" svg:height="0.6cm" svg:x="1.749cm" svg:y="1.306cm"><draw:text-box><text:p text:style-name="P40"><text:span text:style-name="T15">人才推送服务</text:span></text:p></draw:text-box></draw:frame><draw:frame draw:style-name="gr160" draw:text-style-name="P51" xml:id="id88" draw:id="id88" svg:width="3.442cm" svg:height="0.6cm" svg:x="1.749cm" svg:y="2.006cm"><draw:text-box><text:p text:style-name="P40"><text:span text:style-name="T15">招聘管理</text:span></text:p></draw:text-box></draw:frame><draw:frame draw:style-name="gr160" draw:text-style-name="P51" xml:id="id90" draw:id="id90" svg:width="3.442cm" svg:height="0.6cm" svg:x="1.751cm" svg:y="2.708cm"><draw:text-box><text:p text:style-name="P40"><text:span text:style-name="T15">外包项目管理</text:span></text:p></draw:text-box></draw:frame><draw:custom-shape draw:style-name="gr182" draw:text-style-name="P48" xml:id="id87" draw:id="id87" svg:width="3.846cm" svg:height="1.791cm" svg:x="8.532cm" svg:y="0.799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80" draw:text-style-name="P47" svg:width="2.844cm" svg:height="0.689cm" svg:x="8.532cm" svg:y="0.002cm"><draw:text-box><text:p text:style-name="P29"><text:span text:style-name="T11"><text:s text:c="3"/></text:span><text:span text:style-name="T11">人才推送服务界面 </text:span></text:p></draw:text-box></draw:frame><draw:frame draw:style-name="gr160" draw:text-style-name="P51" svg:width="3.442cm" svg:height="0.6cm" svg:x="8.75cm" svg:y="1.006cm"><draw:text-box><text:p text:style-name="P40"><text:span text:style-name="T15">订购</text:span></text:p></draw:text-box></draw:frame><draw:frame draw:style-name="gr160" draw:text-style-name="P51" svg:width="3.44cm" svg:height="0.6cm" svg:x="8.752cm" svg:y="1.708cm"><draw:text-box><text:p text:style-name="P40"><text:span text:style-name="T15">相关推送人才信息</text:span></text:p></draw:text-box></draw:frame><draw:frame draw:style-name="gr145" draw:text-style-name="P47" svg:width="2.842cm" svg:height="0.881cm" svg:x="12.534cm" svg:y="1.403cm"><draw:text-box><text:p text:style-name="P29"><text:span text:style-name="T11">只有订购了相关服务才会显示相关推送人才信息</text:span></text:p></draw:text-box></draw:frame><draw:connector draw:style-name="gr183" draw:text-style-name="P55" svg:x1="5.191cm" svg:y1="1.605cm" svg:x2="8.532cm" svg:y2="1.695cm" draw:start-shape="id86" draw:start-glue-point="1" draw:end-shape="id87" draw:end-glue-point="5" svg:d="M5191 1605h1671v90h1670" svg:viewBox="0 0 3343 92"><text:p/></draw:connector><draw:custom-shape draw:style-name="gr184" draw:text-style-name="P48" xml:id="id89" draw:id="id89" svg:width="3.848cm" svg:height="2.588cm" svg:x="8.532cm" svg:y="4.202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80" draw:text-style-name="P47" svg:width="2.844cm" svg:height="0.689cm" svg:x="8.533cm" svg:y="3.405cm"><draw:text-box><text:p text:style-name="P29"><text:span text:style-name="T11">招聘管理界面 </text:span></text:p></draw:text-box></draw:frame><draw:frame draw:style-name="gr160" draw:text-style-name="P51" svg:width="3.44cm" svg:height="0.6cm" svg:x="8.752cm" svg:y="4.408cm"><draw:text-box><text:p text:style-name="P40"><text:span text:style-name="T15">发布招聘信息</text:span></text:p></draw:text-box></draw:frame><draw:frame draw:style-name="gr160" draw:text-style-name="P51" svg:width="3.442cm" svg:height="0.6cm" svg:x="8.752cm" svg:y="5.108cm"><draw:text-box><text:p text:style-name="P40"><text:span text:style-name="T15">删除招聘信息</text:span></text:p></draw:text-box></draw:frame><draw:frame draw:style-name="gr160" draw:text-style-name="P51" svg:width="3.44cm" svg:height="0.6cm" svg:x="8.754cm" svg:y="5.81cm"><draw:text-box><text:p text:style-name="P40"><text:span text:style-name="T15">显示发布的招聘信息</text:span></text:p></draw:text-box></draw:frame><draw:connector draw:style-name="gr183" draw:text-style-name="P55" svg:x1="5.191cm" svg:y1="2.306cm" svg:x2="8.532cm" svg:y2="5.497cm" draw:start-shape="id88" draw:start-glue-point="1" draw:end-shape="id89" draw:end-glue-point="5" svg:d="M5191 2306h1669v3191h1672" svg:viewBox="0 0 3343 3193"><text:p/></draw:connector><draw:custom-shape draw:style-name="gr185" draw:text-style-name="P48" svg:width="3.846cm" svg:height="3.287cm" svg:x="2.033cm" svg:y="7.103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80" draw:text-style-name="P47" xml:id="id91" draw:id="id91" svg:width="2.844cm" svg:height="0.689cm" svg:x="2.033cm" svg:y="6.306cm"><draw:text-box><text:p text:style-name="P29"><text:span text:style-name="T11"><text:s text:c="5"/></text:span><text:span text:style-name="T11">外包项目管理 </text:span></text:p></draw:text-box></draw:frame><draw:frame draw:style-name="gr160" draw:text-style-name="P51" svg:width="3.442cm" svg:height="0.6cm" svg:x="2.247cm" svg:y="7.299cm"><draw:text-box><text:p text:style-name="P40"><text:span text:style-name="T15">查看已有项目信息</text:span></text:p></draw:text-box></draw:frame><draw:frame draw:style-name="gr160" draw:text-style-name="P51" svg:width="3.442cm" svg:height="0.6cm" svg:x="2.249cm" svg:y="8.001cm"><draw:text-box><text:p text:style-name="P40"><text:span text:style-name="T15">创建新项目</text:span></text:p></draw:text-box></draw:frame><draw:frame draw:style-name="gr160" draw:text-style-name="P51" svg:width="3.442cm" svg:height="0.6cm" svg:x="2.249cm" svg:y="8.702cm"><draw:text-box><text:p text:style-name="P40"><text:span text:style-name="T15">删除项目</text:span></text:p></draw:text-box></draw:frame><draw:frame draw:style-name="gr160" draw:text-style-name="P51" svg:width="3.442cm" svg:height="0.6cm" svg:x="2.249cm" svg:y="9.402cm"><draw:text-box><text:p text:style-name="P40"><text:span text:style-name="T15">审核项目相关请求</text:span></text:p></draw:text-box></draw:frame><draw:frame draw:style-name="gr160" draw:text-style-name="P51" xml:id="id92" draw:id="id92" svg:width="3.44cm" svg:height="0.6cm" svg:x="1.753cm" svg:y="3.509cm"><draw:text-box><text:p text:style-name="P40"><text:span text:style-name="T15">投资项目管理</text:span></text:p></draw:text-box></draw:frame><draw:connector draw:style-name="gr183" draw:text-style-name="P55" svg:x1="1.752cm" svg:y1="3.008cm" svg:x2="2.034cm" svg:y2="6.651cm" draw:start-shape="id90" draw:start-glue-point="3" draw:end-shape="id91" draw:end-glue-point="3" svg:d="M1752 3008h-500v3643h782" svg:viewBox="0 0 783 3644"><text:p/></draw:connector><draw:custom-shape draw:style-name="gr186" draw:text-style-name="P48" svg:width="3.846cm" svg:height="1.987cm" svg:x="7.734cm" svg:y="9.003cm"><text:p text:style-name="P37"><text:span text:style-name="T9"/></text:p><text:p text:style-name="P37"><text:span text:style-name="T9"/></text:p><text:p text:style-name="P37"><text:span text:style-name="T9"/></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180" draw:text-style-name="P47" xml:id="id93" draw:id="id93" svg:width="2.842cm" svg:height="0.689cm" svg:x="7.736cm" svg:y="8.206cm"><draw:text-box><text:p text:style-name="P29"><text:span text:style-name="T11"><text:s text:c="5"/></text:span><text:span text:style-name="T11">投资项目管理 </text:span></text:p></draw:text-box></draw:frame><draw:frame draw:style-name="gr160" draw:text-style-name="P51" svg:width="3.442cm" svg:height="0.6cm" svg:x="8.048cm" svg:y="9.201cm"><draw:text-box><text:p text:style-name="P40"><text:span text:style-name="T15">查看项目相关流动资金信息</text:span></text:p></draw:text-box></draw:frame><draw:frame draw:style-name="gr160" draw:text-style-name="P51" svg:width="3.442cm" svg:height="0.6cm" svg:x="8.05cm" svg:y="10.104cm"><draw:text-box><text:p text:style-name="P40"><text:span text:style-name="T15">审核项目相关投资请求</text:span></text:p></draw:text-box></draw:frame><draw:connector draw:style-name="gr183" draw:text-style-name="P55" svg:x1="5.193cm" svg:y1="3.808cm" svg:x2="7.736cm" svg:y2="8.55cm" draw:start-shape="id92" draw:start-glue-point="1" draw:end-shape="id93" draw:end-glue-point="3" svg:d="M5193 3808h1272v4742h1271" svg:viewBox="0 0 2545 4743"><text:p/></draw:connector></draw:g></text:p>
      <text:p text:style-name="P25"><draw:custom-shape text:anchor-type="paragraph" draw:z-index="171" draw:style-name="gr187" draw:text-style-name="P35" svg:width="5.419cm" svg:height="5.933cm" svg:x="13.541cm" svg:y="3.064cm"><text:p/><draw:enhanced-geometry svg:viewBox="0 0 21600 21600" draw:mirror-horizontal="false" draw:mirror-vertical="false" draw:type="rectangle" draw:enhanced-path="M 0 0 L 21600 0 21600 21600 0 21600 0 0 Z N"/></draw:custom-shape><draw:frame text:anchor-type="paragraph" draw:z-index="172" draw:style-name="gr188" draw:text-style-name="P51" svg:width="2.199cm" svg:height="0.567cm" svg:x="13.76cm" svg:y="3.14cm"><draw:text-box><text:p text:style-name="P40"><text:span text:style-name="T15">登录入口</text:span></text:p></draw:text-box></draw:frame><draw:frame text:anchor-type="paragraph" draw:z-index="173" draw:style-name="gr189" draw:text-style-name="P51" svg:width="2.273cm" svg:height="0.567cm" svg:x="16.542cm" svg:y="3.14cm"><draw:text-box><text:p text:style-name="P40"><text:span text:style-name="T15">注册入口</text:span></text:p></draw:text-box></draw:frame><draw:frame text:anchor-type="paragraph" draw:z-index="174" draw:style-name="gr190" draw:text-style-name="P52" svg:width="2.199cm" svg:height="0.567cm" svg:x="13.76cm" svg:y="3.724cm"><draw:text-box><text:p text:style-name="P40"><text:span text:style-name="T9">项目板块</text:span></text:p></draw:text-box></draw:frame><draw:frame text:anchor-type="paragraph" draw:z-index="175" draw:style-name="gr191" draw:text-style-name="P52" svg:width="1.539cm" svg:height="0.881cm" svg:x="17.276cm" svg:y="4.456cm"><draw:text-box><text:p text:style-name="P40"><text:span text:style-name="T9">热门项目板块</text:span></text:p></draw:text-box></draw:frame><draw:frame text:anchor-type="paragraph" draw:z-index="176" draw:style-name="gr192" draw:text-style-name="P51" svg:width="3.372cm" svg:height="0.98cm" svg:x="13.76cm" svg:y="4.434cm"><draw:text-box><text:p text:style-name="P40"><text:span text:style-name="T15"/></text:p><text:p text:style-name="P40"><text:span text:style-name="T15">板块推荐</text:span></text:p></draw:text-box></draw:frame><draw:frame text:anchor-type="paragraph" draw:z-index="177" draw:style-name="gr193" draw:text-style-name="P52" svg:width="5.054cm" svg:height="1.923cm" svg:x="13.764cm" svg:y="6.735cm"><draw:text-box><text:p text:style-name="P40"><text:span text:style-name="T9"/></text:p><text:p text:style-name="P40"><text:span text:style-name="T9"/></text:p><text:p text:style-name="P40"><text:span text:style-name="T9">论坛主题贴列表</text:span></text:p></draw:text-box></draw:frame><draw:custom-shape text:anchor-type="paragraph" draw:z-index="178" draw:style-name="gr194" draw:text-style-name="P45" xml:id="id94" draw:id="id94" svg:width="0.294cm" svg:height="0.294cm" svg:x="7.576cm" svg:y="1.826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text:anchor-type="paragraph" draw:z-index="179" draw:style-name="gr75" xml:id="id95" draw:id="id95"><draw:frame draw:style-name="gr195" draw:text-style-name="P30" svg:width="2.177cm" svg:height="0.934cm" svg:x="9.954cm" svg:y="0.503cm"><draw:text-box><text:p/></draw:text-box></draw:frame><draw:frame draw:style-name="gr169" draw:text-style-name="P30" svg:width="2.174cm" svg:height="0.881cm" svg:x="9.958cm" svg:y="0.521cm"><draw:text-box><text:p text:style-name="P29"><text:span text:style-name="T9">主页入口进入论坛</text:span></text:p></draw:text-box></draw:frame></draw:g><draw:connector text:anchor-type="paragraph" draw:z-index="180" draw:style-name="gr196" draw:text-style-name="P55" svg:x1="16.514cm" svg:y1="306.34cm" svg:x2="19.834cm" svg:y2="305.017cm" draw:start-shape="id94" draw:start-glue-point="4" draw:end-shape="id95" draw:end-glue-point="0" svg:d="M16514 306340v-1824h3320v501" svg:viewBox="0 0 3321 1826"><text:p/></draw:connector><draw:connector text:anchor-type="paragraph" draw:z-index="181" draw:style-name="gr196" draw:text-style-name="P55" svg:x1="16.514cm" svg:y1="306.633cm" svg:x2="18.422cm" svg:y2="307.299cm" draw:start-shape="id94" draw:start-glue-point="8" draw:end-shape="id96" draw:end-glue-point="3" svg:d="M16514 306633v666h1908" svg:viewBox="0 0 1910 669"><text:p/></draw:connector><draw:frame text:anchor-type="paragraph" draw:z-index="182" draw:style-name="gr197" draw:text-style-name="P30" xml:id="id96" draw:id="id96" svg:width="2.601cm" svg:height="0.899cm" svg:x="9.631cm" svg:y="2.337cm"><draw:text-box><text:p/></draw:text-box></draw:frame><draw:frame text:anchor-type="paragraph" draw:z-index="183" draw:style-name="gr198" draw:text-style-name="P30" svg:width="2.199cm" svg:height="0.567cm" svg:x="9.798cm" svg:y="2.531cm"><draw:text-box><text:p text:style-name="P29"><text:span text:style-name="T9">直接输入网址进入</text:span></text:p></draw:text-box></draw:frame><draw:frame text:anchor-type="paragraph" draw:z-index="184" draw:style-name="gr199" draw:text-style-name="P47" xml:id="id97" draw:id="id97" svg:width="2.162cm" svg:height="0.567cm" svg:x="13.545cm" svg:y="2.408cm"><draw:text-box><text:p text:style-name="P29"><text:span text:style-name="T11"><text:s/></text:span><text:span text:style-name="T11">论坛界面 <text:s text:c="4"/></text:span></text:p></draw:text-box></draw:frame><draw:connector text:anchor-type="paragraph" draw:z-index="185" draw:style-name="gr196" draw:text-style-name="P55" svg:x1="20.921cm" svg:y1="305.483cm" svg:x2="23.415cm" svg:y2="306.923cm" draw:start-shape="id95" draw:start-glue-point="1" draw:end-shape="id97" draw:end-glue-point="0" svg:d="M20921 305483h2494v1440" svg:viewBox="0 0 2496 1441"><text:p/></draw:connector><draw:connector text:anchor-type="paragraph" draw:z-index="186" draw:style-name="gr196" draw:text-style-name="P55" svg:x1="21.022cm" svg:y1="307.299cm" svg:x2="22.336cm" svg:y2="307.204cm" draw:start-shape="id96" draw:start-glue-point="1" draw:end-shape="id97" svg:d="M21022 307299h658v-95h656" svg:viewBox="0 0 1316 97"><text:p/></draw:connector><draw:frame text:anchor-type="paragraph" draw:z-index="187" draw:style-name="gr200" draw:text-style-name="P52" svg:width="2.273cm" svg:height="0.567cm" svg:x="16.542cm" svg:y="3.748cm"><draw:text-box><text:p text:style-name="P40"><text:span text:style-name="T9">综合板块</text:span></text:p></draw:text-box></draw:frame><draw:frame text:anchor-type="paragraph" draw:z-index="188" draw:style-name="gr201" draw:text-style-name="P51" svg:width="1.611cm" svg:height="0.682cm" svg:x="15.46cm" svg:y="5.653cm"><draw:text-box><text:p text:style-name="P40"><text:span text:style-name="T15">主题推荐</text:span></text:p></draw:text-box></draw:frame><draw:frame text:anchor-type="paragraph" draw:z-index="189" draw:style-name="gr202" draw:text-style-name="P52" svg:width="1.539cm" svg:height="0.657cm" svg:x="17.276cm" svg:y="5.68cm"><draw:text-box><text:p text:style-name="P40"><text:span text:style-name="T9">签到</text:span></text:p></draw:text-box></draw:frame><draw:frame text:anchor-type="paragraph" draw:z-index="190" draw:style-name="gr203" draw:text-style-name="P47" svg:width="3.297cm" svg:height="1.195cm" svg:x="10.172cm" svg:y="6.163cm"><draw:text-box><text:p text:style-name="P29"><text:span text:style-name="T11"><text:s text:c="2"/></text:span><text:span text:style-name="T11">板块推荐和主题推荐是根据内容的热度和用户的洗好进行推荐 <text:s text:c="4"/></text:span></text:p></draw:text-box></draw:frame><draw:frame text:anchor-type="paragraph" draw:z-index="191" draw:style-name="gr204" draw:text-style-name="P51" xml:id="id111" draw:id="id111" svg:width="1.468cm" svg:height="0.881cm" svg:x="13.764cm" svg:y="5.454cm"><draw:text-box><text:p text:style-name="P40"><text:span text:style-name="T15">发布新主题</text:span></text:p></draw:text-box></draw:frame><draw:frame text:anchor-type="paragraph" draw:z-index="192" draw:style-name="gr205" draw:text-style-name="P47" svg:width="2.742cm" svg:height="2.137cm" svg:x="10.654cm" svg:y="3.387cm"><draw:text-box><text:p text:style-name="P29"><text:span text:style-name="T11">项目板块是通过系统自建的，系统会自动为每个项目自建一个项目板块</text:span><text:span text:style-name="T11">,</text:span><text:span text:style-name="T11">用于用户参加开发</text:span><text:span text:style-name="T11">,</text:span><text:span text:style-name="T11">项目开发者可以从中提取测试和反馈信息 <text:s text:c="5"/></text:span></text:p></draw:text-box></draw:frame><draw:custom-shape text:anchor-type="paragraph" draw:z-index="193" draw:style-name="gr206" draw:text-style-name="P35" svg:width="5.998cm" svg:height="6.568cm" svg:x="12.686cm" svg:y="14.131cm"><text:p/><draw:enhanced-geometry svg:viewBox="0 0 21600 21600" draw:type="rectangle" draw:enhanced-path="M 0 0 L 21600 0 21600 21600 0 21600 0 0 Z N"/></draw:custom-shape><draw:frame text:anchor-type="paragraph" draw:z-index="194" draw:style-name="gr207" draw:text-style-name="P51" svg:width="5.598cm" svg:height="0.567cm" svg:x="12.929cm" svg:y="14.215cm"><draw:text-box><text:p text:style-name="P40"><text:span text:style-name="T15">个人中心</text:span></text:p></draw:text-box></draw:frame><draw:frame text:anchor-type="paragraph" draw:z-index="195" draw:style-name="gr208" draw:text-style-name="P52" svg:width="2.433cm" svg:height="0.567cm" svg:x="12.929cm" svg:y="14.863cm"><draw:text-box><text:p text:style-name="P40"><text:span text:style-name="T9">项目板块</text:span></text:p></draw:text-box></draw:frame><draw:frame text:anchor-type="paragraph" draw:z-index="196" draw:style-name="gr209" draw:text-style-name="P52" svg:width="1.705cm" svg:height="1.195cm" svg:x="16.819cm" svg:y="15.672cm"><draw:text-box><text:p text:style-name="P40"><text:span text:style-name="T9"/></text:p><text:p text:style-name="P40"><text:span text:style-name="T9">热门项目板块</text:span></text:p></draw:text-box></draw:frame><draw:frame text:anchor-type="paragraph" draw:z-index="197" draw:style-name="gr210" draw:text-style-name="P51" svg:width="3.73cm" svg:height="0.971cm" svg:x="12.929cm" svg:y="15.676cm"><draw:text-box><text:p text:style-name="P40"><text:span text:style-name="T15"/></text:p><text:p text:style-name="P40"><text:span text:style-name="T15">板块推荐</text:span></text:p></draw:text-box></draw:frame><draw:frame text:anchor-type="paragraph" draw:z-index="198" draw:style-name="gr211" draw:text-style-name="P52" svg:width="5.594cm" svg:height="1.946cm" svg:x="12.933cm" svg:y="18.378cm"><draw:text-box><text:p text:style-name="P40"><text:span text:style-name="T9"/></text:p><text:p text:style-name="P40"><text:span text:style-name="T9"/></text:p><text:p text:style-name="P40"><text:span text:style-name="T9"/></text:p><text:p text:style-name="P40"><text:span text:style-name="T9">论坛主题贴列表</text:span></text:p></draw:text-box></draw:frame><draw:frame text:anchor-type="paragraph" draw:z-index="199" draw:style-name="gr212" draw:text-style-name="P47" xml:id="id108" draw:id="id108" svg:width="2.393cm" svg:height="0.569cm" svg:x="12.691cm" svg:y="13.517cm"><draw:text-box><text:p text:style-name="P29"><text:span text:style-name="T11"><text:s text:c="11"/></text:span><text:span text:style-name="T11">论坛界面 <text:s text:c="4"/></text:span></text:p></draw:text-box></draw:frame><draw:frame text:anchor-type="paragraph" draw:z-index="200" draw:style-name="gr213" draw:text-style-name="P52" svg:width="2.514cm" svg:height="0.567cm" svg:x="16.009cm" svg:y="14.891cm"><draw:text-box><text:p text:style-name="P40"><text:span text:style-name="T9">综合板块</text:span></text:p></draw:text-box></draw:frame><draw:frame text:anchor-type="paragraph" draw:z-index="201" draw:style-name="gr214" draw:text-style-name="P51" svg:width="1.784cm" svg:height="1.056cm" svg:x="12.929cm" svg:y="16.887cm"><draw:text-box><text:p text:style-name="P40"><text:span text:style-name="T15"/></text:p><text:p text:style-name="P40"><text:span text:style-name="T15">主题推荐</text:span></text:p></draw:text-box></draw:frame><draw:frame text:anchor-type="paragraph" draw:z-index="202" draw:style-name="gr215" draw:text-style-name="P52" svg:width="1.705cm" svg:height="1.195cm" svg:x="16.819cm" svg:y="16.806cm"><draw:text-box><text:p text:style-name="P40"><text:span text:style-name="T9"/></text:p><text:p text:style-name="P40"><text:span text:style-name="T9"/></text:p><text:p text:style-name="P40"><text:span text:style-name="T9">签到</text:span></text:p></draw:text-box></draw:frame><draw:frame text:anchor-type="paragraph" draw:z-index="203" draw:style-name="gr216" draw:text-style-name="P51" svg:width="1.622cm" svg:height="1.056cm" svg:x="15.037cm" svg:y="16.887cm"><draw:text-box><text:p text:style-name="P40"><text:span text:style-name="T15"/></text:p><text:p text:style-name="P40"><text:span text:style-name="T15">发布新主题</text:span></text:p></draw:text-box></draw:frame><draw:custom-shape text:anchor-type="paragraph" draw:z-index="204" draw:style-name="gr217" draw:text-style-name="P64" svg:width="1.246cm" svg:height="0.44cm" svg:x="17.685cm" svg:y="2.441cm"><text:p text:style-name="P40"><text:span text:style-name="T9">未登录状态</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5" draw:style-name="gr218" draw:text-style-name="P64" svg:width="1.378cm" svg:height="0.486cm" svg:x="17.392cm" svg:y="13.436cm"><text:p text:style-name="P40"><text:span text:style-name="T9">登录状态</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6" draw:style-name="gr219" draw:text-style-name="P49" svg:width="0.137cm" svg:height="0.094cm" draw:transform="skewX (0.0188495559215388) rotate (-3.10598793684911) translate (16.3777083333333cm 14.5273888888889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07" draw:style-name="gr220" draw:text-style-name="P47" svg:width="2.393cm" svg:height="1.509cm" svg:x="10.098cm" svg:y="14.245cm"><draw:text-box><text:p text:style-name="P29"><text:span text:style-name="T11">个人中心</text:span><text:span text:style-name="T11">:</text:span></text:p><text:p text:style-name="P29"><text:span text:style-name="T11"><text:s text:c="8"/></text:span><text:span text:style-name="T11">站内信提醒</text:span></text:p><text:p text:style-name="P29"><text:span text:style-name="T11"><text:s text:c="8"/></text:span><text:span text:style-name="T11">论坛管理 </text:span></text:p><text:p text:style-name="P29"><text:span text:style-name="T11"><text:s text:c="9"/></text:span><text:span text:style-name="T11">注销登录 <text:s text:c="3"/></text:span></text:p></draw:text-box></draw:frame><draw:custom-shape text:anchor-type="paragraph" draw:z-index="208" draw:style-name="gr221" draw:text-style-name="P48" xml:id="id99" draw:id="id99" svg:width="3.001cm" svg:height="3.1cm" svg:x="2.93cm" svg:y="4.336cm"><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text:anchor-type="paragraph" draw:z-index="209" draw:style-name="gr222" draw:text-style-name="P51" svg:width="2.103cm" svg:height="0.599cm" svg:x="3.373cm" svg:y="4.475cm"><draw:text-box><text:p text:style-name="P40"><text:span text:style-name="T15">账号</text:span></text:p></draw:text-box></draw:frame><draw:frame text:anchor-type="paragraph" draw:z-index="210" draw:style-name="gr223" draw:text-style-name="P51" svg:width="2.103cm" svg:height="0.599cm" svg:x="3.373cm" svg:y="5.173cm"><draw:text-box><text:p text:style-name="P40"><text:span text:style-name="T15">密码</text:span></text:p></draw:text-box></draw:frame><draw:frame text:anchor-type="paragraph" draw:z-index="211" draw:style-name="gr224" draw:text-style-name="P47" xml:id="id105" draw:id="id105" svg:width="1.354cm" svg:height="0.599cm" svg:x="2.99cm" svg:y="3.473cm"><draw:text-box><text:p text:style-name="P29"><text:span text:style-name="T11">登录界面</text:span></text:p></draw:text-box></draw:frame><draw:frame text:anchor-type="paragraph" draw:z-index="212" draw:style-name="gr225" draw:text-style-name="P51" xml:id="id103" draw:id="id103" svg:width="2.103cm" svg:height="0.599cm" svg:x="3.373cm" svg:y="5.877cm"><draw:text-box><text:p text:style-name="P40"><text:span text:style-name="T15">注册</text:span></text:p></draw:text-box></draw:frame><draw:frame text:anchor-type="paragraph" draw:z-index="213" draw:style-name="gr226" draw:text-style-name="P51" xml:id="id104" draw:id="id104" svg:width="2.103cm" svg:height="0.599cm" svg:x="3.373cm" svg:y="6.578cm"><draw:text-box><text:p text:style-name="P40"><text:span text:style-name="T15">登录</text:span></text:p></draw:text-box></draw:frame><draw:frame text:anchor-type="paragraph" draw:z-index="214" draw:style-name="gr224" draw:text-style-name="P47" svg:width="1.354cm" svg:height="0.599cm" svg:x="1.09cm" svg:y="5.276cm"><draw:text-box><text:p text:style-name="P29"><text:span text:style-name="T11">验证失败</text:span></text:p></draw:text-box></draw:frame><draw:custom-shape text:anchor-type="paragraph" draw:z-index="215" draw:style-name="gr88" draw:text-style-name="P56" xml:id="id107" draw:id="id107" svg:width="0.401cm" svg:height="0.399cm" svg:x="1.374cm" svg:y="13.774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frame text:anchor-type="paragraph" draw:z-index="216" draw:style-name="gr224" draw:text-style-name="P47" xml:id="id106" draw:id="id106" svg:width="1.354cm" svg:height="0.599cm" svg:x="0.893cm" svg:y="9.176cm"><draw:text-box><text:p text:style-name="P29"><text:span text:style-name="T11">验证成功</text:span></text:p></draw:text-box></draw:frame><draw:custom-shape text:anchor-type="paragraph" draw:z-index="217" draw:style-name="gr227" draw:text-style-name="P48" svg:width="2.802cm" svg:height="3.901cm" svg:x="6.53cm" svg:y="9.335cm"><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text:anchor-type="paragraph" draw:z-index="218" draw:style-name="gr228" draw:text-style-name="P52" svg:width="2.102cm" svg:height="0.599cm" svg:x="6.874cm" svg:y="9.576cm"><draw:text-box><text:p text:style-name="P40"><text:span text:style-name="T9">基础信息</text:span></text:p></draw:text-box></draw:frame><draw:frame text:anchor-type="paragraph" draw:z-index="219" draw:style-name="gr229" draw:text-style-name="P52" svg:width="2.102cm" svg:height="0.599cm" svg:x="6.874cm" svg:y="10.379cm"><draw:text-box><text:p text:style-name="P40"><text:span text:style-name="T9">注册成员类别</text:span></text:p></draw:text-box></draw:frame><draw:frame text:anchor-type="paragraph" draw:z-index="220" draw:style-name="gr230" draw:text-style-name="P52" svg:width="2.102cm" svg:height="0.599cm" svg:x="6.874cm" svg:y="11.079cm"><draw:text-box><text:p text:style-name="P40"><text:span text:style-name="T9">相应的成员信息</text:span></text:p></draw:text-box></draw:frame><draw:frame text:anchor-type="paragraph" draw:z-index="221" draw:style-name="gr231" draw:text-style-name="P51" svg:width="2.102cm" svg:height="0.599cm" svg:x="6.874cm" svg:y="11.783cm"><draw:text-box><text:p text:style-name="P40"><text:span text:style-name="T15">平台协议</text:span></text:p></draw:text-box></draw:frame><draw:frame text:anchor-type="paragraph" draw:z-index="222" draw:style-name="gr232" draw:text-style-name="P54" xml:id="id98" draw:id="id98" svg:width="0.849cm" svg:height="1.301cm" svg:x="4.927cm" svg:y="10.673cm"><draw:text-box><text:p text:style-name="P53"><text:span text:style-name="T9">验证信息</text:span></text:p></draw:text-box></draw:frame><draw:frame text:anchor-type="paragraph" draw:z-index="223" draw:style-name="gr224" draw:text-style-name="P47" xml:id="id101" draw:id="id101" svg:width="1.354cm" svg:height="0.599cm" svg:x="4.678cm" svg:y="9.439cm"><draw:text-box><text:p text:style-name="P29"><text:span text:style-name="T11">验证失败</text:span></text:p></draw:text-box></draw:frame><draw:connector text:anchor-type="paragraph" draw:z-index="224" draw:style-name="gr233" draw:text-style-name="P55" svg:x1="13.718cm" svg:y1="315.836cm" svg:x2="13.222cm" svg:y2="311.949cm" draw:start-shape="id98" draw:start-glue-point="3" draw:end-shape="id99" draw:end-glue-point="6" svg:d="M13718 315836h-501v-2268h5v-1619" svg:viewBox="0 0 503 3889"><text:p/></draw:connector><draw:frame text:anchor-type="paragraph" draw:z-index="225" draw:style-name="gr224" draw:text-style-name="P47" svg:width="1.354cm" svg:height="0.599cm" svg:x="3.593cm" svg:y="7.976cm"><draw:text-box><text:p text:style-name="P29"><text:span text:style-name="T11">验证成功</text:span></text:p></draw:text-box></draw:frame><draw:frame text:anchor-type="paragraph" draw:z-index="226" draw:style-name="gr234" draw:text-style-name="P51" xml:id="id100" draw:id="id100" svg:width="2.102cm" svg:height="0.599cm" svg:x="6.874cm" svg:y="12.483cm"><draw:text-box><text:p text:style-name="P40"><text:span text:style-name="T15">注册</text:span></text:p></draw:text-box></draw:frame><draw:frame text:anchor-type="paragraph" draw:z-index="227" draw:style-name="gr224" draw:text-style-name="P47" xml:id="id102" draw:id="id102" svg:width="1.354cm" svg:height="0.599cm" svg:x="6.489cm" svg:y="8.675cm"><draw:text-box><text:p text:style-name="P29"><text:span text:style-name="T11">注册界面</text:span></text:p></draw:text-box></draw:frame><draw:connector text:anchor-type="paragraph" draw:z-index="228" draw:style-name="gr235" draw:text-style-name="P55" svg:x1="15.665cm" svg:y1="317.296cm" svg:x2="14.141cm" svg:y2="316.488cm" draw:start-shape="id100" draw:start-glue-point="3" draw:end-shape="id98" draw:end-glue-point="2" svg:d="M15665 317296h-1524v-808" svg:viewBox="0 0 1526 810"><text:p/></draw:connector><draw:connector text:anchor-type="paragraph" draw:z-index="229" draw:style-name="gr236" draw:text-style-name="P55" svg:x1="14.141cm" svg:y1="315.187cm" svg:x2="14.144cm" svg:y2="314.551cm" draw:start-shape="id98" draw:start-glue-point="0" draw:end-shape="id101" draw:end-glue-point="2" svg:d="M14141 315187v-319h3v-317" svg:viewBox="0 0 5 639"><text:p/></draw:connector><draw:connector text:anchor-type="paragraph" draw:z-index="230" draw:style-name="gr236" draw:text-style-name="P55" svg:x1="14.145cm" svg:y1="313.953cm" svg:x2="15.281cm" svg:y2="313.487cm" draw:start-shape="id101" draw:start-glue-point="0" draw:end-shape="id102" draw:end-glue-point="3" svg:d="M14145 313953v-466h1136" svg:viewBox="0 0 1138 467"><text:p/></draw:connector><draw:connector text:anchor-type="paragraph" draw:z-index="231" draw:style-name="gr236" draw:text-style-name="P55" svg:x1="14.266cm" svg:y1="310.69cm" svg:x2="15.956cm" svg:y2="313.19cm" draw:start-shape="id103" draw:start-glue-point="1" draw:end-shape="id102" draw:end-glue-point="0" svg:d="M14266 310690h1690v2500" svg:viewBox="0 0 1692 2501"><text:p/></draw:connector><draw:connector text:anchor-type="paragraph" draw:z-index="232" draw:style-name="gr236" draw:text-style-name="P55" svg:x1="12.164cm" svg:y1="311.39cm" svg:x2="11.781cm" svg:y2="308.285cm" draw:start-shape="id104" draw:start-glue-point="3" draw:end-shape="id105" draw:end-glue-point="3" svg:d="M12164 311390h-882v-3105h499" svg:viewBox="0 0 884 3106"><text:p/></draw:connector><draw:connector text:anchor-type="paragraph" draw:z-index="233" draw:style-name="gr235" draw:text-style-name="P55" svg:x1="13.215cm" svg:y1="311.69cm" svg:x2="13.215cm" svg:y2="311.69cm" draw:start-shape="id104" draw:start-glue-point="2" draw:end-shape="id104" draw:end-glue-point="2" svg:d="M13215 311690z" svg:viewBox="0 0 2 2"><text:p/></draw:connector><draw:connector text:anchor-type="paragraph" draw:z-index="234" draw:style-name="gr235" draw:text-style-name="P55" svg:x1="12.164cm" svg:y1="311.39cm" svg:x2="10.359cm" svg:y2="313.69cm" draw:start-shape="id104" draw:start-glue-point="3" draw:end-shape="id106" draw:end-glue-point="0" svg:d="M12164 311390h-1805v2300" svg:viewBox="0 0 1806 2302"><text:p/></draw:connector><draw:connector text:anchor-type="paragraph" draw:z-index="235" draw:style-name="gr236" draw:text-style-name="P55" svg:x1="10.359cm" svg:y1="314.288cm" svg:x2="10.366cm" svg:y2="318.288cm" draw:start-shape="id106" draw:start-glue-point="2" draw:end-shape="id107" draw:end-glue-point="4" svg:d="M10359 314288v2000h7v2000" svg:viewBox="0 0 9 4002"><text:p/></draw:connector><draw:connector text:anchor-type="paragraph" draw:z-index="236" draw:style-name="gr236" draw:text-style-name="P55" svg:x1="10.566cm" svg:y1="318.488cm" svg:x2="21.483cm" svg:y2="318.315cm" draw:start-shape="id107" draw:start-glue-point="10" draw:end-shape="id108" draw:end-glue-point="3" svg:d="M10566 318488h5460v-173h5457" svg:viewBox="0 0 10918 175"><text:p/></draw:connector><draw:frame text:anchor-type="paragraph" draw:z-index="237" draw:style-name="gr237" draw:text-style-name="P51" xml:id="id110" draw:id="id110" svg:width="2.102cm" svg:height="0.599cm" svg:x="0.774cm" svg:y="15.483cm"><draw:text-box><text:p text:style-name="P40"><text:span text:style-name="T15">进入论坛</text:span></text:p></draw:text-box></draw:frame><draw:custom-shape text:anchor-type="paragraph" draw:z-index="238" draw:style-name="gr104" draw:text-style-name="P56" xml:id="id109" draw:id="id109" svg:width="0.403cm" svg:height="0.401cm" svg:x="1.572cm" svg:y="17.173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text:anchor-type="paragraph" draw:z-index="239" draw:style-name="gr236" draw:text-style-name="P55" svg:x1="10.564cm" svg:y1="321.688cm" svg:x2="10.615cm" svg:y2="320.596cm" draw:start-shape="id109" draw:start-glue-point="4" draw:end-shape="id110" draw:end-glue-point="2" svg:d="M10564 321688v-547h51v-545" svg:viewBox="0 0 53 1094"><text:p/></draw:connector><draw:connector text:anchor-type="paragraph" draw:z-index="240" draw:style-name="gr236" draw:text-style-name="P55" svg:x1="10.615cm" svg:y1="319.997cm" svg:x2="10.366cm" svg:y2="318.687cm" draw:start-shape="id110" draw:start-glue-point="0" draw:end-shape="id107" draw:end-glue-point="8" svg:d="M10615 319997v-654h-249v-656" svg:viewBox="0 0 250 1312"><text:p/></draw:connector><draw:frame text:anchor-type="paragraph" draw:z-index="241" draw:style-name="gr238" draw:text-style-name="P47" svg:width="2.393cm" svg:height="0.881cm" svg:x="2.739cm" svg:y="16.328cm"><draw:text-box><text:p text:style-name="P29"><text:span text:style-name="T11">主页以登录状态进入论坛页面 <text:s text:c="3"/></text:span></text:p></draw:text-box></draw:frame><draw:connector text:anchor-type="paragraph" draw:z-index="242" draw:style-name="gr236" draw:text-style-name="P55" svg:x1="22.555cm" svg:y1="310.407cm" svg:x2="14.721cm" svg:y2="310.4cm" draw:start-shape="id111" draw:start-glue-point="3" draw:end-shape="id99" draw:end-glue-point="7" svg:d="M22555 310407h-3916v-7h-3918" svg:viewBox="0 0 7835 9"><text:p/></draw:connector><draw:path text:anchor-type="paragraph" draw:z-index="243" draw:style-name="gr239" draw:text-style-name="P36" svg:width="5.029cm" svg:height="3.979cm" draw:transform="skewX (0.0022689280275926) rotate (-0.727802298081636) translate (15.3629109498603cm 2.94615800580677cm)" svg:viewBox="0 0 5030 3980" svg:d="M4580 15c190-72 614 124 382 374-138 149-302 269-451 403-161 143-321 286-479 428-142 126-319 223-425 379-118 172-265 299-353 487-86 183-271 284-413 419-152 142-319 268-465 415-148 147-350 216-514 335-163 118-343 199-487 336-155 148-366 221-572 241-238 22-461 110-698 128l-105 20"><text:p/></draw:path><draw:path text:anchor-type="paragraph" draw:z-index="244" draw:style-name="gr239" draw:text-style-name="P36" svg:width="7.354cm" svg:height="3.444cm" draw:transform="rotate (2.82149926877403) translate (12.5432185331771cm 6.68344179032983cm)" svg:viewBox="0 0 7355 3445" svg:d="M0 3445c248-11 494-53 727-144 194-75 395-131 593-196 210-70 419-139 627-208 204-67 409-135 612-203 209-69 441-91 627-207 188-118 381-177 576-250 206-77 423-129 627-208 190-74 350-217 478-372 162-198 330-390 506-574 151-159 345-272 530-389 180-114 371-192 557-301 174-101 320-250 530-272l191-63 174-58"><text:p/></draw:path><draw:path text:anchor-type="paragraph" draw:z-index="245" draw:style-name="gr239" draw:text-style-name="P36" svg:width="9.23cm" svg:height="4.339cm" draw:transform="rotate (-3.03355677289134) translate (16.9983099068812cm 7.78368337494587cm)" svg:viewBox="0 0 9231 4340" svg:d="M0 4340c225-14 452-7 672-56 264-58 532-129 768-268 211-123 434-229 662-316 219-83 430-186 641-282 230-103 428-273 666-353 236-79 447-219 679-296 256-85 453-243 671-389 209-141 421-236 616-395 193-157 432-250 634-394 214-152 429-273 639-430 183-138 424-189 624-301 222-125 473-179 696-295 208-107 423-201 627-319 180-105 400-116 594-195l42-51"><text:p/></draw:path><draw:custom-shape text:anchor-type="paragraph" draw:z-index="246" draw:style-name="gr219" draw:text-style-name="P49" svg:width="0.168cm" svg:height="0.115cm" draw:transform="skewX (0.0153588974175501) rotate (-3.10598793684911) translate (15.5786666666667cm 3.98286111111111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47" draw:style-name="gr219" draw:text-style-name="P49" svg:width="0.168cm" svg:height="0.115cm" draw:transform="skewX (0.0153588974175501) rotate (-3.10598793684911) translate (18.3779583333333cm 3.98109722222222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5"><draw:g text:anchor-type="paragraph" draw:z-index="248" draw:style-name="gr4"><draw:frame draw:style-name="gr240" draw:text-style-name="P51" xml:id="id112" draw:id="id112" svg:width="1.712cm" svg:height="0.66cm" svg:x="1.498cm" svg:y="1.039cm"><draw:text-box><text:p text:style-name="P40"><text:span text:style-name="T15">项目板块</text:span></text:p></draw:text-box></draw:frame><draw:custom-shape draw:style-name="gr241" draw:text-style-name="P48" svg:width="2.811cm" svg:height="2.858cm" svg:x="4.798cm" svg:y="1.041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45" draw:text-style-name="P47" xml:id="id113" draw:id="id113" svg:width="2.012cm" svg:height="0.881cm" svg:x="4.798cm" svg:y="0.099cm"><draw:text-box><text:p text:style-name="P29"><text:span text:style-name="T11"><text:s text:c="2"/></text:span><text:span text:style-name="T11">项目空间列表 <text:s text:c="10"/></text:span></text:p></draw:text-box></draw:frame><draw:frame draw:style-name="gr242" draw:text-style-name="P51" xml:id="id114" draw:id="id114" svg:width="1.712cm" svg:height="0.66cm" svg:x="5.299cm" svg:y="1.238cm"><draw:text-box><text:p text:style-name="P40"><text:span text:style-name="T15">项目空间</text:span><text:span text:style-name="T15">1</text:span></text:p></draw:text-box></draw:frame><draw:frame draw:style-name="gr243" draw:text-style-name="P51" svg:width="1.712cm" svg:height="0.66cm" svg:x="5.299cm" svg:y="1.939cm"><draw:text-box><text:p text:style-name="P40"><text:span text:style-name="T15">项目空间</text:span><text:span text:style-name="T15">2</text:span></text:p></draw:text-box></draw:frame><draw:frame draw:style-name="gr244" draw:text-style-name="P51" svg:width="1.712cm" svg:height="0.66cm" svg:x="5.3cm" svg:y="2.739cm"><draw:text-box><text:p text:style-name="P40"><text:span text:style-name="T15">项目空间</text:span><text:span text:style-name="T15">3</text:span></text:p></draw:text-box></draw:frame><draw:connector draw:style-name="gr124" draw:text-style-name="P55" svg:x1="3.209cm" svg:y1="1.369cm" svg:x2="4.798cm" svg:y2="0.538cm" draw:start-shape="id112" draw:start-glue-point="1" draw:end-shape="id113" draw:end-glue-point="3" svg:d="M3209 1369h795v-831h794" svg:viewBox="0 0 1591 833"><text:p/></draw:connector><draw:custom-shape draw:style-name="gr245" draw:text-style-name="P48" xml:id="id115" draw:id="id115" svg:width="4.402cm" svg:height="2.56cm" svg:x="10.208cm" svg:y="0.94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45" draw:text-style-name="P47" svg:width="2.209cm" svg:height="0.881cm" svg:x="10.199cm" svg:y="0cm"><draw:text-box><text:p text:style-name="P29"><text:span text:style-name="T11"><text:s text:c="2"/></text:span><text:span text:style-name="T11">项目空间界面 <text:s text:c="9"/></text:span></text:p></draw:text-box></draw:frame><draw:connector draw:style-name="gr124" draw:text-style-name="P55" svg:x1="7.01cm" svg:y1="1.568cm" svg:x2="10.208cm" svg:y2="2.221cm" draw:start-shape="id114" draw:start-glue-point="1" draw:end-shape="id115" draw:end-glue-point="5" svg:d="M7010 1568h1598v653h1600" svg:viewBox="0 0 3200 654"><text:p/></draw:connector><draw:custom-shape draw:style-name="gr119" draw:text-style-name="P49" svg:width="0.168cm" svg:height="0.114cm" draw:transform="skewX (0.0312413936106985) rotate (-3.10598793684911) translate (3.05329166666667cm 1.34055555555556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46" draw:text-style-name="P51" xml:id="id116" draw:id="id116" svg:width="2.202cm" svg:height="0.881cm" svg:x="0.309cm" svg:y="9.899cm"><draw:text-box><text:p text:style-name="P40"><text:span text:style-name="T15">综合板块板块</text:span></text:p></draw:text-box></draw:frame><draw:custom-shape draw:style-name="gr247" draw:text-style-name="P48" svg:width="2.812cm" svg:height="2.86cm" svg:x="4.898cm" svg:y="10.74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45" draw:text-style-name="P47" xml:id="id117" draw:id="id117" svg:width="2.01cm" svg:height="0.881cm" svg:x="4.9cm" svg:y="9.8cm"><draw:text-box><text:p text:style-name="P29"><text:span text:style-name="T11">板块主题列表 <text:s text:c="10"/></text:span></text:p></draw:text-box></draw:frame><draw:frame draw:style-name="gr248" draw:text-style-name="P51" xml:id="id118" draw:id="id118" svg:width="1.712cm" svg:height="0.66cm" svg:x="5.399cm" svg:y="10.94cm"><draw:text-box><text:p text:style-name="P40"><text:span text:style-name="T15">主题</text:span><text:span text:style-name="T15">1</text:span></text:p></draw:text-box></draw:frame><draw:frame draw:style-name="gr249" draw:text-style-name="P51" svg:width="1.712cm" svg:height="0.66cm" svg:x="5.401cm" svg:y="11.64cm"><draw:text-box><text:p text:style-name="P40"><text:span text:style-name="T15">主题</text:span><text:span text:style-name="T15">2</text:span></text:p></draw:text-box></draw:frame><draw:frame draw:style-name="gr250" draw:text-style-name="P51" svg:width="1.712cm" svg:height="0.66cm" svg:x="5.403cm" svg:y="12.441cm"><draw:text-box><text:p text:style-name="P40"><text:span text:style-name="T15">主题</text:span><text:span text:style-name="T15">3</text:span></text:p></draw:text-box></draw:frame><draw:connector draw:style-name="gr124" draw:text-style-name="P55" svg:x1="2.51cm" svg:y1="10.338cm" svg:x2="4.9cm" svg:y2="10.239cm" draw:start-shape="id116" draw:start-glue-point="1" draw:end-shape="id117" draw:end-glue-point="3" svg:d="M2510 10338h1196v-99h1194" svg:viewBox="0 0 2392 101"><text:p/></draw:connector><draw:custom-shape draw:style-name="gr251" draw:text-style-name="P48" xml:id="id119" draw:id="id119" svg:width="3.398cm" svg:height="3.059cm" svg:x="10.31cm" svg:y="10.74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22" draw:text-style-name="P47" svg:width="2.211cm" svg:height="0.6cm" svg:x="10.299cm" svg:y="10.001cm"><draw:text-box><text:p text:style-name="P29"><text:span text:style-name="T11"><text:s text:c="6"/></text:span><text:span text:style-name="T11">主题界面 <text:s text:c="9"/></text:span></text:p></draw:text-box></draw:frame><draw:connector draw:style-name="gr124" draw:text-style-name="P55" svg:x1="7.11cm" svg:y1="11.269cm" svg:x2="10.31cm" svg:y2="12.27cm" draw:start-shape="id118" draw:start-glue-point="1" draw:end-shape="id119" draw:end-glue-point="5" svg:d="M7110 11269h1600v1001h1600" svg:viewBox="0 0 3201 1002"><text:p/></draw:connector><draw:custom-shape draw:style-name="gr119" draw:text-style-name="P49" svg:width="0.17cm" svg:height="0.114cm" draw:transform="skewX (0.0312413936106985) rotate (-3.10598793684911) translate (2.35655555555556cm 10.2411388888889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52" draw:text-style-name="P47" svg:width="3.409cm" svg:height="1.754cm" svg:x="0cm" svg:y="11.001cm"><draw:text-box><text:p text:style-name="P29"><text:span text:style-name="T11"><text:s text:c="2"/></text:span><text:span text:style-name="T11">综合板块分为</text:span><text:span text:style-name="T11">: </text:span></text:p><text:p text:style-name="P29"><text:span text:style-name="T11"><text:s text:c="14"/></text:span><text:span text:style-name="T11">生活杂谈板块</text:span></text:p><text:p text:style-name="P29"><text:span text:style-name="T11"><text:s text:c="14"/></text:span><text:span text:style-name="T11">学习技术交流</text:span></text:p><text:p text:style-name="P29"><text:span text:style-name="T11"><text:s text:c="15"/></text:span><text:span text:style-name="T11">资源分享板块</text:span></text:p><text:p text:style-name="P29"><text:span text:style-name="T11"><text:s text:c="15"/>……</text:span><text:span text:style-name="T11">. <text:s text:c="9"/></text:span></text:p></draw:text-box></draw:frame><draw:frame draw:style-name="gr253" draw:text-style-name="P30" svg:width="2.622cm" svg:height="0.567cm" svg:x="2.408cm" svg:y="10.199cm"><draw:text-box><text:p text:style-name="P29"><text:span text:style-name="T9">点击其中任意板块进入</text:span></text:p></draw:text-box></draw:frame><draw:frame draw:style-name="gr254" draw:text-style-name="P51" xml:id="id120" draw:id="id120" svg:width="2.601cm" svg:height="0.66cm" svg:x="10.709cm" svg:y="10.94cm"><draw:text-box><text:p text:style-name="P40"><text:span text:style-name="T15">帖子</text:span><text:span text:style-name="T15">1</text:span></text:p></draw:text-box></draw:frame><draw:frame draw:style-name="gr255" draw:text-style-name="P51" svg:width="2.601cm" svg:height="0.66cm" svg:x="10.709cm" svg:y="11.74cm"><draw:text-box><text:p text:style-name="P40"><text:span text:style-name="T15">帖子</text:span><text:span text:style-name="T15">2</text:span></text:p></draw:text-box></draw:frame><draw:frame draw:style-name="gr256" draw:text-style-name="P51" svg:width="2.601cm" svg:height="0.66cm" svg:x="10.709cm" svg:y="12.539cm"><draw:text-box><text:p text:style-name="P40"><text:span text:style-name="T15">帖子</text:span><text:span text:style-name="T15">3</text:span></text:p></draw:text-box></draw:frame><draw:custom-shape draw:style-name="gr257" draw:text-style-name="P48" svg:width="3.398cm" svg:height="2.758cm" svg:x="10.312cm" svg:y="15.242cm"><text:p text:style-name="P37"><text:span text:style-name="T9"/></text:p><text:p text:style-name="P37"><text:span text:style-name="T9"/></text:p><text:p text:style-name="P37"><text:span text:style-name="T9"/></text:p><draw:enhanced-geometry svg:viewBox="0 0 21600 21600" draw:glue-points="10800 0 0 10800 10800 21600 21600 10800" draw:type="flowchart-process" draw:enhanced-path="M 0 0 L 21600 0 21600 21600 0 21600 0 0 Z N"/></draw:custom-shape><draw:frame draw:style-name="gr122" draw:text-style-name="P47" xml:id="id121" draw:id="id121" svg:width="2.211cm" svg:height="0.6cm" svg:x="10.301cm" svg:y="14.503cm"><draw:text-box><text:p text:style-name="P29"><text:span text:style-name="T11"><text:s text:c="6"/></text:span><text:span text:style-name="T11">帖子界面 <text:s text:c="9"/></text:span></text:p></draw:text-box></draw:frame><draw:connector draw:style-name="gr124" draw:text-style-name="P55" svg:x1="13.309cm" svg:y1="11.269cm" svg:x2="12.511cm" svg:y2="14.803cm" draw:start-shape="id120" draw:start-glue-point="1" draw:end-shape="id121" draw:end-glue-point="1" svg:d="M13309 11269h499v3534h-1297" svg:viewBox="0 0 1298 3535"><text:p/></draw:connector><draw:frame draw:style-name="gr258" draw:text-style-name="P51" svg:width="3.701cm" svg:height="0.66cm" svg:x="10.507cm" svg:y="1.139cm"><draw:text-box><text:p text:style-name="P40"><text:span text:style-name="T15">项目公告</text:span></text:p></draw:text-box></draw:frame><draw:frame draw:style-name="gr259" draw:text-style-name="P51" svg:width="3.802cm" svg:height="0.657cm" svg:x="10.507cm" svg:y="1.944cm"><draw:text-box><text:p text:style-name="P40"><text:span text:style-name="T15">项目讨论</text:span></text:p></draw:text-box></draw:frame><draw:frame draw:style-name="gr260" draw:text-style-name="P51" svg:width="3.802cm" svg:height="0.66cm" svg:x="10.507cm" svg:y="2.739cm"><draw:text-box><text:p text:style-name="P40"><text:span text:style-name="T15">发布新主题</text:span></text:p></draw:text-box></draw:frame><draw:frame draw:style-name="gr261" draw:text-style-name="P47" svg:width="2.211cm" svg:height="4.021cm" svg:x="14.797cm" svg:y="1cm"><draw:text-box><text:p text:style-name="P29"><text:span text:style-name="T11">项目公告和项目讨论中分为多个主题。 <text:s/></text:span></text:p><text:p text:style-name="P29"><text:span text:style-name="T11"/></text:p><text:p text:style-name="P29"><text:span text:style-name="T11">项目公告主题只能有项目组成员发布，其他用户只能浏览</text:span><text:span text:style-name="T11">,</text:span><text:span text:style-name="T11">评论。</text:span></text:p><text:p text:style-name="P29"><text:span text:style-name="T11"/></text:p><text:p text:style-name="P29"><text:span text:style-name="T11">项目讨论主题所有用户都能浏览 和评论 <text:s text:c="7"/></text:span></text:p></draw:text-box></draw:frame><draw:frame draw:style-name="gr262" draw:text-style-name="P51" svg:width="2.601cm" svg:height="0.66cm" svg:x="10.709cm" svg:y="15.439cm"><draw:text-box><text:p text:style-name="P40"><text:span text:style-name="T15">评论</text:span></text:p></draw:text-box></draw:frame><draw:frame draw:style-name="gr263" draw:text-style-name="P51" svg:width="2.601cm" svg:height="0.66cm" svg:x="10.709cm" svg:y="16.24cm"><draw:text-box><text:p text:style-name="P40"><text:span text:style-name="T15">回复</text:span></text:p></draw:text-box></draw:frame><draw:frame draw:style-name="gr264" draw:text-style-name="P51" svg:width="2.601cm" svg:height="0.66cm" svg:x="10.709cm" svg:y="17.14cm"><draw:text-box><text:p text:style-name="P40"><text:span text:style-name="T15">帖子内容</text:span></text:p></draw:text-box></draw:frame></draw:g></text:p>
      <text:p text:style-name="P19">关于后期的对接企业招聘的一些想法：</text:p>
      <text:p text:style-name="P16"/>
      <text:p text:style-name="P16"><text:s text:c="11"/>根据现阶段的企业招聘需求,现阶段的公司类型大概分为两种公司<text:span text:style-name="T6">，一种是创业公司，二是成熟的公司。其中创业公司的人才缺口最大。分析后,创业公司的招聘需求分为:1、寻找交流的伙伴，2、寻找兼职合作伙伴，3、寻找创业合作伙伴，4、早期公司员工招聘，5、后期员工招聘</text:span></text:p>
      <text:p text:style-name="P17"><text:s text:c="11"/>现在有<text:span text:style-name="T7">3种服务思路: </text:span></text:p>
      <text:p text:style-name="P18"><text:s text:c="20"/>1、根据企业招聘需求以及学生的求职意向，对数据进行分析，主动定期对有需求的公司进行人才推送服务</text:p>
      <text:p text:style-name="P18"><text:s/><text:tab/> <text:s text:c="2"/>2、允许企业提供招聘信息，展示进行招聘活动</text:p>
      <text:p text:style-name="P18"><text:s/><text:tab/> <text:s text:c="2"/>3、企业可根据系统对个人能力进行评估的指标，自由筛选</text:p>
      <text:p text:style-name="P18"><text:s/></text:p>
      <text:p text:style-name="P17"/>
      <text:p text:style-name="P18">为保障相关的功能企业需要提供相应的信息: </text:p>
      <text:p text:style-name="P18"><text:tab/> 初创公司： 主打产品名称，产品的一句话介绍，产品上线的时间，产品链接，公司所在城市，团队规模，融资情况，申请人姓名，联系电话，技术需求</text:p>
      <text:p text:style-name="P18"><text:s text:c="16"/>非初创公司: 职位介绍，申请人姓名，城市，技术需求</text:p>
      <text:p text:style-name="P18"><text:s text:c="2"/>另外考虑到学生的相关需求，尽量对公司的资质进行认证</text:p>
      <text:p text:style-name="P17"/>
      <text:p text:style-name="P17"/>
      <text:p text:style-name="P18">求职者需要提供的信息: <text:s/>工作经验、教育背景、职场分析、技术水平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draw:marker draw:name="Arrow" svg:viewBox="0 0 20 30" svg:d="M10 0l-10 30h20z"/>
    <draw:marker draw:name="Arrowheads_20_2" draw:display-name="Arrowheads 2" svg:viewBox="0 0 836 110" svg:d="M0 0h278 278 280v36 36 38h-278-278-280v-36-36z"/>
    <draw:marker draw:name="Square" svg:viewBox="0 0 10 10" svg:d="M0 0h10v10h-10z"/>
    <draw:stroke-dash draw:name="Dashed_20__28_var_29__20_10" draw:display-name="Dashed (var) 10" draw:style="rect" draw:dots1="1" draw:dots1-length="63%" draw:distance="63%"/>
    <draw:stroke-dash draw:name="Dashed_20__28_var_29__20_11" draw:display-name="Dashed (var) 11" draw:style="rect" draw:dots1="1" draw:dots1-length="63%" draw:distance="63%"/>
    <draw:stroke-dash draw:name="Dashed_20__28_var_29__20_12" draw:display-name="Dashed (var) 12" draw:style="rect" draw:dots1="1" draw:dots1-length="63%" draw:distance="63%"/>
    <draw:stroke-dash draw:name="Dashed_20__28_var_29__20_13" draw:display-name="Dashed (var) 13" draw:style="rect" draw:dots1="1" draw:dots1-length="63%" draw:distance="63%"/>
    <draw:stroke-dash draw:name="Dashed_20__28_var_29__20_14" draw:display-name="Dashed (var) 14" draw:style="rect" draw:dots1="1" draw:dots1-length="63%" draw:distance="63%"/>
    <draw:stroke-dash draw:name="Dashed_20__28_var_29__20_15" draw:display-name="Dashed (var) 15" draw:style="rect" draw:dots1="1" draw:dots1-length="0.016cm" draw:dots2="1" draw:dots2-length="0.016cm" draw:distance="0.016cm"/>
    <draw:stroke-dash draw:name="Dashed_20__28_var_29__20_16" draw:display-name="Dashed (var) 16" draw:style="rect" draw:dots1="1" draw:dots1-length="63%" draw:distance="63%"/>
    <draw:stroke-dash draw:name="Dashed_20__28_var_29__20_17" draw:display-name="Dashed (var) 17" draw:style="rect" draw:dots1="1" draw:dots1-length="63%" draw:distance="63%"/>
    <draw:stroke-dash draw:name="Dashed_20__28_var_29__20_18" draw:display-name="Dashed (var) 18" draw:style="rect" draw:dots1="1" draw:dots1-length="63%" draw:distance="63%"/>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21" draw:display-name="Dashed (var) 21" draw:style="rect" draw:dots1="1" draw:dots1-length="63%" draw:distance="63%"/>
    <draw:stroke-dash draw:name="Dashed_20__28_var_29__20_22" draw:display-name="Dashed (var) 22" draw:style="rect" draw:dots1="1" draw:dots1-length="63%" draw:distance="63%"/>
    <draw:stroke-dash draw:name="Dashed_20__28_var_29__20_23" draw:display-name="Dashed (var) 23" draw:style="rect" draw:dots1="1" draw:dots1-length="63%" draw:distance="63%"/>
    <draw:stroke-dash draw:name="Dashed_20__28_var_29__20_24" draw:display-name="Dashed (var) 24" draw:style="rect" draw:dots1="1" draw:dots1-length="63%" draw:distance="63%"/>
    <draw:stroke-dash draw:name="Dashed_20__28_var_29__20_25" draw:display-name="Dashed (var) 25" draw:style="rect" draw:dots1="1" draw:dots1-length="63%" draw:distance="63%"/>
    <draw:stroke-dash draw:name="Dashed_20__28_var_29__20_26" draw:display-name="Dashed (var) 26" draw:style="rect" draw:dots1="1" draw:dots1-length="63%" draw:distance="63%"/>
    <draw:stroke-dash draw:name="Dashed_20__28_var_29__20_27" draw:display-name="Dashed (var) 27" draw:style="rect" draw:dots1="1" draw:dots1-length="63%" draw:distance="63%"/>
    <draw:stroke-dash draw:name="Dashed_20__28_var_29__20_28" draw:display-name="Dashed (var) 28" draw:style="rect" draw:dots1="1" draw:dots1-length="63%" draw:distance="63%"/>
    <draw:stroke-dash draw:name="Dashed_20__28_var_29__20_29" draw:display-name="Dashed (var) 29" draw:style="rect" draw:dots1="1" draw:dots1-length="63%" draw:distance="63%"/>
    <draw:stroke-dash draw:name="Dashed_20__28_var_29__20_30" draw:display-name="Dashed (var) 30" draw:style="rect" draw:dots1="1" draw:dots1-length="63%" draw:distance="63%"/>
    <draw:stroke-dash draw:name="Dashed_20__28_var_29__20_31" draw:display-name="Dashed (var) 31" draw:style="rect" draw:dots1="1" draw:dots1-length="63%" draw:distance="63%"/>
    <draw:stroke-dash draw:name="Dashed_20__28_var_29__20_32" draw:display-name="Dashed (var) 32" draw:style="rect" draw:dots1="1" draw:dots1-length="63%" draw:distance="63%"/>
    <draw:stroke-dash draw:name="Dashed_20__28_var_29__20_33" draw:display-name="Dashed (var) 33" draw:style="rect" draw:dots1="1" draw:dots1-length="63%" draw:distance="63%"/>
    <draw:stroke-dash draw:name="Dashed_20__28_var_29__20_34" draw:display-name="Dashed (var) 34" draw:style="rect" draw:dots1="1" draw:dots1-length="63%" draw:distance="63%"/>
    <draw:stroke-dash draw:name="Dashed_20__28_var_29__20_35" draw:display-name="Dashed (var) 35" draw:style="rect" draw:dots1="1" draw:distance="16%"/>
    <draw:stroke-dash draw:name="Dashed_20__28_var_29__20_36" draw:display-name="Dashed (var) 36" draw:style="rect" draw:dots1="1" draw:dots1-length="63%" draw:distance="63%"/>
    <draw:stroke-dash draw:name="Dashed_20__28_var_29__20_37" draw:display-name="Dashed (var) 37" draw:style="rect" draw:dots1="1" draw:dots1-length="63%" draw:distance="63%"/>
    <draw:stroke-dash draw:name="Dashed_20__28_var_29__20_38" draw:display-name="Dashed (var) 38" draw:style="rect" draw:dots1="1" draw:dots1-length="63%" draw:distance="63%"/>
    <draw:stroke-dash draw:name="Dashed_20__28_var_29__20_39" draw:display-name="Dashed (var) 39" draw:style="rect" draw:dots1="1" draw:dots1-length="63%" draw:distance="63%"/>
    <draw:stroke-dash draw:name="Dashed_20__28_var_29__20_4" draw:display-name="Dashed (var) 4" draw:style="rect" draw:dots1="1" draw:dots1-length="0.016cm" draw:dots2="1" draw:dots2-length="0.016cm" draw:distance="0.016cm"/>
    <draw:stroke-dash draw:name="Dashed_20__28_var_29__20_40" draw:display-name="Dashed (var) 40" draw:style="rect" draw:dots1="1" draw:dots1-length="63%" draw:distance="63%"/>
    <draw:stroke-dash draw:name="Dashed_20__28_var_29__20_41" draw:display-name="Dashed (var) 41" draw:style="rect" draw:dots1="1" draw:dots1-length="63%" draw:distance="63%"/>
    <draw:stroke-dash draw:name="Dashed_20__28_var_29__20_42" draw:display-name="Dashed (var) 42" draw:style="rect" draw:dots1="1" draw:dots1-length="63%" draw:distance="63%"/>
    <draw:stroke-dash draw:name="Dashed_20__28_var_29__20_43" draw:display-name="Dashed (var) 43" draw:style="rect" draw:dots1="1" draw:dots1-length="63%" draw:distance="63%"/>
    <draw:stroke-dash draw:name="Dashed_20__28_var_29__20_44" draw:display-name="Dashed (var) 44" draw:style="rect" draw:dots1="1" draw:dots1-length="63%" draw:distance="63%"/>
    <draw:stroke-dash draw:name="Dashed_20__28_var_29__20_45" draw:display-name="Dashed (var) 45" draw:style="rect" draw:dots1="1" draw:dots1-length="63%" draw:distance="63%"/>
    <draw:stroke-dash draw:name="Dashed_20__28_var_29__20_46" draw:display-name="Dashed (var) 46" draw:style="rect" draw:dots1="1" draw:dots1-length="63%" draw:distance="63%"/>
    <draw:stroke-dash draw:name="Dashed_20__28_var_29__20_47" draw:display-name="Dashed (var) 47" draw:style="rect" draw:dots1="1" draw:dots1-length="63%" draw:distance="63%"/>
    <draw:stroke-dash draw:name="Dashed_20__28_var_29__20_48" draw:display-name="Dashed (var) 48" draw:style="rect" draw:dots1="1" draw:dots1-length="63%" draw:distance="63%"/>
    <draw:stroke-dash draw:name="Dashed_20__28_var_29__20_49" draw:display-name="Dashed (var) 49" draw:style="rect" draw:dots1="1" draw:dots1-length="63%" draw:distance="63%"/>
    <draw:stroke-dash draw:name="Dashed_20__28_var_29__20_5" draw:display-name="Dashed (var) 5" draw:style="rect" draw:dots1="1" draw:dots1-length="63%" draw:distance="63%"/>
    <draw:stroke-dash draw:name="Dashed_20__28_var_29__20_50" draw:display-name="Dashed (var) 50" draw:style="rect" draw:dots1="1" draw:dots1-length="63%" draw:distance="63%"/>
    <draw:stroke-dash draw:name="Dashed_20__28_var_29__20_51" draw:display-name="Dashed (var) 51" draw:style="rect" draw:dots1="1" draw:dots1-length="63%" draw:distance="63%"/>
    <draw:stroke-dash draw:name="Dashed_20__28_var_29__20_52" draw:display-name="Dashed (var) 52" draw:style="rect" draw:dots1="1" draw:dots1-length="63%" draw:distance="63%"/>
    <draw:stroke-dash draw:name="Dashed_20__28_var_29__20_53" draw:display-name="Dashed (var) 53" draw:style="rect" draw:dots1="1" draw:dots1-length="63%" draw:distance="63%"/>
    <draw:stroke-dash draw:name="Dashed_20__28_var_29__20_54" draw:display-name="Dashed (var) 54" draw:style="rect" draw:dots1="1" draw:dots1-length="63%" draw:distance="63%"/>
    <draw:stroke-dash draw:name="Dashed_20__28_var_29__20_55" draw:display-name="Dashed (var) 55" draw:style="rect" draw:dots1="1" draw:dots1-length="63%" draw:distance="63%"/>
    <draw:stroke-dash draw:name="Dashed_20__28_var_29__20_56" draw:display-name="Dashed (var) 56" draw:style="rect" draw:dots1="1" draw:dots1-length="63%" draw:distance="63%"/>
    <draw:stroke-dash draw:name="Dashed_20__28_var_29__20_57" draw:display-name="Dashed (var) 57" draw:style="rect" draw:dots1="1" draw:dots1-length="63%" draw:distance="63%"/>
    <draw:stroke-dash draw:name="Dashed_20__28_var_29__20_58" draw:display-name="Dashed (var) 58" draw:style="rect" draw:dots1="1" draw:dots1-length="63%" draw:distance="63%"/>
    <draw:stroke-dash draw:name="Dashed_20__28_var_29__20_59" draw:display-name="Dashed (var) 59"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63%" draw:distance="63%"/>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anduan </meta:initial-creator>
    <meta:creation-date>2016-03-27T13:21:48.637205707</meta:creation-date>
    <dc:date>2016-04-02T21:15:53.775031400</dc:date>
    <dc:creator>duanduan </dc:creator>
    <meta:editing-duration>P2DT4H28M47S</meta:editing-duration>
    <meta:editing-cycles>48</meta:editing-cycles>
    <meta:generator>LibreOffice/4.4.7.2$Linux_X86_64 LibreOffice_project/40$Build-2</meta:generator>
    <meta:document-statistic meta:table-count="0" meta:image-count="0" meta:object-count="1" meta:page-count="13" meta:paragraph-count="39" meta:word-count="680" meta:character-count="1350" meta:non-whitespace-character-count="7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dp1" style:family="drawing-page"/>
  </office:automatic-styles>
  <office:body>
    <office:drawing>
      <draw:page draw:name="page1" draw:style-name="dp1" draw:master-page-name="Default"/>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思源黑体 CN Regular" style:font-size-asian="24pt" style:language-asian="zh" style:country-asian="CN" style:font-name-complex="思源黑体 CN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思源黑体 CN Regular" style:font-family-asian="'思源黑体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